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able-cell-properties fo:border="thin solid #000000" fo:background-color="#FFFF00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36"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37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38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36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36">
      <style:table-cell-properties fo:border="thin solid #000000" style:vertical-align="automatic" fo:background-color="#FFFF0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Excel_32_Built-in_32_Percent" style:data-style-name="N39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4.10104166666667cm"/>
    </style:style>
    <style:style style:name="co6" style:family="table-column">
      <style:table-column-properties fo:break-before="auto" style:column-width="2.56645833333333cm"/>
    </style:style>
    <style:style style:name="co7" style:family="table-column">
      <style:table-column-properties fo:break-before="auto" style:column-width="1.56104166666667cm"/>
    </style:style>
    <style:style style:name="co8" style:family="table-column">
      <style:table-column-properties fo:break-before="auto" style:column-width="2.48708333333333cm"/>
    </style:style>
    <style:style style:name="co9" style:family="table-column">
      <style:table-column-properties fo:break-before="auto" style:column-width="1.64041666666667cm"/>
    </style:style>
    <style:style style:name="co10" style:family="table-column">
      <style:table-column-properties fo:break-before="auto" style:column-width="1.24354166666667cm"/>
    </style:style>
    <style:style style:name="co11" style:family="table-column">
      <style:table-column-properties fo:break-before="auto" style:column-width="2.43416666666667cm"/>
    </style:style>
    <style:style style:name="co12" style:family="table-column">
      <style:table-column-properties fo:break-before="auto" style:column-width="2.301875cm"/>
    </style:style>
    <style:style style:name="co13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1__Giełda" table:style-name="ta1">
        <table:shapes>
          <draw:frame draw:z-index="1" draw:id="id0" draw:style-name="a0" draw:name="Wykres 1" svg:x="1.8666in" svg:y="0.25827in" svg:width="7.38937in" svg:height="4.4685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Indeks WIG</text:p>
          </table:table-cell>
          <table:table-cell table:number-columns-repeated="16382"/>
        </table:table-row>
        <table:table-row table:style-name="ro1">
          <table:table-cell office:value-type="date" office:date-value="2012-11-30T00:00:00" table:style-name="ce4">
            <text:p>2012-11-30</text:p>
          </table:table-cell>
          <table:table-cell office:value-type="float" office:value="47700.76" table:style-name="ce5">
            <text:p>47 700,76</text:p>
          </table:table-cell>
          <table:table-cell table:number-columns-repeated="16382"/>
        </table:table-row>
        <table:table-row table:style-name="ro1">
          <table:table-cell office:value-type="date" office:date-value="2012-11-29T00:00:00" table:style-name="ce4">
            <text:p>2012-11-29</text:p>
          </table:table-cell>
          <table:table-cell office:value-type="float" office:value="47911.46" table:style-name="ce5">
            <text:p>47 911,46</text:p>
          </table:table-cell>
          <table:table-cell table:number-columns-repeated="16382"/>
        </table:table-row>
        <table:table-row table:style-name="ro1">
          <table:table-cell office:value-type="date" office:date-value="2012-11-28T00:00:00" table:style-name="ce4">
            <text:p>2012-11-28</text:p>
          </table:table-cell>
          <table:table-cell office:value-type="float" office:value="47422.73" table:style-name="ce5">
            <text:p>47 422,73</text:p>
          </table:table-cell>
          <table:table-cell table:number-columns-repeated="16382"/>
        </table:table-row>
        <table:table-row table:style-name="ro1">
          <table:table-cell office:value-type="date" office:date-value="2012-11-27T00:00:00" table:style-name="ce4">
            <text:p>2012-11-27</text:p>
          </table:table-cell>
          <table:table-cell office:value-type="float" office:value="47596.12" table:style-name="ce5">
            <text:p>47 596,12</text:p>
          </table:table-cell>
          <table:table-cell table:number-columns-repeated="16382"/>
        </table:table-row>
        <table:table-row table:style-name="ro1">
          <table:table-cell office:value-type="date" office:date-value="2012-11-26T00:00:00" table:style-name="ce4">
            <text:p>2012-11-26</text:p>
          </table:table-cell>
          <table:table-cell office:value-type="float" office:value="47718.8" table:style-name="ce5">
            <text:p>47 718,80</text:p>
          </table:table-cell>
          <table:table-cell table:number-columns-repeated="16382"/>
        </table:table-row>
        <table:table-row table:style-name="ro1">
          <table:table-cell office:value-type="date" office:date-value="2012-11-23T00:00:00" table:style-name="ce4">
            <text:p>2012-11-23</text:p>
          </table:table-cell>
          <table:table-cell office:value-type="float" office:value="47693.24" table:style-name="ce5">
            <text:p>47 693,24</text:p>
          </table:table-cell>
          <table:table-cell table:number-columns-repeated="16382"/>
        </table:table-row>
        <table:table-row table:style-name="ro1">
          <table:table-cell office:value-type="date" office:date-value="2012-11-22T00:00:00" table:style-name="ce4">
            <text:p>2012-11-22</text:p>
          </table:table-cell>
          <table:table-cell office:value-type="float" office:value="47732.9" table:style-name="ce5">
            <text:p>47 732,90</text:p>
          </table:table-cell>
          <table:table-cell table:number-columns-repeated="16382"/>
        </table:table-row>
        <table:table-row table:style-name="ro1">
          <table:table-cell office:value-type="date" office:date-value="2012-11-21T00:00:00" table:style-name="ce4">
            <text:p>2012-11-21</text:p>
          </table:table-cell>
          <table:table-cell office:value-type="float" office:value="47363.9" table:style-name="ce5">
            <text:p>47 363,90</text:p>
          </table:table-cell>
          <table:table-cell table:number-columns-repeated="16382"/>
        </table:table-row>
        <table:table-row table:style-name="ro1">
          <table:table-cell office:value-type="date" office:date-value="2012-11-20T00:00:00" table:style-name="ce4">
            <text:p>2012-11-20</text:p>
          </table:table-cell>
          <table:table-cell office:value-type="float" office:value="47651.54" table:style-name="ce5">
            <text:p>47 651,54</text:p>
          </table:table-cell>
          <table:table-cell table:number-columns-repeated="16382"/>
        </table:table-row>
        <table:table-row table:style-name="ro1">
          <table:table-cell office:value-type="date" office:date-value="2012-11-19T00:00:00" table:style-name="ce4">
            <text:p>2012-11-19</text:p>
          </table:table-cell>
          <table:table-cell office:value-type="float" office:value="47516.86" table:style-name="ce5">
            <text:p>47 516,86</text:p>
          </table:table-cell>
          <table:table-cell table:number-columns-repeated="16382"/>
        </table:table-row>
        <table:table-row table:style-name="ro1">
          <table:table-cell office:value-type="date" office:date-value="2012-11-16T00:00:00" table:style-name="ce4">
            <text:p>2012-11-16</text:p>
          </table:table-cell>
          <table:table-cell office:value-type="float" office:value="47892.91" table:style-name="ce5">
            <text:p>47 892,91</text:p>
          </table:table-cell>
          <table:table-cell table:number-columns-repeated="16382"/>
        </table:table-row>
        <table:table-row table:style-name="ro1">
          <table:table-cell office:value-type="date" office:date-value="2012-11-15T00:00:00" table:style-name="ce4">
            <text:p>2012-11-15</text:p>
          </table:table-cell>
          <table:table-cell office:value-type="float" office:value="47637.57" table:style-name="ce5">
            <text:p>47 637,57</text:p>
          </table:table-cell>
          <table:table-cell table:number-columns-repeated="16382"/>
        </table:table-row>
        <table:table-row table:style-name="ro1">
          <table:table-cell office:value-type="date" office:date-value="2012-11-14T00:00:00" table:style-name="ce4">
            <text:p>2012-11-14</text:p>
          </table:table-cell>
          <table:table-cell office:value-type="float" office:value="47649.66" table:style-name="ce5">
            <text:p>47 649,66</text:p>
          </table:table-cell>
          <table:table-cell table:number-columns-repeated="16382"/>
        </table:table-row>
        <table:table-row table:style-name="ro1">
          <table:table-cell office:value-type="date" office:date-value="2012-11-13T00:00:00" table:style-name="ce4">
            <text:p>2012-11-13</text:p>
          </table:table-cell>
          <table:table-cell office:value-type="float" office:value="47510.17" table:style-name="ce5">
            <text:p>47 510,17</text:p>
          </table:table-cell>
          <table:table-cell table:number-columns-repeated="16382"/>
        </table:table-row>
        <table:table-row table:style-name="ro1">
          <table:table-cell office:value-type="date" office:date-value="2012-11-12T00:00:00" table:style-name="ce4">
            <text:p>2012-11-12</text:p>
          </table:table-cell>
          <table:table-cell office:value-type="float" office:value="47465.15" table:style-name="ce5">
            <text:p>47 465,15</text:p>
          </table:table-cell>
          <table:table-cell table:number-columns-repeated="16382"/>
        </table:table-row>
        <table:table-row table:style-name="ro1">
          <table:table-cell office:value-type="date" office:date-value="2012-11-09T00:00:00" table:style-name="ce4">
            <text:p>2012-11-09</text:p>
          </table:table-cell>
          <table:table-cell office:value-type="float" office:value="47554.07" table:style-name="ce5">
            <text:p>47 554,07</text:p>
          </table:table-cell>
          <table:table-cell table:number-columns-repeated="16382"/>
        </table:table-row>
        <table:table-row table:style-name="ro1">
          <table:table-cell office:value-type="date" office:date-value="2012-11-08T00:00:00" table:style-name="ce4">
            <text:p>2012-11-08</text:p>
          </table:table-cell>
          <table:table-cell office:value-type="float" office:value="47516.57" table:style-name="ce5">
            <text:p>47 516,57</text:p>
          </table:table-cell>
          <table:table-cell table:number-columns-repeated="16382"/>
        </table:table-row>
        <table:table-row table:style-name="ro1">
          <table:table-cell office:value-type="date" office:date-value="2012-11-07T00:00:00" table:style-name="ce4">
            <text:p>2012-11-07</text:p>
          </table:table-cell>
          <table:table-cell office:value-type="float" office:value="47348.160000000003" table:style-name="ce5">
            <text:p>47 348,16</text:p>
          </table:table-cell>
          <table:table-cell table:number-columns-repeated="16382"/>
        </table:table-row>
        <table:table-row table:style-name="ro1">
          <table:table-cell office:value-type="date" office:date-value="2012-11-06T00:00:00" table:style-name="ce4">
            <text:p>2012-11-06</text:p>
          </table:table-cell>
          <table:table-cell office:value-type="float" office:value="46868.43" table:style-name="ce5">
            <text:p>46 868,43</text:p>
          </table:table-cell>
          <table:table-cell table:number-columns-repeated="16382"/>
        </table:table-row>
        <table:table-row table:style-name="ro1">
          <table:table-cell office:value-type="date" office:date-value="2012-11-05T00:00:00" table:style-name="ce4">
            <text:p>2012-11-05</text:p>
          </table:table-cell>
          <table:table-cell office:value-type="float" office:value="46481.15" table:style-name="ce5">
            <text:p>46 481,15</text:p>
          </table:table-cell>
          <table:table-cell table:number-columns-repeated="16382"/>
        </table:table-row>
        <table:table-row table:style-name="ro1">
          <table:table-cell office:value-type="date" office:date-value="2012-11-02T00:00:00" table:style-name="ce4">
            <text:p>2012-11-02</text:p>
          </table:table-cell>
          <table:table-cell office:value-type="float" office:value="46145.34" table:style-name="ce5">
            <text:p>46 145,34</text:p>
          </table:table-cell>
          <table:table-cell table:number-columns-repeated="16382"/>
        </table:table-row>
        <table:table-row table:number-rows-repeated="1048554" table:style-name="ro1">
          <table:table-cell table:number-columns-repeated="16384"/>
        </table:table-row>
      </table:table>
      <table:table table:name="2__Wybory" table:style-name="ta1">
        <table:table-column table:style-name="co5" table:default-cell-style-name="ce3"/>
        <table:table-column table:style-name="co6" table:default-cell-style-name="ce3"/>
        <table:table-column table:style-name="co3" table:number-columns-repeated="1022" table:default-cell-style-name="ce3"/>
        <table:table-column table:style-name="co4" table:number-columns-repeated="15358" table:default-cell-style-name="ce1"/>
        <table:table-column table:style-name="co4" table:number-columns-repeated="2" table:default-cell-style-name="ce3"/>
        <table:table-row table:style-name="ro1">
          <table:table-cell office:value-type="string" table:style-name="ce2">
            <text:p>Kandydat</text:p>
          </table:table-cell>
          <table:table-cell office:value-type="string" table:style-name="ce2">
            <text:p>Liczba głosów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Janek Wiśniewski (1C)</text:p>
          </table:table-cell>
          <table:table-cell office:value-type="float" office:value="45" table:style-name="ce6">
            <text:p>45</text:p>
          </table:table-cell>
          <table:table-cell table:style-name="ce3">
            <draw:frame draw:z-index="1" draw:id="id1" draw:style-name="a1" draw:name="Wykres 3" svg:x="0.35in" svg:y="0.01667in" svg:width="7.31667in" svg:height="5.47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6">
            <text:p>Kasia Nowak (3B)</text:p>
          </table:table-cell>
          <table:table-cell office:value-type="float" office:value="32" table:style-name="ce6">
            <text:p>3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orota Kowalska (2A)</text:p>
          </table:table-cell>
          <table:table-cell office:value-type="float" office:value="116" table:style-name="ce6">
            <text:p>116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Marek Kowalski (2A)</text:p>
          </table:table-cell>
          <table:table-cell office:value-type="float" office:value="201" table:style-name="ce6">
            <text:p>201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3__Matematyczne_I" table:style-name="ta1">
        <table:table-column table:style-name="co3" table:number-columns-repeated="1024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table:style-name="ce3">
            <draw:frame draw:z-index="1" draw:id="id2" draw:style-name="a2" draw:name="Wykres 1" svg:x="0.525in" svg:y="0.2in" svg:width="9.04167in" svg:height="4.01667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float" office:value="-5" table:style-name="ce6">
            <text:p>-5</text:p>
          </table:table-cell>
          <table:table-cell office:value-type="float" office:value="4.1666666666666699E-2" table:style-name="ce6">
            <text:p>0,041666667</text:p>
          </table:table-cell>
          <table:table-cell table:number-columns-repeated="16382"/>
        </table:table-row>
        <table:table-row table:style-name="ro1">
          <table:table-cell office:value-type="float" office:value="-4.9000000000000004" table:style-name="ce6">
            <text:p>-4,9</text:p>
          </table:table-cell>
          <table:table-cell office:value-type="float" office:value="4.3459365493263798E-2" table:style-name="ce6">
            <text:p>0,043459365</text:p>
          </table:table-cell>
          <table:table-cell table:number-columns-repeated="16382"/>
        </table:table-row>
        <table:table-row table:style-name="ro1">
          <table:table-cell office:value-type="float" office:value="-4.8" table:style-name="ce6">
            <text:p>-4,8</text:p>
          </table:table-cell>
          <table:table-cell office:value-type="float" office:value="4.5372050816696902E-2" table:style-name="ce6">
            <text:p>0,045372051</text:p>
          </table:table-cell>
          <table:table-cell table:number-columns-repeated="16382"/>
        </table:table-row>
        <table:table-row table:style-name="ro1">
          <table:table-cell office:value-type="float" office:value="-4.7" table:style-name="ce6">
            <text:p>-4,7</text:p>
          </table:table-cell>
          <table:table-cell office:value-type="float" office:value="4.7415836889521099E-2" table:style-name="ce6">
            <text:p>0,047415837</text:p>
          </table:table-cell>
          <table:table-cell table:number-columns-repeated="16382"/>
        </table:table-row>
        <table:table-row table:style-name="ro1">
          <table:table-cell office:value-type="float" office:value="-4.5999999999999996" table:style-name="ce6">
            <text:p>-4,6</text:p>
          </table:table-cell>
          <table:table-cell office:value-type="float" office:value="4.96031746031746E-2" table:style-name="ce6">
            <text:p>0,049603175</text:p>
          </table:table-cell>
          <table:table-cell table:number-columns-repeated="16382"/>
        </table:table-row>
        <table:table-row table:style-name="ro1">
          <table:table-cell office:value-type="float" office:value="-4.5" table:style-name="ce6">
            <text:p>-4,5</text:p>
          </table:table-cell>
          <table:table-cell office:value-type="float" office:value="5.1948051948052E-2" table:style-name="ce6">
            <text:p>0,051948052</text:p>
          </table:table-cell>
          <table:table-cell table:number-columns-repeated="16382"/>
        </table:table-row>
        <table:table-row table:style-name="ro1">
          <table:table-cell office:value-type="float" office:value="-4.4000000000000004" table:style-name="ce6">
            <text:p>-4,4</text:p>
          </table:table-cell>
          <table:table-cell office:value-type="float" office:value="5.4466230936819203E-2" table:style-name="ce6">
            <text:p>0,054466231</text:p>
          </table:table-cell>
          <table:table-cell table:number-columns-repeated="16382"/>
        </table:table-row>
        <table:table-row table:style-name="ro1">
          <table:table-cell office:value-type="float" office:value="-4.3" table:style-name="ce6">
            <text:p>-4,3</text:p>
          </table:table-cell>
          <table:table-cell office:value-type="float" office:value="5.7175528873642099E-2" table:style-name="ce6">
            <text:p>0,057175529</text:p>
          </table:table-cell>
          <table:table-cell table:number-columns-repeated="16382"/>
        </table:table-row>
        <table:table-row table:style-name="ro1">
          <table:table-cell office:value-type="float" office:value="-4.2" table:style-name="ce6">
            <text:p>-4,2</text:p>
          </table:table-cell>
          <table:table-cell office:value-type="float" office:value="6.0096153846153799E-2" table:style-name="ce6">
            <text:p>0,060096154</text:p>
          </table:table-cell>
          <table:table-cell table:number-columns-repeated="16382"/>
        </table:table-row>
        <table:table-row table:style-name="ro1">
          <table:table-cell office:value-type="float" office:value="-4.0999999999999996" table:style-name="ce6">
            <text:p>-4,1</text:p>
          </table:table-cell>
          <table:table-cell office:value-type="float" office:value="6.3251106894370704E-2" table:style-name="ce6">
            <text:p>0,063251107</text:p>
          </table:table-cell>
          <table:table-cell table:number-columns-repeated="16382"/>
        </table:table-row>
        <table:table-row table:style-name="ro1">
          <table:table-cell office:value-type="float" office:value="-4" table:style-name="ce6">
            <text:p>-4</text:p>
          </table:table-cell>
          <table:table-cell office:value-type="float" office:value="6.6666666666666693E-2" table:style-name="ce6">
            <text:p>0,066666667</text:p>
          </table:table-cell>
          <table:table-cell table:number-columns-repeated="16382"/>
        </table:table-row>
        <table:table-row table:style-name="ro1">
          <table:table-cell office:value-type="float" office:value="-3.9" table:style-name="ce6">
            <text:p>-3,9</text:p>
          </table:table-cell>
          <table:table-cell office:value-type="float" office:value="7.0372976776917701E-2" table:style-name="ce6">
            <text:p>0,070372977</text:p>
          </table:table-cell>
          <table:table-cell table:number-columns-repeated="16382"/>
        </table:table-row>
        <table:table-row table:style-name="ro1">
          <table:table-cell office:value-type="float" office:value="-3.8" table:style-name="ce6">
            <text:p>-3,8</text:p>
          </table:table-cell>
          <table:table-cell office:value-type="float" office:value="7.4404761904761904E-2" table:style-name="ce6">
            <text:p>0,074404762</text:p>
          </table:table-cell>
          <table:table-cell table:number-columns-repeated="16382"/>
        </table:table-row>
        <table:table-row table:style-name="ro1">
          <table:table-cell office:value-type="float" office:value="-3.7" table:style-name="ce6">
            <text:p>-3,7</text:p>
          </table:table-cell>
          <table:table-cell office:value-type="float" office:value="7.8802206461780905E-2" table:style-name="ce6">
            <text:p>0,078802206</text:p>
          </table:table-cell>
          <table:table-cell table:number-columns-repeated="16382"/>
        </table:table-row>
        <table:table-row table:style-name="ro1">
          <table:table-cell office:value-type="float" office:value="-3.6" table:style-name="ce6">
            <text:p>-3,6</text:p>
          </table:table-cell>
          <table:table-cell office:value-type="float" office:value="8.3612040133779306E-2" table:style-name="ce6">
            <text:p>0,08361204</text:p>
          </table:table-cell>
          <table:table-cell table:number-columns-repeated="16382"/>
        </table:table-row>
        <table:table-row table:style-name="ro1">
          <table:table-cell office:value-type="float" office:value="-3.5000000000000102" table:style-name="ce6">
            <text:p>-3,5</text:p>
          </table:table-cell>
          <table:table-cell office:value-type="float" office:value="8.8888888888888296E-2" table:style-name="ce6">
            <text:p>0,088888889</text:p>
          </table:table-cell>
          <table:table-cell table:number-columns-repeated="16382"/>
        </table:table-row>
        <table:table-row table:style-name="ro1">
          <table:table-cell office:value-type="float" office:value="-3.4000000000000101" table:style-name="ce6">
            <text:p>-3,4</text:p>
          </table:table-cell>
          <table:table-cell office:value-type="float" office:value="9.4696969696969099E-2" table:style-name="ce6">
            <text:p>0,09469697</text:p>
          </table:table-cell>
          <table:table-cell table:number-columns-repeated="16382"/>
        </table:table-row>
        <table:table-row table:style-name="ro1">
          <table:table-cell office:value-type="float" office:value="-3.30000000000001" table:style-name="ce6">
            <text:p>-3,3</text:p>
          </table:table-cell>
          <table:table-cell office:value-type="float" office:value="0.101112234580384" table:style-name="ce6">
            <text:p>0,101112235</text:p>
          </table:table-cell>
          <table:table-cell table:number-columns-repeated="16382"/>
        </table:table-row>
        <table:table-row table:style-name="ro1">
          <table:table-cell office:value-type="float" office:value="-3.2000000000000099" table:style-name="ce6">
            <text:p>-3,2</text:p>
          </table:table-cell>
          <table:table-cell office:value-type="float" office:value="0.108225108225107" table:style-name="ce6">
            <text:p>0,108225108</text:p>
          </table:table-cell>
          <table:table-cell table:number-columns-repeated="16382"/>
        </table:table-row>
        <table:table-row table:style-name="ro1">
          <table:table-cell office:value-type="float" office:value="-3.1000000000000099" table:style-name="ce6">
            <text:p>-3,1</text:p>
          </table:table-cell>
          <table:table-cell office:value-type="float" office:value="0.11614401858304201" table:style-name="ce6">
            <text:p>0,116144019</text:p>
          </table:table-cell>
          <table:table-cell table:number-columns-repeated="16382"/>
        </table:table-row>
        <table:table-row table:style-name="ro1">
          <table:table-cell office:value-type="float" office:value="-3.0000000000000102" table:style-name="ce6">
            <text:p>-3</text:p>
          </table:table-cell>
          <table:table-cell office:value-type="float" office:value="0.124999999999999" table:style-name="ce6">
            <text:p>0,125</text:p>
          </table:table-cell>
          <table:table-cell table:number-columns-repeated="16382"/>
        </table:table-row>
        <table:table-row table:style-name="ro1">
          <table:table-cell office:value-type="float" office:value="-2.9000000000000101" table:style-name="ce6">
            <text:p>-2,9</text:p>
          </table:table-cell>
          <table:table-cell office:value-type="float" office:value="0.13495276653171301" table:style-name="ce6">
            <text:p>0,134952767</text:p>
          </table:table-cell>
          <table:table-cell table:number-columns-repeated="16382"/>
        </table:table-row>
        <table:table-row table:style-name="ro1">
          <table:table-cell office:value-type="float" office:value="-2.80000000000001" table:style-name="ce6">
            <text:p>-2,8</text:p>
          </table:table-cell>
          <table:table-cell office:value-type="float" office:value="0.146198830409356" table:style-name="ce6">
            <text:p>0,14619883</text:p>
          </table:table-cell>
          <table:table-cell table:number-columns-repeated="16382"/>
        </table:table-row>
        <table:table-row table:style-name="ro1">
          <table:table-cell office:value-type="float" office:value="-2.7000000000000099" table:style-name="ce6">
            <text:p>-2,7</text:p>
          </table:table-cell>
          <table:table-cell office:value-type="float" office:value="0.15898251192368701" table:style-name="ce6">
            <text:p>0,158982512</text:p>
          </table:table-cell>
          <table:table-cell table:number-columns-repeated="16382"/>
        </table:table-row>
        <table:table-row table:style-name="ro1">
          <table:table-cell office:value-type="float" office:value="-2.6000000000000099" table:style-name="ce6">
            <text:p>-2,6</text:p>
          </table:table-cell>
          <table:table-cell office:value-type="float" office:value="0.17361111111110999" table:style-name="ce6">
            <text:p>0,173611111</text:p>
          </table:table-cell>
          <table:table-cell table:number-columns-repeated="16382"/>
        </table:table-row>
        <table:table-row table:style-name="ro1">
          <table:table-cell office:value-type="float" office:value="-2.5000000000000102" table:style-name="ce6">
            <text:p>-2,5</text:p>
          </table:table-cell>
          <table:table-cell office:value-type="float" office:value="0.19047619047618899" table:style-name="ce6">
            <text:p>0,19047619</text:p>
          </table:table-cell>
          <table:table-cell table:number-columns-repeated="16382"/>
        </table:table-row>
        <table:table-row table:style-name="ro1">
          <table:table-cell office:value-type="float" office:value="-2.4000000000000101" table:style-name="ce6">
            <text:p>-2,4</text:p>
          </table:table-cell>
          <table:table-cell office:value-type="float" office:value="0.21008403361344299" table:style-name="ce6">
            <text:p>0,210084034</text:p>
          </table:table-cell>
          <table:table-cell table:number-columns-repeated="16382"/>
        </table:table-row>
        <table:table-row table:style-name="ro1">
          <table:table-cell office:value-type="float" office:value="-2.30000000000001" table:style-name="ce6">
            <text:p>-2,3</text:p>
          </table:table-cell>
          <table:table-cell office:value-type="float" office:value="0.23310023310023101" table:style-name="ce6">
            <text:p>0,233100233</text:p>
          </table:table-cell>
          <table:table-cell table:number-columns-repeated="16382"/>
        </table:table-row>
        <table:table-row table:style-name="ro1">
          <table:table-cell office:value-type="float" office:value="-2.2000000000000099" table:style-name="ce6">
            <text:p>-2,2</text:p>
          </table:table-cell>
          <table:table-cell office:value-type="float" office:value="0.26041666666666402" table:style-name="ce6">
            <text:p>0,260416667</text:p>
          </table:table-cell>
          <table:table-cell table:number-columns-repeated="16382"/>
        </table:table-row>
        <table:table-row table:style-name="ro1">
          <table:table-cell office:value-type="float" office:value="-2.1000000000000099" table:style-name="ce6">
            <text:p>-2,1</text:p>
          </table:table-cell>
          <table:table-cell office:value-type="float" office:value="0.29325513196480602" table:style-name="ce6">
            <text:p>0,293255132</text:p>
          </table:table-cell>
          <table:table-cell table:number-columns-repeated="16382"/>
        </table:table-row>
        <table:table-row table:style-name="ro1">
          <table:table-cell office:value-type="float" office:value="-2.0000000000000102" table:style-name="ce6">
            <text:p>-2</text:p>
          </table:table-cell>
          <table:table-cell office:value-type="float" office:value="0.33333333333332898" table:style-name="ce6">
            <text:p>0,333333333</text:p>
          </table:table-cell>
          <table:table-cell table:number-columns-repeated="16382"/>
        </table:table-row>
        <table:table-row table:style-name="ro1">
          <table:table-cell office:value-type="float" office:value="-1.9000000000000099" table:style-name="ce6">
            <text:p>-1,9</text:p>
          </table:table-cell>
          <table:table-cell office:value-type="float" office:value="0.38314176245210202" table:style-name="ce6">
            <text:p>0,383141762</text:p>
          </table:table-cell>
          <table:table-cell table:number-columns-repeated="16382"/>
        </table:table-row>
        <table:table-row table:style-name="ro1">
          <table:table-cell office:value-type="float" office:value="-1.80000000000001" table:style-name="ce6">
            <text:p>-1,8</text:p>
          </table:table-cell>
          <table:table-cell office:value-type="float" office:value="0.44642857142856401" table:style-name="ce6">
            <text:p>0,446428571</text:p>
          </table:table-cell>
          <table:table-cell table:number-columns-repeated="16382"/>
        </table:table-row>
        <table:table-row table:style-name="ro1">
          <table:table-cell office:value-type="float" office:value="-1.7000000000000099" table:style-name="ce6">
            <text:p>-1,7</text:p>
          </table:table-cell>
          <table:table-cell office:value-type="float" office:value="0.52910052910051997" table:style-name="ce6">
            <text:p>0,529100529</text:p>
          </table:table-cell>
          <table:table-cell table:number-columns-repeated="16382"/>
        </table:table-row>
        <table:table-row table:style-name="ro1">
          <table:table-cell office:value-type="float" office:value="-1.6000000000000101" table:style-name="ce6">
            <text:p>-1,6</text:p>
          </table:table-cell>
          <table:table-cell office:value-type="float" office:value="0.64102564102562798" table:style-name="ce6">
            <text:p>0,641025641</text:p>
          </table:table-cell>
          <table:table-cell table:number-columns-repeated="16382"/>
        </table:table-row>
        <table:table-row table:style-name="ro1">
          <table:table-cell office:value-type="float" office:value="-1.50000000000001" table:style-name="ce6">
            <text:p>-1,5</text:p>
          </table:table-cell>
          <table:table-cell office:value-type="float" office:value="0.79999999999998095" table:style-name="ce6">
            <text:p>0,8</text:p>
          </table:table-cell>
          <table:table-cell table:number-columns-repeated="16382"/>
        </table:table-row>
        <table:table-row table:style-name="ro1">
          <table:table-cell office:value-type="float" office:value="-1.4000000000000099" table:style-name="ce6">
            <text:p>-1,4</text:p>
          </table:table-cell>
          <table:table-cell office:value-type="float" office:value="1.0416666666666401" table:style-name="ce6">
            <text:p>1,041666667</text:p>
          </table:table-cell>
          <table:table-cell table:number-columns-repeated="16382"/>
        </table:table-row>
        <table:table-row table:style-name="ro1">
          <table:table-cell office:value-type="float" office:value="-1.30000000000001" table:style-name="ce6">
            <text:p>-1,3</text:p>
          </table:table-cell>
          <table:table-cell office:value-type="float" office:value="1.44927536231879" table:style-name="ce6">
            <text:p>1,449275362</text:p>
          </table:table-cell>
          <table:table-cell table:number-columns-repeated="16382"/>
        </table:table-row>
        <table:table-row table:style-name="ro1">
          <table:table-cell office:value-type="float" office:value="-1.2000000000000099" table:style-name="ce6">
            <text:p>-1,2</text:p>
          </table:table-cell>
          <table:table-cell office:value-type="float" office:value="2.2727272727271499" table:style-name="ce6">
            <text:p>2,272727273</text:p>
          </table:table-cell>
          <table:table-cell table:number-columns-repeated="16382"/>
        </table:table-row>
        <table:table-row table:style-name="ro1">
          <table:table-cell office:value-type="float" office:value="-1.1000000000000101" table:style-name="ce6">
            <text:p>-1,1</text:p>
          </table:table-cell>
          <table:table-cell office:value-type="float" office:value="4.76190476190426" table:style-name="ce6">
            <text:p>4,761904762</text:p>
          </table:table-cell>
          <table:table-cell table:number-columns-repeated="16382"/>
        </table:table-row>
        <table:table-row table:style-name="ro1">
          <table:table-cell table:number-columns-repeated="2" table:style-name="ce6"/>
          <table:table-cell table:number-columns-repeated="16382"/>
        </table:table-row>
        <table:table-row table:style-name="ro1">
          <table:table-cell office:value-type="float" office:value="-0.90000000000001001" table:style-name="ce6">
            <text:p>-0,9</text:p>
          </table:table-cell>
          <table:table-cell office:value-type="float" office:value="-5.2631578947373399" table:style-name="ce6">
            <text:p>-5,263157895</text:p>
          </table:table-cell>
          <table:table-cell table:number-columns-repeated="16382"/>
        </table:table-row>
        <table:table-row table:style-name="ro1">
          <table:table-cell office:value-type="float" office:value="-0.80000000000001004" table:style-name="ce6">
            <text:p>-0,8</text:p>
          </table:table-cell>
          <table:table-cell office:value-type="float" office:value="-2.7777777777778998" table:style-name="ce6">
            <text:p>-2,777777778</text:p>
          </table:table-cell>
          <table:table-cell table:number-columns-repeated="16382"/>
        </table:table-row>
        <table:table-row table:style-name="ro1">
          <table:table-cell office:value-type="float" office:value="-0.70000000000000995" table:style-name="ce6">
            <text:p>-0,7</text:p>
          </table:table-cell>
          <table:table-cell office:value-type="float" office:value="-1.9607843137255401" table:style-name="ce6">
            <text:p>-1,960784314</text:p>
          </table:table-cell>
          <table:table-cell table:number-columns-repeated="16382"/>
        </table:table-row>
        <table:table-row table:style-name="ro1">
          <table:table-cell office:value-type="float" office:value="-0.60000000000000997" table:style-name="ce6">
            <text:p>-0,6</text:p>
          </table:table-cell>
          <table:table-cell office:value-type="float" office:value="-1.56250000000003" table:style-name="ce6">
            <text:p>-1,5625</text:p>
          </table:table-cell>
          <table:table-cell table:number-columns-repeated="16382"/>
        </table:table-row>
        <table:table-row table:style-name="ro1">
          <table:table-cell office:value-type="float" office:value="-0.50000000000000899" table:style-name="ce6">
            <text:p>-0,5</text:p>
          </table:table-cell>
          <table:table-cell office:value-type="float" office:value="-1.3333333333333499" table:style-name="ce6">
            <text:p>-1,333333333</text:p>
          </table:table-cell>
          <table:table-cell table:number-columns-repeated="16382"/>
        </table:table-row>
        <table:table-row table:style-name="ro1">
          <table:table-cell office:value-type="float" office:value="-0.40000000000000902" table:style-name="ce6">
            <text:p>-0,4</text:p>
          </table:table-cell>
          <table:table-cell office:value-type="float" office:value="-1.1904761904762" table:style-name="ce6">
            <text:p>-1,19047619</text:p>
          </table:table-cell>
          <table:table-cell table:number-columns-repeated="16382"/>
        </table:table-row>
        <table:table-row table:style-name="ro1">
          <table:table-cell office:value-type="float" office:value="-0.30000000000000898" table:style-name="ce6">
            <text:p>-0,3</text:p>
          </table:table-cell>
          <table:table-cell office:value-type="float" office:value="-1.0989010989011101" table:style-name="ce6">
            <text:p>-1,098901099</text:p>
          </table:table-cell>
          <table:table-cell table:number-columns-repeated="16382"/>
        </table:table-row>
        <table:table-row table:style-name="ro1">
          <table:table-cell office:value-type="float" office:value="-0.200000000000009" table:style-name="ce6">
            <text:p>-0,2</text:p>
          </table:table-cell>
          <table:table-cell office:value-type="float" office:value="-1.0416666666666701" table:style-name="ce6">
            <text:p>-1,041666667</text:p>
          </table:table-cell>
          <table:table-cell table:number-columns-repeated="16382"/>
        </table:table-row>
        <table:table-row table:style-name="ro1">
          <table:table-cell office:value-type="float" office:value="-0.10000000000001" table:style-name="ce6">
            <text:p>-0,1</text:p>
          </table:table-cell>
          <table:table-cell office:value-type="float" office:value="-1.0101010101010099" table:style-name="ce6">
            <text:p>-1,01010101</text:p>
          </table:table-cell>
          <table:table-cell table:number-columns-repeated="16382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-1" table:style-name="ce6">
            <text:p>-1</text:p>
          </table:table-cell>
          <table:table-cell table:number-columns-repeated="16382"/>
        </table:table-row>
        <table:table-row table:style-name="ro1">
          <table:table-cell office:value-type="float" office:value="9.9999999999989903E-2" table:style-name="ce6">
            <text:p>0,1</text:p>
          </table:table-cell>
          <table:table-cell office:value-type="float" office:value="-1.0101010101010099" table:style-name="ce6">
            <text:p>-1,01010101</text:p>
          </table:table-cell>
          <table:table-cell table:number-columns-repeated="16382"/>
        </table:table-row>
        <table:table-row table:style-name="ro1">
          <table:table-cell office:value-type="float" office:value="0.19999999999998999" table:style-name="ce6">
            <text:p>0,2</text:p>
          </table:table-cell>
          <table:table-cell office:value-type="float" office:value="-1.0416666666666601" table:style-name="ce6">
            <text:p>-1,041666667</text:p>
          </table:table-cell>
          <table:table-cell table:number-columns-repeated="16382"/>
        </table:table-row>
        <table:table-row table:style-name="ro1">
          <table:table-cell office:value-type="float" office:value="0.29999999999999" table:style-name="ce6">
            <text:p>0,3</text:p>
          </table:table-cell>
          <table:table-cell office:value-type="float" office:value="-1.0989010989010899" table:style-name="ce6">
            <text:p>-1,098901099</text:p>
          </table:table-cell>
          <table:table-cell table:number-columns-repeated="16382"/>
        </table:table-row>
        <table:table-row table:style-name="ro1">
          <table:table-cell office:value-type="float" office:value="0.39999999999998997" table:style-name="ce6">
            <text:p>0,4</text:p>
          </table:table-cell>
          <table:table-cell office:value-type="float" office:value="-1.19047619047618" table:style-name="ce6">
            <text:p>-1,19047619</text:p>
          </table:table-cell>
          <table:table-cell table:number-columns-repeated="16382"/>
        </table:table-row>
        <table:table-row table:style-name="ro1">
          <table:table-cell office:value-type="float" office:value="0.49999999999999001" table:style-name="ce6">
            <text:p>0,5</text:p>
          </table:table-cell>
          <table:table-cell office:value-type="float" office:value="-1.3333333333333199" table:style-name="ce6">
            <text:p>-1,333333333</text:p>
          </table:table-cell>
          <table:table-cell table:number-columns-repeated="16382"/>
        </table:table-row>
        <table:table-row table:style-name="ro1">
          <table:table-cell office:value-type="float" office:value="0.59999999999998999" table:style-name="ce6">
            <text:p>0,6</text:p>
          </table:table-cell>
          <table:table-cell office:value-type="float" office:value="-1.56249999999997" table:style-name="ce6">
            <text:p>-1,5625</text:p>
          </table:table-cell>
          <table:table-cell table:number-columns-repeated="16382"/>
        </table:table-row>
        <table:table-row table:style-name="ro1">
          <table:table-cell office:value-type="float" office:value="0.69999999999998996" table:style-name="ce6">
            <text:p>0,7</text:p>
          </table:table-cell>
          <table:table-cell office:value-type="float" office:value="-1.9607843137254399" table:style-name="ce6">
            <text:p>-1,960784314</text:p>
          </table:table-cell>
          <table:table-cell table:number-columns-repeated="16382"/>
        </table:table-row>
        <table:table-row table:style-name="ro1">
          <table:table-cell office:value-type="float" office:value="0.79999999999999005" table:style-name="ce6">
            <text:p>0,8</text:p>
          </table:table-cell>
          <table:table-cell office:value-type="float" office:value="-2.77777777777766" table:style-name="ce6">
            <text:p>-2,777777778</text:p>
          </table:table-cell>
          <table:table-cell table:number-columns-repeated="16382"/>
        </table:table-row>
        <table:table-row table:style-name="ro1">
          <table:table-cell office:value-type="float" office:value="0.89999999999999003" table:style-name="ce6">
            <text:p>0,9</text:p>
          </table:table-cell>
          <table:table-cell office:value-type="float" office:value="-5.2631578947363504" table:style-name="ce6">
            <text:p>-5,263157895</text:p>
          </table:table-cell>
          <table:table-cell table:number-columns-repeated="16382"/>
        </table:table-row>
        <table:table-row table:style-name="ro1">
          <table:table-cell table:number-columns-repeated="2" table:style-name="ce6"/>
          <table:table-cell table:number-columns-repeated="16382"/>
        </table:table-row>
        <table:table-row table:style-name="ro1">
          <table:table-cell office:value-type="float" office:value="1.0999999999999901" table:style-name="ce6">
            <text:p>1,1</text:p>
          </table:table-cell>
          <table:table-cell office:value-type="float" office:value="4.7619047619052601" table:style-name="ce6">
            <text:p>4,761904762</text:p>
          </table:table-cell>
          <table:table-cell table:number-columns-repeated="16382"/>
        </table:table-row>
        <table:table-row table:style-name="ro1">
          <table:table-cell office:value-type="float" office:value="1.19999999999999" table:style-name="ce6">
            <text:p>1,2</text:p>
          </table:table-cell>
          <table:table-cell office:value-type="float" office:value="2.2727272727273999" table:style-name="ce6">
            <text:p>2,272727273</text:p>
          </table:table-cell>
          <table:table-cell table:number-columns-repeated="16382"/>
        </table:table-row>
        <table:table-row table:style-name="ro1">
          <table:table-cell office:value-type="float" office:value="1.2999999999999901" table:style-name="ce6">
            <text:p>1,3</text:p>
          </table:table-cell>
          <table:table-cell office:value-type="float" office:value="1.4492753623188901" table:style-name="ce6">
            <text:p>1,449275362</text:p>
          </table:table-cell>
          <table:table-cell table:number-columns-repeated="16382"/>
        </table:table-row>
        <table:table-row table:style-name="ro1">
          <table:table-cell office:value-type="float" office:value="1.3999999999999899" table:style-name="ce6">
            <text:p>1,4</text:p>
          </table:table-cell>
          <table:table-cell office:value-type="float" office:value="1.0416666666667" table:style-name="ce6">
            <text:p>1,041666667</text:p>
          </table:table-cell>
          <table:table-cell table:number-columns-repeated="16382"/>
        </table:table-row>
        <table:table-row table:style-name="ro1">
          <table:table-cell office:value-type="float" office:value="1.49999999999999" table:style-name="ce6">
            <text:p>1,5</text:p>
          </table:table-cell>
          <table:table-cell office:value-type="float" office:value="0.80000000000001903" table:style-name="ce6">
            <text:p>0,8</text:p>
          </table:table-cell>
          <table:table-cell table:number-columns-repeated="16382"/>
        </table:table-row>
        <table:table-row table:style-name="ro1">
          <table:table-cell office:value-type="float" office:value="1.5999999999999901" table:style-name="ce6">
            <text:p>1,6</text:p>
          </table:table-cell>
          <table:table-cell office:value-type="float" office:value="0.64102564102565396" table:style-name="ce6">
            <text:p>0,641025641</text:p>
          </table:table-cell>
          <table:table-cell table:number-columns-repeated="16382"/>
        </table:table-row>
        <table:table-row table:style-name="ro1">
          <table:table-cell office:value-type="float" office:value="1.69999999999999" table:style-name="ce6">
            <text:p>1,7</text:p>
          </table:table-cell>
          <table:table-cell office:value-type="float" office:value="0.52910052910053895" table:style-name="ce6">
            <text:p>0,529100529</text:p>
          </table:table-cell>
          <table:table-cell table:number-columns-repeated="16382"/>
        </table:table-row>
        <table:table-row table:style-name="ro1">
          <table:table-cell office:value-type="float" office:value="1.7999999999999901" table:style-name="ce6">
            <text:p>1,8</text:p>
          </table:table-cell>
          <table:table-cell office:value-type="float" office:value="0.446428571428579" table:style-name="ce6">
            <text:p>0,446428571</text:p>
          </table:table-cell>
          <table:table-cell table:number-columns-repeated="16382"/>
        </table:table-row>
        <table:table-row table:style-name="ro1">
          <table:table-cell office:value-type="float" office:value="1.8999999999999899" table:style-name="ce6">
            <text:p>1,9</text:p>
          </table:table-cell>
          <table:table-cell office:value-type="float" office:value="0.38314176245211301" table:style-name="ce6">
            <text:p>0,383141762</text:p>
          </table:table-cell>
          <table:table-cell table:number-columns-repeated="16382"/>
        </table:table-row>
        <table:table-row table:style-name="ro1">
          <table:table-cell office:value-type="float" office:value="1.99999999999999" table:style-name="ce6">
            <text:p>2</text:p>
          </table:table-cell>
          <table:table-cell office:value-type="float" office:value="0.33333333333333798" table:style-name="ce6">
            <text:p>0,333333333</text:p>
          </table:table-cell>
          <table:table-cell table:number-columns-repeated="16382"/>
        </table:table-row>
        <table:table-row table:style-name="ro1">
          <table:table-cell office:value-type="float" office:value="2.0999999999999899" table:style-name="ce6">
            <text:p>2,1</text:p>
          </table:table-cell>
          <table:table-cell office:value-type="float" office:value="0.29325513196481301" table:style-name="ce6">
            <text:p>0,293255132</text:p>
          </table:table-cell>
          <table:table-cell table:number-columns-repeated="16382"/>
        </table:table-row>
        <table:table-row table:style-name="ro1">
          <table:table-cell office:value-type="float" office:value="2.19999999999999" table:style-name="ce6">
            <text:p>2,2</text:p>
          </table:table-cell>
          <table:table-cell office:value-type="float" office:value="0.26041666666667002" table:style-name="ce6">
            <text:p>0,260416667</text:p>
          </table:table-cell>
          <table:table-cell table:number-columns-repeated="16382"/>
        </table:table-row>
        <table:table-row table:style-name="ro1">
          <table:table-cell office:value-type="float" office:value="2.2999999999999901" table:style-name="ce6">
            <text:p>2,3</text:p>
          </table:table-cell>
          <table:table-cell office:value-type="float" office:value="0.233100233100236" table:style-name="ce6">
            <text:p>0,233100233</text:p>
          </table:table-cell>
          <table:table-cell table:number-columns-repeated="16382"/>
        </table:table-row>
        <table:table-row table:style-name="ro1">
          <table:table-cell office:value-type="float" office:value="2.3999999999999901" table:style-name="ce6">
            <text:p>2,4</text:p>
          </table:table-cell>
          <table:table-cell office:value-type="float" office:value="0.21008403361344699" table:style-name="ce6">
            <text:p>0,210084034</text:p>
          </table:table-cell>
          <table:table-cell table:number-columns-repeated="16382"/>
        </table:table-row>
        <table:table-row table:style-name="ro1">
          <table:table-cell office:value-type="float" office:value="2.4999999999999898" table:style-name="ce6">
            <text:p>2,5</text:p>
          </table:table-cell>
          <table:table-cell office:value-type="float" office:value="0.19047619047619199" table:style-name="ce6">
            <text:p>0,19047619</text:p>
          </table:table-cell>
          <table:table-cell table:number-columns-repeated="16382"/>
        </table:table-row>
        <table:table-row table:style-name="ro1">
          <table:table-cell office:value-type="float" office:value="2.5999999999999899" table:style-name="ce6">
            <text:p>2,6</text:p>
          </table:table-cell>
          <table:table-cell office:value-type="float" office:value="0.17361111111111299" table:style-name="ce6">
            <text:p>0,173611111</text:p>
          </table:table-cell>
          <table:table-cell table:number-columns-repeated="16382"/>
        </table:table-row>
        <table:table-row table:style-name="ro1">
          <table:table-cell office:value-type="float" office:value="2.69999999999999" table:style-name="ce6">
            <text:p>2,7</text:p>
          </table:table-cell>
          <table:table-cell office:value-type="float" office:value="0.15898251192369001" table:style-name="ce6">
            <text:p>0,158982512</text:p>
          </table:table-cell>
          <table:table-cell table:number-columns-repeated="16382"/>
        </table:table-row>
        <table:table-row table:style-name="ro1">
          <table:table-cell office:value-type="float" office:value="2.7999999999999901" table:style-name="ce6">
            <text:p>2,8</text:p>
          </table:table-cell>
          <table:table-cell office:value-type="float" office:value="0.14619883040935799" table:style-name="ce6">
            <text:p>0,14619883</text:p>
          </table:table-cell>
          <table:table-cell table:number-columns-repeated="16382"/>
        </table:table-row>
        <table:table-row table:style-name="ro1">
          <table:table-cell office:value-type="float" office:value="2.8999999999999901" table:style-name="ce6">
            <text:p>2,9</text:p>
          </table:table-cell>
          <table:table-cell office:value-type="float" office:value="0.13495276653171501" table:style-name="ce6">
            <text:p>0,134952767</text:p>
          </table:table-cell>
          <table:table-cell table:number-columns-repeated="16382"/>
        </table:table-row>
        <table:table-row table:style-name="ro1">
          <table:table-cell office:value-type="float" office:value="2.9999999999999898" table:style-name="ce6">
            <text:p>3</text:p>
          </table:table-cell>
          <table:table-cell office:value-type="float" office:value="0.125000000000001" table:style-name="ce6">
            <text:p>0,125</text:p>
          </table:table-cell>
          <table:table-cell table:number-columns-repeated="16382"/>
        </table:table-row>
        <table:table-row table:style-name="ro1">
          <table:table-cell office:value-type="float" office:value="3.0999999999999899" table:style-name="ce6">
            <text:p>3,1</text:p>
          </table:table-cell>
          <table:table-cell office:value-type="float" office:value="0.116144018583044" table:style-name="ce6">
            <text:p>0,116144019</text:p>
          </table:table-cell>
          <table:table-cell table:number-columns-repeated="16382"/>
        </table:table-row>
        <table:table-row table:style-name="ro1">
          <table:table-cell office:value-type="float" office:value="3.19999999999999" table:style-name="ce6">
            <text:p>3,2</text:p>
          </table:table-cell>
          <table:table-cell office:value-type="float" office:value="0.108225108225109" table:style-name="ce6">
            <text:p>0,108225108</text:p>
          </table:table-cell>
          <table:table-cell table:number-columns-repeated="16382"/>
        </table:table-row>
        <table:table-row table:style-name="ro1">
          <table:table-cell office:value-type="float" office:value="3.2999999999999901" table:style-name="ce6">
            <text:p>3,3</text:p>
          </table:table-cell>
          <table:table-cell office:value-type="float" office:value="0.101112234580385" table:style-name="ce6">
            <text:p>0,101112235</text:p>
          </table:table-cell>
          <table:table-cell table:number-columns-repeated="16382"/>
        </table:table-row>
        <table:table-row table:style-name="ro1">
          <table:table-cell office:value-type="float" office:value="3.3999999999999901" table:style-name="ce6">
            <text:p>3,4</text:p>
          </table:table-cell>
          <table:table-cell office:value-type="float" office:value="9.4696969696970307E-2" table:style-name="ce6">
            <text:p>0,09469697</text:p>
          </table:table-cell>
          <table:table-cell table:number-columns-repeated="16382"/>
        </table:table-row>
        <table:table-row table:style-name="ro1">
          <table:table-cell office:value-type="float" office:value="3.4999999999999898" table:style-name="ce6">
            <text:p>3,5</text:p>
          </table:table-cell>
          <table:table-cell office:value-type="float" office:value="8.8888888888889406E-2" table:style-name="ce6">
            <text:p>0,088888889</text:p>
          </table:table-cell>
          <table:table-cell table:number-columns-repeated="16382"/>
        </table:table-row>
        <table:table-row table:style-name="ro1">
          <table:table-cell office:value-type="float" office:value="3.5999999999999899" table:style-name="ce6">
            <text:p>3,6</text:p>
          </table:table-cell>
          <table:table-cell office:value-type="float" office:value="8.3612040133779805E-2" table:style-name="ce6">
            <text:p>0,08361204</text:p>
          </table:table-cell>
          <table:table-cell table:number-columns-repeated="16382"/>
        </table:table-row>
        <table:table-row table:style-name="ro1">
          <table:table-cell office:value-type="float" office:value="3.69999999999999" table:style-name="ce6">
            <text:p>3,7</text:p>
          </table:table-cell>
          <table:table-cell office:value-type="float" office:value="7.8802206461781404E-2" table:style-name="ce6">
            <text:p>0,078802206</text:p>
          </table:table-cell>
          <table:table-cell table:number-columns-repeated="16382"/>
        </table:table-row>
        <table:table-row table:style-name="ro1">
          <table:table-cell office:value-type="float" office:value="3.7999999999999901" table:style-name="ce6">
            <text:p>3,8</text:p>
          </table:table-cell>
          <table:table-cell office:value-type="float" office:value="7.4404761904762307E-2" table:style-name="ce6">
            <text:p>0,074404762</text:p>
          </table:table-cell>
          <table:table-cell table:number-columns-repeated="16382"/>
        </table:table-row>
        <table:table-row table:style-name="ro1">
          <table:table-cell office:value-type="float" office:value="3.8999999999999901" table:style-name="ce6">
            <text:p>3,9</text:p>
          </table:table-cell>
          <table:table-cell office:value-type="float" office:value="7.0372976776918006E-2" table:style-name="ce6">
            <text:p>0,070372977</text:p>
          </table:table-cell>
          <table:table-cell table:number-columns-repeated="16382"/>
        </table:table-row>
        <table:table-row table:style-name="ro1">
          <table:table-cell office:value-type="float" office:value="3.9999999999999898" table:style-name="ce6">
            <text:p>4</text:p>
          </table:table-cell>
          <table:table-cell office:value-type="float" office:value="6.6666666666666999E-2" table:style-name="ce6">
            <text:p>0,066666667</text:p>
          </table:table-cell>
          <table:table-cell table:number-columns-repeated="16382"/>
        </table:table-row>
        <table:table-row table:style-name="ro1">
          <table:table-cell office:value-type="float" office:value="4.0999999999999899" table:style-name="ce6">
            <text:p>4,1</text:p>
          </table:table-cell>
          <table:table-cell office:value-type="float" office:value="6.3251106894370995E-2" table:style-name="ce6">
            <text:p>0,063251107</text:p>
          </table:table-cell>
          <table:table-cell table:number-columns-repeated="16382"/>
        </table:table-row>
        <table:table-row table:style-name="ro1">
          <table:table-cell office:value-type="float" office:value="4.1999999999999904" table:style-name="ce6">
            <text:p>4,2</text:p>
          </table:table-cell>
          <table:table-cell office:value-type="float" office:value="6.0096153846154098E-2" table:style-name="ce6">
            <text:p>0,060096154</text:p>
          </table:table-cell>
          <table:table-cell table:number-columns-repeated="16382"/>
        </table:table-row>
        <table:table-row table:style-name="ro1">
          <table:table-cell office:value-type="float" office:value="4.2999999999999901" table:style-name="ce6">
            <text:p>4,3</text:p>
          </table:table-cell>
          <table:table-cell office:value-type="float" office:value="5.7175528873642398E-2" table:style-name="ce6">
            <text:p>0,057175529</text:p>
          </table:table-cell>
          <table:table-cell table:number-columns-repeated="16382"/>
        </table:table-row>
        <table:table-row table:style-name="ro1">
          <table:table-cell office:value-type="float" office:value="4.4000000000000004" table:style-name="ce6">
            <text:p>4,4</text:p>
          </table:table-cell>
          <table:table-cell office:value-type="float" office:value="5.4466230936819203E-2" table:style-name="ce6">
            <text:p>0,054466231</text:p>
          </table:table-cell>
          <table:table-cell table:number-columns-repeated="16382"/>
        </table:table-row>
        <table:table-row table:style-name="ro1">
          <table:table-cell office:value-type="float" office:value="4.4999999999999902" table:style-name="ce6">
            <text:p>4,5</text:p>
          </table:table-cell>
          <table:table-cell office:value-type="float" office:value="5.1948051948052201E-2" table:style-name="ce6">
            <text:p>0,051948052</text:p>
          </table:table-cell>
          <table:table-cell table:number-columns-repeated="16382"/>
        </table:table-row>
        <table:table-row table:style-name="ro1">
          <table:table-cell office:value-type="float" office:value="4.5999999999999899" table:style-name="ce6">
            <text:p>4,6</text:p>
          </table:table-cell>
          <table:table-cell office:value-type="float" office:value="4.9603174603174802E-2" table:style-name="ce6">
            <text:p>0,049603175</text:p>
          </table:table-cell>
          <table:table-cell table:number-columns-repeated="16382"/>
        </table:table-row>
        <table:table-row table:style-name="ro1">
          <table:table-cell office:value-type="float" office:value="4.7" table:style-name="ce6">
            <text:p>4,7</text:p>
          </table:table-cell>
          <table:table-cell office:value-type="float" office:value="4.7415836889521099E-2" table:style-name="ce6">
            <text:p>0,047415837</text:p>
          </table:table-cell>
          <table:table-cell table:number-columns-repeated="16382"/>
        </table:table-row>
        <table:table-row table:style-name="ro1">
          <table:table-cell office:value-type="float" office:value="4.8" table:style-name="ce6">
            <text:p>4,8</text:p>
          </table:table-cell>
          <table:table-cell office:value-type="float" office:value="4.5372050816696902E-2" table:style-name="ce6">
            <text:p>0,045372051</text:p>
          </table:table-cell>
          <table:table-cell table:number-columns-repeated="16382"/>
        </table:table-row>
        <table:table-row table:style-name="ro1">
          <table:table-cell office:value-type="float" office:value="4.9000000000000004" table:style-name="ce6">
            <text:p>4,9</text:p>
          </table:table-cell>
          <table:table-cell office:value-type="float" office:value="4.3459365493263798E-2" table:style-name="ce6">
            <text:p>0,043459365</text:p>
          </table:table-cell>
          <table:table-cell table:number-columns-repeated="16382"/>
        </table:table-row>
        <table:table-row table:style-name="ro1">
          <table:table-cell office:value-type="float" office:value="4.9999999999999902" table:style-name="ce6">
            <text:p>5</text:p>
          </table:table-cell>
          <table:table-cell office:value-type="float" office:value="4.1666666666666803E-2" table:style-name="ce6">
            <text:p>0,041666667</text:p>
          </table:table-cell>
          <table:table-cell table:number-columns-repeated="16382"/>
        </table:table-row>
        <table:table-row table:number-rows-repeated="1048474" table:style-name="ro1">
          <table:table-cell table:number-columns-repeated="16384"/>
        </table:table-row>
      </table:table>
      <table:table table:name="4__Matematyczne_II" table:style-name="ta1">
        <table:table-column table:style-name="co7" table:default-cell-style-name="ce3"/>
        <table:table-column table:style-name="co8" table:number-columns-repeated="3" table:default-cell-style-name="ce3"/>
        <table:table-column table:style-name="co3" table:number-columns-repeated="1020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7">
            <text:p>x</text:p>
          </table:table-cell>
          <table:table-cell office:value-type="string" table:style-name="ce7">
            <text:p>y = sin(x)</text:p>
          </table:table-cell>
          <table:table-cell office:value-type="string" table:style-name="ce7">
            <text:p>y = sin(3x)</text:p>
          </table:table-cell>
          <table:table-cell office:value-type="string" table:style-name="ce7">
            <text:p>y = 3sin(x)</text:p>
          </table:table-cell>
          <table:table-cell table:number-columns-repeated="16380"/>
        </table:table-row>
        <table:table-row table:style-name="ro1">
          <table:table-cell office:value-type="float" office:value="-360" table:style-name="ce6">
            <text:p>-360</text:p>
          </table:table-cell>
          <table:table-cell office:value-type="float" office:value="2.45029690981724E-16" table:formula="msoxl:=SIN(A2*PI()/180)" table:style-name="ce6">
            <text:p>2,4503E-16</text:p>
          </table:table-cell>
          <table:table-cell office:value-type="float" office:value="7.3508907294517201E-16" table:formula="msoxl:=SIN(3*A2*PI()/180)" table:style-name="ce6">
            <text:p>7,35089E-16</text:p>
          </table:table-cell>
          <table:table-cell office:value-type="float" office:value="7.3508907294517201E-16" table:formula="msoxl:=3*SIN(A2*PI()/180)" table:style-name="ce6">
            <text:p>7,35089E-16</text:p>
          </table:table-cell>
          <table:table-cell/>
          <table:table-cell table:style-name="ce3">
            <draw:frame draw:z-index="1" draw:id="id3" draw:style-name="a3" draw:name="Wykres 6" svg:x="0.00833in" svg:y="0.00417in" svg:width="8.55834in" svg:height="3.95416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-355" table:style-name="ce6">
            <text:p>-355</text:p>
          </table:table-cell>
          <table:table-cell office:value-type="float" office:value="8.7155742747658319E-2" table:formula="msoxl:=SIN(A3*PI()/180)" table:style-name="ce6">
            <text:p>0,087155743</text:p>
          </table:table-cell>
          <table:table-cell office:value-type="float" office:value="0.2588190451025229" table:formula="msoxl:=SIN(3*A3*PI()/180)" table:style-name="ce6">
            <text:p>0,258819045</text:p>
          </table:table-cell>
          <table:table-cell office:value-type="float" office:value="0.26146722824297497" table:formula="msoxl:=3*SIN(A3*PI()/180)" table:style-name="ce6">
            <text:p>0,261467228</text:p>
          </table:table-cell>
          <table:table-cell table:number-columns-repeated="16380"/>
        </table:table-row>
        <table:table-row table:style-name="ro1">
          <table:table-cell office:value-type="float" office:value="-350" table:style-name="ce6">
            <text:p>-350</text:p>
          </table:table-cell>
          <table:table-cell office:value-type="float" office:value="0.17364817766693127" table:formula="msoxl:=SIN(A4*PI()/180)" table:style-name="ce6">
            <text:p>0,173648178</text:p>
          </table:table-cell>
          <table:table-cell office:value-type="float" office:value="0.50000000000000011" table:formula="msoxl:=SIN(3*A4*PI()/180)" table:style-name="ce6">
            <text:p>0,5</text:p>
          </table:table-cell>
          <table:table-cell office:value-type="float" office:value="0.5209445330007938" table:formula="msoxl:=3*SIN(A4*PI()/180)" table:style-name="ce6">
            <text:p>0,520944533</text:p>
          </table:table-cell>
          <table:table-cell table:number-columns-repeated="16380"/>
        </table:table-row>
        <table:table-row table:style-name="ro1">
          <table:table-cell office:value-type="float" office:value="-345" table:style-name="ce6">
            <text:p>-345</text:p>
          </table:table-cell>
          <table:table-cell office:value-type="float" office:value="0.25881904510252068" table:formula="msoxl:=SIN(A5*PI()/180)" table:style-name="ce6">
            <text:p>0,258819045</text:p>
          </table:table-cell>
          <table:table-cell office:value-type="float" office:value="0.70710678118654868" table:formula="msoxl:=SIN(3*A5*PI()/180)" table:style-name="ce6">
            <text:p>0,707106781</text:p>
          </table:table-cell>
          <table:table-cell office:value-type="float" office:value="0.776457135307562" table:formula="msoxl:=3*SIN(A5*PI()/180)" table:style-name="ce6">
            <text:p>0,776457135</text:p>
          </table:table-cell>
          <table:table-cell table:number-columns-repeated="16380"/>
        </table:table-row>
        <table:table-row table:style-name="ro1">
          <table:table-cell office:value-type="float" office:value="-340" table:style-name="ce6">
            <text:p>-340</text:p>
          </table:table-cell>
          <table:table-cell office:value-type="float" office:value="0.3420201433256686" table:formula="msoxl:=SIN(A6*PI()/180)" table:style-name="ce6">
            <text:p>0,342020143</text:p>
          </table:table-cell>
          <table:table-cell office:value-type="float" office:value="0.86602540378443837" table:formula="msoxl:=SIN(3*A6*PI()/180)" table:style-name="ce6">
            <text:p>0,866025404</text:p>
          </table:table-cell>
          <table:table-cell office:value-type="float" office:value="1.0260604299770058" table:formula="msoxl:=3*SIN(A6*PI()/180)" table:style-name="ce6">
            <text:p>1,02606043</text:p>
          </table:table-cell>
          <table:table-cell table:number-columns-repeated="16380"/>
        </table:table-row>
        <table:table-row table:style-name="ro1">
          <table:table-cell office:value-type="float" office:value="-335" table:style-name="ce6">
            <text:p>-335</text:p>
          </table:table-cell>
          <table:table-cell office:value-type="float" office:value="0.4226182617407" table:formula="msoxl:=SIN(A7*PI()/180)" table:style-name="ce6">
            <text:p>0,422618262</text:p>
          </table:table-cell>
          <table:table-cell office:value-type="float" office:value="0.96592582628906853" table:formula="msoxl:=SIN(3*A7*PI()/180)" table:style-name="ce6">
            <text:p>0,965925826</text:p>
          </table:table-cell>
          <table:table-cell office:value-type="float" office:value="1.2678547852221" table:formula="msoxl:=3*SIN(A7*PI()/180)" table:style-name="ce6">
            <text:p>1,267854785</text:p>
          </table:table-cell>
          <table:table-cell table:number-columns-repeated="16380"/>
        </table:table-row>
        <table:table-row table:style-name="ro1">
          <table:table-cell office:value-type="float" office:value="-330" table:style-name="ce6">
            <text:p>-330</text:p>
          </table:table-cell>
          <table:table-cell office:value-type="float" office:value="0.50000000000000044" table:formula="msoxl:=SIN(A8*PI()/180)" table:style-name="ce6">
            <text:p>0,5</text:p>
          </table:table-cell>
          <table:table-cell office:value-type="float" office:value="1" table:formula="msoxl:=SIN(3*A8*PI()/180)" table:style-name="ce6">
            <text:p>1</text:p>
          </table:table-cell>
          <table:table-cell office:value-type="float" office:value="1.5000000000000013" table:formula="msoxl:=3*SIN(A8*PI()/180)" table:style-name="ce6">
            <text:p>1,5</text:p>
          </table:table-cell>
          <table:table-cell table:number-columns-repeated="16380"/>
        </table:table-row>
        <table:table-row table:style-name="ro1">
          <table:table-cell office:value-type="float" office:value="-325" table:style-name="ce6">
            <text:p>-325</text:p>
          </table:table-cell>
          <table:table-cell office:value-type="float" office:value="0.57357643635104649" table:formula="msoxl:=SIN(A9*PI()/180)" table:style-name="ce6">
            <text:p>0,573576436</text:p>
          </table:table-cell>
          <table:table-cell office:value-type="float" office:value="0.9659258262890682" table:formula="msoxl:=SIN(3*A9*PI()/180)" table:style-name="ce6">
            <text:p>0,965925826</text:p>
          </table:table-cell>
          <table:table-cell office:value-type="float" office:value="1.7207293090531395" table:formula="msoxl:=3*SIN(A9*PI()/180)" table:style-name="ce6">
            <text:p>1,720729309</text:p>
          </table:table-cell>
          <table:table-cell table:number-columns-repeated="16380"/>
        </table:table-row>
        <table:table-row table:style-name="ro1">
          <table:table-cell office:value-type="float" office:value="-320" table:style-name="ce6">
            <text:p>-320</text:p>
          </table:table-cell>
          <table:table-cell office:value-type="float" office:value="0.64278760968653958" table:formula="msoxl:=SIN(A10*PI()/180)" table:style-name="ce6">
            <text:p>0,64278761</text:p>
          </table:table-cell>
          <table:table-cell office:value-type="float" office:value="0.86602540378443771" table:formula="msoxl:=SIN(3*A10*PI()/180)" table:style-name="ce6">
            <text:p>0,866025404</text:p>
          </table:table-cell>
          <table:table-cell office:value-type="float" office:value="1.9283628290596186" table:formula="msoxl:=3*SIN(A10*PI()/180)" table:style-name="ce6">
            <text:p>1,928362829</text:p>
          </table:table-cell>
          <table:table-cell table:number-columns-repeated="16380"/>
        </table:table-row>
        <table:table-row table:style-name="ro1">
          <table:table-cell office:value-type="float" office:value="-315" table:style-name="ce6">
            <text:p>-315</text:p>
          </table:table-cell>
          <table:table-cell office:value-type="float" office:value="0.70710678118654768" table:formula="msoxl:=SIN(A11*PI()/180)" table:style-name="ce6">
            <text:p>0,707106781</text:p>
          </table:table-cell>
          <table:table-cell office:value-type="float" office:value="0.70710678118654513" table:formula="msoxl:=SIN(3*A11*PI()/180)" table:style-name="ce6">
            <text:p>0,707106781</text:p>
          </table:table-cell>
          <table:table-cell office:value-type="float" office:value="2.1213203435596428" table:formula="msoxl:=3*SIN(A11*PI()/180)" table:style-name="ce6">
            <text:p>2,121320344</text:p>
          </table:table-cell>
          <table:table-cell table:number-columns-repeated="16380"/>
        </table:table-row>
        <table:table-row table:style-name="ro1">
          <table:table-cell office:value-type="float" office:value="-310" table:style-name="ce6">
            <text:p>-310</text:p>
          </table:table-cell>
          <table:table-cell office:value-type="float" office:value="0.76604444311897812" table:formula="msoxl:=SIN(A12*PI()/180)" table:style-name="ce6">
            <text:p>0,766044443</text:p>
          </table:table-cell>
          <table:table-cell office:value-type="float" office:value="0.49999999999999895" table:formula="msoxl:=SIN(3*A12*PI()/180)" table:style-name="ce6">
            <text:p>0,5</text:p>
          </table:table-cell>
          <table:table-cell office:value-type="float" office:value="2.2981333293569346" table:formula="msoxl:=3*SIN(A12*PI()/180)" table:style-name="ce6">
            <text:p>2,298133329</text:p>
          </table:table-cell>
          <table:table-cell table:number-columns-repeated="16380"/>
        </table:table-row>
        <table:table-row table:style-name="ro1">
          <table:table-cell office:value-type="float" office:value="-305" table:style-name="ce6">
            <text:p>-305</text:p>
          </table:table-cell>
          <table:table-cell office:value-type="float" office:value="0.8191520442889918" table:formula="msoxl:=SIN(A13*PI()/180)" table:style-name="ce6">
            <text:p>0,819152044</text:p>
          </table:table-cell>
          <table:table-cell office:value-type="float" office:value="0.25881904510251985" table:formula="msoxl:=SIN(3*A13*PI()/180)" table:style-name="ce6">
            <text:p>0,258819045</text:p>
          </table:table-cell>
          <table:table-cell office:value-type="float" office:value="2.4574561328669753" table:formula="msoxl:=3*SIN(A13*PI()/180)" table:style-name="ce6">
            <text:p>2,457456133</text:p>
          </table:table-cell>
          <table:table-cell table:number-columns-repeated="16380"/>
        </table:table-row>
        <table:table-row table:style-name="ro1">
          <table:table-cell office:value-type="float" office:value="-300" table:style-name="ce6">
            <text:p>-300</text:p>
          </table:table-cell>
          <table:table-cell office:value-type="float" office:value="0.8660254037844386" table:formula="msoxl:=SIN(A14*PI()/180)" table:style-name="ce6">
            <text:p>0,866025404</text:p>
          </table:table-cell>
          <table:table-cell office:value-type="float" office:value="-6.1257422745431001E-16" table:formula="msoxl:=SIN(3*A14*PI()/180)" table:style-name="ce6">
            <text:p>-6,12574E-16</text:p>
          </table:table-cell>
          <table:table-cell office:value-type="float" office:value="2.598076211353316" table:formula="msoxl:=3*SIN(A14*PI()/180)" table:style-name="ce6">
            <text:p>2,598076211</text:p>
          </table:table-cell>
          <table:table-cell table:number-columns-repeated="16380"/>
        </table:table-row>
        <table:table-row table:style-name="ro1">
          <table:table-cell office:value-type="float" office:value="-295" table:style-name="ce6">
            <text:p>-295</text:p>
          </table:table-cell>
          <table:table-cell office:value-type="float" office:value="0.90630778703664994" table:formula="msoxl:=SIN(A15*PI()/180)" table:style-name="ce6">
            <text:p>0,906307787</text:p>
          </table:table-cell>
          <table:table-cell office:value-type="float" office:value="-0.25881904510252107" table:formula="msoxl:=SIN(3*A15*PI()/180)" table:style-name="ce6">
            <text:p>-0,258819045</text:p>
          </table:table-cell>
          <table:table-cell office:value-type="float" office:value="2.7189233611099497" table:formula="msoxl:=3*SIN(A15*PI()/180)" table:style-name="ce6">
            <text:p>2,718923361</text:p>
          </table:table-cell>
          <table:table-cell table:number-columns-repeated="16380"/>
        </table:table-row>
        <table:table-row table:style-name="ro1">
          <table:table-cell office:value-type="float" office:value="-290" table:style-name="ce6">
            <text:p>-290</text:p>
          </table:table-cell>
          <table:table-cell office:value-type="float" office:value="0.93969262078590854" table:formula="msoxl:=SIN(A16*PI()/180)" table:style-name="ce6">
            <text:p>0,939692621</text:p>
          </table:table-cell>
          <table:table-cell office:value-type="float" office:value="-0.5" table:formula="msoxl:=SIN(3*A16*PI()/180)" table:style-name="ce6">
            <text:p>-0,5</text:p>
          </table:table-cell>
          <table:table-cell office:value-type="float" office:value="2.8190778623577257" table:formula="msoxl:=3*SIN(A16*PI()/180)" table:style-name="ce6">
            <text:p>2,819077862</text:p>
          </table:table-cell>
          <table:table-cell table:number-columns-repeated="16380"/>
        </table:table-row>
        <table:table-row table:style-name="ro1">
          <table:table-cell office:value-type="float" office:value="-285" table:style-name="ce6">
            <text:p>-285</text:p>
          </table:table-cell>
          <table:table-cell office:value-type="float" office:value="0.9659258262890682" table:formula="msoxl:=SIN(A17*PI()/180)" table:style-name="ce6">
            <text:p>0,965925826</text:p>
          </table:table-cell>
          <table:table-cell office:value-type="float" office:value="-0.70710678118654735" table:formula="msoxl:=SIN(3*A17*PI()/180)" table:style-name="ce6">
            <text:p>-0,707106781</text:p>
          </table:table-cell>
          <table:table-cell office:value-type="float" office:value="2.8977774788672046" table:formula="msoxl:=3*SIN(A17*PI()/180)" table:style-name="ce6">
            <text:p>2,897777479</text:p>
          </table:table-cell>
          <table:table-cell table:number-columns-repeated="16380"/>
        </table:table-row>
        <table:table-row table:style-name="ro1">
          <table:table-cell office:value-type="float" office:value="-280" table:style-name="ce6">
            <text:p>-280</text:p>
          </table:table-cell>
          <table:table-cell office:value-type="float" office:value="0.98480775301220813" table:formula="msoxl:=SIN(A18*PI()/180)" table:style-name="ce6">
            <text:p>0,984807753</text:p>
          </table:table-cell>
          <table:table-cell office:value-type="float" office:value="-0.86602540378443837" table:formula="msoxl:=SIN(3*A18*PI()/180)" table:style-name="ce6">
            <text:p>-0,866025404</text:p>
          </table:table-cell>
          <table:table-cell office:value-type="float" office:value="2.9544232590366244" table:formula="msoxl:=3*SIN(A18*PI()/180)" table:style-name="ce6">
            <text:p>2,954423259</text:p>
          </table:table-cell>
          <table:table-cell table:number-columns-repeated="16380"/>
        </table:table-row>
        <table:table-row table:style-name="ro1">
          <table:table-cell office:value-type="float" office:value="-275" table:style-name="ce6">
            <text:p>-275</text:p>
          </table:table-cell>
          <table:table-cell office:value-type="float" office:value="0.99619469809174555" table:formula="msoxl:=SIN(A19*PI()/180)" table:style-name="ce6">
            <text:p>0,996194698</text:p>
          </table:table-cell>
          <table:table-cell office:value-type="float" office:value="-0.96592582628906809" table:formula="msoxl:=SIN(3*A19*PI()/180)" table:style-name="ce6">
            <text:p>-0,965925826</text:p>
          </table:table-cell>
          <table:table-cell office:value-type="float" office:value="2.9885840942752369" table:formula="msoxl:=3*SIN(A19*PI()/180)" table:style-name="ce6">
            <text:p>2,988584094</text:p>
          </table:table-cell>
          <table:table-cell table:number-columns-repeated="16380"/>
        </table:table-row>
        <table:table-row table:style-name="ro1">
          <table:table-cell office:value-type="float" office:value="-270" table:style-name="ce6">
            <text:p>-270</text:p>
          </table:table-cell>
          <table:table-cell office:value-type="float" office:value="1" table:formula="msoxl:=SIN(A20*PI()/180)" table:style-name="ce6">
            <text:p>1</text:p>
          </table:table-cell>
          <table:table-cell office:value-type="float" office:value="-1" table:formula="msoxl:=SIN(3*A20*PI()/180)" table:style-name="ce6">
            <text:p>-1</text:p>
          </table:table-cell>
          <table:table-cell office:value-type="float" office:value="3" table:formula="msoxl:=3*SIN(A20*PI()/180)" table:style-name="ce6">
            <text:p>3</text:p>
          </table:table-cell>
          <table:table-cell table:number-columns-repeated="16380"/>
        </table:table-row>
        <table:table-row table:style-name="ro1">
          <table:table-cell office:value-type="float" office:value="-265" table:style-name="ce6">
            <text:p>-265</text:p>
          </table:table-cell>
          <table:table-cell office:value-type="float" office:value="0.99619469809174555" table:formula="msoxl:=SIN(A21*PI()/180)" table:style-name="ce6">
            <text:p>0,996194698</text:p>
          </table:table-cell>
          <table:table-cell office:value-type="float" office:value="-0.96592582628906776" table:formula="msoxl:=SIN(3*A21*PI()/180)" table:style-name="ce6">
            <text:p>-0,965925826</text:p>
          </table:table-cell>
          <table:table-cell office:value-type="float" office:value="2.9885840942752369" table:formula="msoxl:=3*SIN(A21*PI()/180)" table:style-name="ce6">
            <text:p>2,988584094</text:p>
          </table:table-cell>
          <table:table-cell table:number-columns-repeated="16380"/>
        </table:table-row>
        <table:table-row table:style-name="ro1">
          <table:table-cell office:value-type="float" office:value="-260" table:style-name="ce6">
            <text:p>-260</text:p>
          </table:table-cell>
          <table:table-cell office:value-type="float" office:value="0.98480775301220802" table:formula="msoxl:=SIN(A22*PI()/180)" table:style-name="ce6">
            <text:p>0,984807753</text:p>
          </table:table-cell>
          <table:table-cell office:value-type="float" office:value="-0.86602540378443782" table:formula="msoxl:=SIN(3*A22*PI()/180)" table:style-name="ce6">
            <text:p>-0,866025404</text:p>
          </table:table-cell>
          <table:table-cell office:value-type="float" office:value="2.9544232590366239" table:formula="msoxl:=3*SIN(A22*PI()/180)" table:style-name="ce6">
            <text:p>2,954423259</text:p>
          </table:table-cell>
          <table:table-cell table:number-columns-repeated="16380"/>
        </table:table-row>
        <table:table-row table:style-name="ro1">
          <table:table-cell office:value-type="float" office:value="-255" table:style-name="ce6">
            <text:p>-255</text:p>
          </table:table-cell>
          <table:table-cell office:value-type="float" office:value="0.96592582628906831" table:formula="msoxl:=SIN(A23*PI()/180)" table:style-name="ce6">
            <text:p>0,965925826</text:p>
          </table:table-cell>
          <table:table-cell office:value-type="float" office:value="-0.70710678118654657" table:formula="msoxl:=SIN(3*A23*PI()/180)" table:style-name="ce6">
            <text:p>-0,707106781</text:p>
          </table:table-cell>
          <table:table-cell office:value-type="float" office:value="2.897777478867205" table:formula="msoxl:=3*SIN(A23*PI()/180)" table:style-name="ce6">
            <text:p>2,897777479</text:p>
          </table:table-cell>
          <table:table-cell table:number-columns-repeated="16380"/>
        </table:table-row>
        <table:table-row table:style-name="ro1">
          <table:table-cell office:value-type="float" office:value="-250" table:style-name="ce6">
            <text:p>-250</text:p>
          </table:table-cell>
          <table:table-cell office:value-type="float" office:value="0.93969262078590821" table:formula="msoxl:=SIN(A24*PI()/180)" table:style-name="ce6">
            <text:p>0,939692621</text:p>
          </table:table-cell>
          <table:table-cell office:value-type="float" office:value="-0.49999999999999906" table:formula="msoxl:=SIN(3*A24*PI()/180)" table:style-name="ce6">
            <text:p>-0,5</text:p>
          </table:table-cell>
          <table:table-cell office:value-type="float" office:value="2.8190778623577248" table:formula="msoxl:=3*SIN(A24*PI()/180)" table:style-name="ce6">
            <text:p>2,819077862</text:p>
          </table:table-cell>
          <table:table-cell table:number-columns-repeated="16380"/>
        </table:table-row>
        <table:table-row table:style-name="ro1">
          <table:table-cell office:value-type="float" office:value="-245" table:style-name="ce6">
            <text:p>-245</text:p>
          </table:table-cell>
          <table:table-cell office:value-type="float" office:value="0.90630778703664971" table:formula="msoxl:=SIN(A25*PI()/180)" table:style-name="ce6">
            <text:p>0,906307787</text:p>
          </table:table-cell>
          <table:table-cell office:value-type="float" office:value="-0.25881904510252002" table:formula="msoxl:=SIN(3*A25*PI()/180)" table:style-name="ce6">
            <text:p>-0,258819045</text:p>
          </table:table-cell>
          <table:table-cell office:value-type="float" office:value="2.7189233611099493" table:formula="msoxl:=3*SIN(A25*PI()/180)" table:style-name="ce6">
            <text:p>2,718923361</text:p>
          </table:table-cell>
          <table:table-cell table:number-columns-repeated="16380"/>
        </table:table-row>
        <table:table-row table:style-name="ro1">
          <table:table-cell office:value-type="float" office:value="-240" table:style-name="ce6">
            <text:p>-240</text:p>
          </table:table-cell>
          <table:table-cell office:value-type="float" office:value="0.86602540378443837" table:formula="msoxl:=SIN(A26*PI()/180)" table:style-name="ce6">
            <text:p>0,866025404</text:p>
          </table:table-cell>
          <table:table-cell office:value-type="float" office:value="4.90059381963448E-16" table:formula="msoxl:=SIN(3*A26*PI()/180)" table:style-name="ce6">
            <text:p>4,90059E-16</text:p>
          </table:table-cell>
          <table:table-cell office:value-type="float" office:value="2.5980762113533151" table:formula="msoxl:=3*SIN(A26*PI()/180)" table:style-name="ce6">
            <text:p>2,598076211</text:p>
          </table:table-cell>
          <table:table-cell table:number-columns-repeated="16380"/>
        </table:table-row>
        <table:table-row table:style-name="ro1">
          <table:table-cell office:value-type="float" office:value="-235" table:style-name="ce6">
            <text:p>-235</text:p>
          </table:table-cell>
          <table:table-cell office:value-type="float" office:value="0.81915204428899158" table:formula="msoxl:=SIN(A27*PI()/180)" table:style-name="ce6">
            <text:p>0,819152044</text:p>
          </table:table-cell>
          <table:table-cell office:value-type="float" office:value="0.25881904510252096" table:formula="msoxl:=SIN(3*A27*PI()/180)" table:style-name="ce6">
            <text:p>0,258819045</text:p>
          </table:table-cell>
          <table:table-cell office:value-type="float" office:value="2.4574561328669748" table:formula="msoxl:=3*SIN(A27*PI()/180)" table:style-name="ce6">
            <text:p>2,457456133</text:p>
          </table:table-cell>
          <table:table-cell table:number-columns-repeated="16380"/>
        </table:table-row>
        <table:table-row table:style-name="ro1">
          <table:table-cell office:value-type="float" office:value="-230" table:style-name="ce6">
            <text:p>-230</text:p>
          </table:table-cell>
          <table:table-cell office:value-type="float" office:value="0.7660444431189779" table:formula="msoxl:=SIN(A28*PI()/180)" table:style-name="ce6">
            <text:p>0,766044443</text:p>
          </table:table-cell>
          <table:table-cell office:value-type="float" office:value="0.49999999999999989" table:formula="msoxl:=SIN(3*A28*PI()/180)" table:style-name="ce6">
            <text:p>0,5</text:p>
          </table:table-cell>
          <table:table-cell office:value-type="float" office:value="2.2981333293569337" table:formula="msoxl:=3*SIN(A28*PI()/180)" table:style-name="ce6">
            <text:p>2,298133329</text:p>
          </table:table-cell>
          <table:table-cell table:number-columns-repeated="16380"/>
        </table:table-row>
        <table:table-row table:style-name="ro1">
          <table:table-cell office:value-type="float" office:value="-225" table:style-name="ce6">
            <text:p>-225</text:p>
          </table:table-cell>
          <table:table-cell office:value-type="float" office:value="0.70710678118654746" table:formula="msoxl:=SIN(A29*PI()/180)" table:style-name="ce6">
            <text:p>0,707106781</text:p>
          </table:table-cell>
          <table:table-cell office:value-type="float" office:value="0.70710678118654724" table:formula="msoxl:=SIN(3*A29*PI()/180)" table:style-name="ce6">
            <text:p>0,707106781</text:p>
          </table:table-cell>
          <table:table-cell office:value-type="float" office:value="2.1213203435596424" table:formula="msoxl:=3*SIN(A29*PI()/180)" table:style-name="ce6">
            <text:p>2,121320344</text:p>
          </table:table-cell>
          <table:table-cell table:number-columns-repeated="16380"/>
        </table:table-row>
        <table:table-row table:style-name="ro1">
          <table:table-cell office:value-type="float" office:value="-220" table:style-name="ce6">
            <text:p>-220</text:p>
          </table:table-cell>
          <table:table-cell office:value-type="float" office:value="0.64278760968653925" table:formula="msoxl:=SIN(A30*PI()/180)" table:style-name="ce6">
            <text:p>0,64278761</text:p>
          </table:table-cell>
          <table:table-cell office:value-type="float" office:value="0.86602540378443915" table:formula="msoxl:=SIN(3*A30*PI()/180)" table:style-name="ce6">
            <text:p>0,866025404</text:p>
          </table:table-cell>
          <table:table-cell office:value-type="float" office:value="1.9283628290596178" table:formula="msoxl:=3*SIN(A30*PI()/180)" table:style-name="ce6">
            <text:p>1,928362829</text:p>
          </table:table-cell>
          <table:table-cell table:number-columns-repeated="16380"/>
        </table:table-row>
        <table:table-row table:style-name="ro1">
          <table:table-cell office:value-type="float" office:value="-215" table:style-name="ce6">
            <text:p>-215</text:p>
          </table:table-cell>
          <table:table-cell office:value-type="float" office:value="0.57357643635104583" table:formula="msoxl:=SIN(A31*PI()/180)" table:style-name="ce6">
            <text:p>0,573576436</text:p>
          </table:table-cell>
          <table:table-cell office:value-type="float" office:value="0.96592582628906842" table:formula="msoxl:=SIN(3*A31*PI()/180)" table:style-name="ce6">
            <text:p>0,965925826</text:p>
          </table:table-cell>
          <table:table-cell office:value-type="float" office:value="1.7207293090531375" table:formula="msoxl:=3*SIN(A31*PI()/180)" table:style-name="ce6">
            <text:p>1,720729309</text:p>
          </table:table-cell>
          <table:table-cell table:number-columns-repeated="16380"/>
        </table:table-row>
        <table:table-row table:style-name="ro1">
          <table:table-cell office:value-type="float" office:value="-210" table:style-name="ce6">
            <text:p>-210</text:p>
          </table:table-cell>
          <table:table-cell office:value-type="float" office:value="0.50000000000000011" table:formula="msoxl:=SIN(A32*PI()/180)" table:style-name="ce6">
            <text:p>0,5</text:p>
          </table:table-cell>
          <table:table-cell office:value-type="float" office:value="1" table:formula="msoxl:=SIN(3*A32*PI()/180)" table:style-name="ce6">
            <text:p>1</text:p>
          </table:table-cell>
          <table:table-cell office:value-type="float" office:value="1.5000000000000004" table:formula="msoxl:=3*SIN(A32*PI()/180)" table:style-name="ce6">
            <text:p>1,5</text:p>
          </table:table-cell>
          <table:table-cell table:number-columns-repeated="16380"/>
        </table:table-row>
        <table:table-row table:style-name="ro1">
          <table:table-cell office:value-type="float" office:value="-205" table:style-name="ce6">
            <text:p>-205</text:p>
          </table:table-cell>
          <table:table-cell office:value-type="float" office:value="0.42261826174069927" table:formula="msoxl:=SIN(A33*PI()/180)" table:style-name="ce6">
            <text:p>0,422618262</text:p>
          </table:table-cell>
          <table:table-cell office:value-type="float" office:value="0.9659258262890682" table:formula="msoxl:=SIN(3*A33*PI()/180)" table:style-name="ce6">
            <text:p>0,965925826</text:p>
          </table:table-cell>
          <table:table-cell office:value-type="float" office:value="1.2678547852220978" table:formula="msoxl:=3*SIN(A33*PI()/180)" table:style-name="ce6">
            <text:p>1,267854785</text:p>
          </table:table-cell>
          <table:table-cell table:number-columns-repeated="16380"/>
        </table:table-row>
        <table:table-row table:style-name="ro1">
          <table:table-cell office:value-type="float" office:value="-200" table:style-name="ce6">
            <text:p>-200</text:p>
          </table:table-cell>
          <table:table-cell office:value-type="float" office:value="0.34202014332566866" table:formula="msoxl:=SIN(A34*PI()/180)" table:style-name="ce6">
            <text:p>0,342020143</text:p>
          </table:table-cell>
          <table:table-cell office:value-type="float" office:value="0.86602540378443871" table:formula="msoxl:=SIN(3*A34*PI()/180)" table:style-name="ce6">
            <text:p>0,866025404</text:p>
          </table:table-cell>
          <table:table-cell office:value-type="float" office:value="1.026060429977006" table:formula="msoxl:=3*SIN(A34*PI()/180)" table:style-name="ce6">
            <text:p>1,02606043</text:p>
          </table:table-cell>
          <table:table-cell table:number-columns-repeated="16380"/>
        </table:table-row>
        <table:table-row table:style-name="ro1">
          <table:table-cell office:value-type="float" office:value="-195" table:style-name="ce6">
            <text:p>-195</text:p>
          </table:table-cell>
          <table:table-cell office:value-type="float" office:value="0.25881904510252035" table:formula="msoxl:=SIN(A35*PI()/180)" table:style-name="ce6">
            <text:p>0,258819045</text:p>
          </table:table-cell>
          <table:table-cell office:value-type="float" office:value="0.70710678118654791" table:formula="msoxl:=SIN(3*A35*PI()/180)" table:style-name="ce6">
            <text:p>0,707106781</text:p>
          </table:table-cell>
          <table:table-cell office:value-type="float" office:value="0.77645713530756111" table:formula="msoxl:=3*SIN(A35*PI()/180)" table:style-name="ce6">
            <text:p>0,776457135</text:p>
          </table:table-cell>
          <table:table-cell table:number-columns-repeated="16380"/>
        </table:table-row>
        <table:table-row table:style-name="ro1">
          <table:table-cell office:value-type="float" office:value="-190" table:style-name="ce6">
            <text:p>-190</text:p>
          </table:table-cell>
          <table:table-cell office:value-type="float" office:value="0.17364817766693047" table:formula="msoxl:=SIN(A36*PI()/180)" table:style-name="ce6">
            <text:p>0,173648178</text:p>
          </table:table-cell>
          <table:table-cell office:value-type="float" office:value="0.50000000000000067" table:formula="msoxl:=SIN(3*A36*PI()/180)" table:style-name="ce6">
            <text:p>0,5</text:p>
          </table:table-cell>
          <table:table-cell office:value-type="float" office:value="0.52094453300079135" table:formula="msoxl:=3*SIN(A36*PI()/180)" table:style-name="ce6">
            <text:p>0,520944533</text:p>
          </table:table-cell>
          <table:table-cell table:number-columns-repeated="16380"/>
        </table:table-row>
        <table:table-row table:style-name="ro1">
          <table:table-cell office:value-type="float" office:value="-185" table:style-name="ce6">
            <text:p>-185</text:p>
          </table:table-cell>
          <table:table-cell office:value-type="float" office:value="8.7155742747657944E-2" table:formula="msoxl:=SIN(A37*PI()/180)" table:style-name="ce6">
            <text:p>0,087155743</text:p>
          </table:table-cell>
          <table:table-cell office:value-type="float" office:value="0.25881904510252185" table:formula="msoxl:=SIN(3*A37*PI()/180)" table:style-name="ce6">
            <text:p>0,258819045</text:p>
          </table:table-cell>
          <table:table-cell office:value-type="float" office:value="0.26146722824297386" table:formula="msoxl:=3*SIN(A37*PI()/180)" table:style-name="ce6">
            <text:p>0,261467228</text:p>
          </table:table-cell>
          <table:table-cell table:number-columns-repeated="16380"/>
        </table:table-row>
        <table:table-row table:style-name="ro1">
          <table:table-cell office:value-type="float" office:value="-180" table:style-name="ce6">
            <text:p>-180</text:p>
          </table:table-cell>
          <table:table-cell office:value-type="float" office:value="-1.22514845490862E-16" table:formula="msoxl:=SIN(A38*PI()/180)" table:style-name="ce6">
            <text:p>-1,22515E-16</text:p>
          </table:table-cell>
          <table:table-cell office:value-type="float" office:value="-3.67544536472586E-16" table:formula="msoxl:=SIN(3*A38*PI()/180)" table:style-name="ce6">
            <text:p>-3,67545E-16</text:p>
          </table:table-cell>
          <table:table-cell office:value-type="float" office:value="-3.67544536472586E-16" table:formula="msoxl:=3*SIN(A38*PI()/180)" table:style-name="ce6">
            <text:p>-3,67545E-16</text:p>
          </table:table-cell>
          <table:table-cell table:number-columns-repeated="16380"/>
        </table:table-row>
        <table:table-row table:style-name="ro1">
          <table:table-cell office:value-type="float" office:value="-175" table:style-name="ce6">
            <text:p>-175</text:p>
          </table:table-cell>
          <table:table-cell office:value-type="float" office:value="-8.7155742747658638E-2" table:formula="msoxl:=SIN(A39*PI()/180)" table:style-name="ce6">
            <text:p>-0,087155743</text:p>
          </table:table-cell>
          <table:table-cell office:value-type="float" office:value="-0.25881904510252079" table:formula="msoxl:=SIN(3*A39*PI()/180)" table:style-name="ce6">
            <text:p>-0,258819045</text:p>
          </table:table-cell>
          <table:table-cell office:value-type="float" office:value="-0.26146722824297591" table:formula="msoxl:=3*SIN(A39*PI()/180)" table:style-name="ce6">
            <text:p>-0,261467228</text:p>
          </table:table-cell>
          <table:table-cell table:number-columns-repeated="16380"/>
        </table:table-row>
        <table:table-row table:style-name="ro1">
          <table:table-cell office:value-type="float" office:value="-170" table:style-name="ce6">
            <text:p>-170</text:p>
          </table:table-cell>
          <table:table-cell office:value-type="float" office:value="-0.17364817766693028" table:formula="msoxl:=SIN(A40*PI()/180)" table:style-name="ce6">
            <text:p>-0,173648178</text:p>
          </table:table-cell>
          <table:table-cell office:value-type="float" office:value="-0.49999999999999978" table:formula="msoxl:=SIN(3*A40*PI()/180)" table:style-name="ce6">
            <text:p>-0,5</text:p>
          </table:table-cell>
          <table:table-cell office:value-type="float" office:value="-0.5209445330007908" table:formula="msoxl:=3*SIN(A40*PI()/180)" table:style-name="ce6">
            <text:p>-0,520944533</text:p>
          </table:table-cell>
          <table:table-cell table:number-columns-repeated="16380"/>
        </table:table-row>
        <table:table-row table:style-name="ro1">
          <table:table-cell office:value-type="float" office:value="-165" table:style-name="ce6">
            <text:p>-165</text:p>
          </table:table-cell>
          <table:table-cell office:value-type="float" office:value="-0.25881904510252102" table:formula="msoxl:=SIN(A41*PI()/180)" table:style-name="ce6">
            <text:p>-0,258819045</text:p>
          </table:table-cell>
          <table:table-cell office:value-type="float" office:value="-0.70710678118654713" table:formula="msoxl:=SIN(3*A41*PI()/180)" table:style-name="ce6">
            <text:p>-0,707106781</text:p>
          </table:table-cell>
          <table:table-cell office:value-type="float" office:value="-0.77645713530756311" table:formula="msoxl:=3*SIN(A41*PI()/180)" table:style-name="ce6">
            <text:p>-0,776457135</text:p>
          </table:table-cell>
          <table:table-cell table:number-columns-repeated="16380"/>
        </table:table-row>
        <table:table-row table:style-name="ro1">
          <table:table-cell office:value-type="float" office:value="-160" table:style-name="ce6">
            <text:p>-160</text:p>
          </table:table-cell>
          <table:table-cell office:value-type="float" office:value="-0.34202014332566888" table:formula="msoxl:=SIN(A42*PI()/180)" table:style-name="ce6">
            <text:p>-0,342020143</text:p>
          </table:table-cell>
          <table:table-cell office:value-type="float" office:value="-0.86602540378443915" table:formula="msoxl:=SIN(3*A42*PI()/180)" table:style-name="ce6">
            <text:p>-0,866025404</text:p>
          </table:table-cell>
          <table:table-cell office:value-type="float" office:value="-1.0260604299770066" table:formula="msoxl:=3*SIN(A42*PI()/180)" table:style-name="ce6">
            <text:p>-1,02606043</text:p>
          </table:table-cell>
          <table:table-cell table:number-columns-repeated="16380"/>
        </table:table-row>
        <table:table-row table:style-name="ro1">
          <table:table-cell office:value-type="float" office:value="-155" table:style-name="ce6">
            <text:p>-155</text:p>
          </table:table-cell>
          <table:table-cell office:value-type="float" office:value="-0.4226182617406995" table:formula="msoxl:=SIN(A43*PI()/180)" table:style-name="ce6">
            <text:p>-0,422618262</text:p>
          </table:table-cell>
          <table:table-cell office:value-type="float" office:value="-0.96592582628906842" table:formula="msoxl:=SIN(3*A43*PI()/180)" table:style-name="ce6">
            <text:p>-0,965925826</text:p>
          </table:table-cell>
          <table:table-cell office:value-type="float" office:value="-1.2678547852220985" table:formula="msoxl:=3*SIN(A43*PI()/180)" table:style-name="ce6">
            <text:p>-1,267854785</text:p>
          </table:table-cell>
          <table:table-cell table:number-columns-repeated="16380"/>
        </table:table-row>
        <table:table-row table:style-name="ro1">
          <table:table-cell office:value-type="float" office:value="-150" table:style-name="ce6">
            <text:p>-150</text:p>
          </table:table-cell>
          <table:table-cell office:value-type="float" office:value="-0.49999999999999994" table:formula="msoxl:=SIN(A44*PI()/180)" table:style-name="ce6">
            <text:p>-0,5</text:p>
          </table:table-cell>
          <table:table-cell office:value-type="float" office:value="-1" table:formula="msoxl:=SIN(3*A44*PI()/180)" table:style-name="ce6">
            <text:p>-1</text:p>
          </table:table-cell>
          <table:table-cell office:value-type="float" office:value="-1.4999999999999998" table:formula="msoxl:=3*SIN(A44*PI()/180)" table:style-name="ce6">
            <text:p>-1,5</text:p>
          </table:table-cell>
          <table:table-cell table:number-columns-repeated="16380"/>
        </table:table-row>
        <table:table-row table:style-name="ro1">
          <table:table-cell office:value-type="float" office:value="-145" table:style-name="ce6">
            <text:p>-145</text:p>
          </table:table-cell>
          <table:table-cell office:value-type="float" office:value="-0.57357643635104638" table:formula="msoxl:=SIN(A45*PI()/180)" table:style-name="ce6">
            <text:p>-0,573576436</text:p>
          </table:table-cell>
          <table:table-cell office:value-type="float" office:value="-0.96592582628906831" table:formula="msoxl:=SIN(3*A45*PI()/180)" table:style-name="ce6">
            <text:p>-0,965925826</text:p>
          </table:table-cell>
          <table:table-cell office:value-type="float" office:value="-1.720729309053139" table:formula="msoxl:=3*SIN(A45*PI()/180)" table:style-name="ce6">
            <text:p>-1,720729309</text:p>
          </table:table-cell>
          <table:table-cell table:number-columns-repeated="16380"/>
        </table:table-row>
        <table:table-row table:style-name="ro1">
          <table:table-cell office:value-type="float" office:value="-140" table:style-name="ce6">
            <text:p>-140</text:p>
          </table:table-cell>
          <table:table-cell office:value-type="float" office:value="-0.64278760968653947" table:formula="msoxl:=SIN(A46*PI()/180)" table:style-name="ce6">
            <text:p>-0,64278761</text:p>
          </table:table-cell>
          <table:table-cell office:value-type="float" office:value="-0.86602540378443882" table:formula="msoxl:=SIN(3*A46*PI()/180)" table:style-name="ce6">
            <text:p>-0,866025404</text:p>
          </table:table-cell>
          <table:table-cell office:value-type="float" office:value="-1.9283628290596184" table:formula="msoxl:=3*SIN(A46*PI()/180)" table:style-name="ce6">
            <text:p>-1,928362829</text:p>
          </table:table-cell>
          <table:table-cell table:number-columns-repeated="16380"/>
        </table:table-row>
        <table:table-row table:style-name="ro1">
          <table:table-cell office:value-type="float" office:value="-135" table:style-name="ce6">
            <text:p>-135</text:p>
          </table:table-cell>
          <table:table-cell office:value-type="float" office:value="-0.70710678118654757" table:formula="msoxl:=SIN(A47*PI()/180)" table:style-name="ce6">
            <text:p>-0,707106781</text:p>
          </table:table-cell>
          <table:table-cell office:value-type="float" office:value="-0.70710678118654668" table:formula="msoxl:=SIN(3*A47*PI()/180)" table:style-name="ce6">
            <text:p>-0,707106781</text:p>
          </table:table-cell>
          <table:table-cell office:value-type="float" office:value="-2.1213203435596428" table:formula="msoxl:=3*SIN(A47*PI()/180)" table:style-name="ce6">
            <text:p>-2,121320344</text:p>
          </table:table-cell>
          <table:table-cell table:number-columns-repeated="16380"/>
        </table:table-row>
        <table:table-row table:style-name="ro1">
          <table:table-cell office:value-type="float" office:value="-130" table:style-name="ce6">
            <text:p>-130</text:p>
          </table:table-cell>
          <table:table-cell office:value-type="float" office:value="-0.76604444311897801" table:formula="msoxl:=SIN(A48*PI()/180)" table:style-name="ce6">
            <text:p>-0,766044443</text:p>
          </table:table-cell>
          <table:table-cell office:value-type="float" office:value="-0.49999999999999928" table:formula="msoxl:=SIN(3*A48*PI()/180)" table:style-name="ce6">
            <text:p>-0,5</text:p>
          </table:table-cell>
          <table:table-cell office:value-type="float" office:value="-2.2981333293569342" table:formula="msoxl:=3*SIN(A48*PI()/180)" table:style-name="ce6">
            <text:p>-2,298133329</text:p>
          </table:table-cell>
          <table:table-cell table:number-columns-repeated="16380"/>
        </table:table-row>
        <table:table-row table:style-name="ro1">
          <table:table-cell office:value-type="float" office:value="-125" table:style-name="ce6">
            <text:p>-125</text:p>
          </table:table-cell>
          <table:table-cell office:value-type="float" office:value="-0.81915204428899202" table:formula="msoxl:=SIN(A49*PI()/180)" table:style-name="ce6">
            <text:p>-0,819152044</text:p>
          </table:table-cell>
          <table:table-cell office:value-type="float" office:value="-0.25881904510252024" table:formula="msoxl:=SIN(3*A49*PI()/180)" table:style-name="ce6">
            <text:p>-0,258819045</text:p>
          </table:table-cell>
          <table:table-cell office:value-type="float" office:value="-2.4574561328669762" table:formula="msoxl:=3*SIN(A49*PI()/180)" table:style-name="ce6">
            <text:p>-2,457456133</text:p>
          </table:table-cell>
          <table:table-cell table:number-columns-repeated="16380"/>
        </table:table-row>
        <table:table-row table:style-name="ro1">
          <table:table-cell office:value-type="float" office:value="-120" table:style-name="ce6">
            <text:p>-120</text:p>
          </table:table-cell>
          <table:table-cell office:value-type="float" office:value="-0.86602540378443871" table:formula="msoxl:=SIN(A50*PI()/180)" table:style-name="ce6">
            <text:p>-0,866025404</text:p>
          </table:table-cell>
          <table:table-cell office:value-type="float" office:value="2.45029690981724E-16" table:formula="msoxl:=SIN(3*A50*PI()/180)" table:style-name="ce6">
            <text:p>2,4503E-16</text:p>
          </table:table-cell>
          <table:table-cell office:value-type="float" office:value="-2.598076211353316" table:formula="msoxl:=3*SIN(A50*PI()/180)" table:style-name="ce6">
            <text:p>-2,598076211</text:p>
          </table:table-cell>
          <table:table-cell table:number-columns-repeated="16380"/>
        </table:table-row>
        <table:table-row table:style-name="ro1">
          <table:table-cell office:value-type="float" office:value="-115" table:style-name="ce6">
            <text:p>-115</text:p>
          </table:table-cell>
          <table:table-cell office:value-type="float" office:value="-0.90630778703665005" table:formula="msoxl:=SIN(A51*PI()/180)" table:style-name="ce6">
            <text:p>-0,906307787</text:p>
          </table:table-cell>
          <table:table-cell office:value-type="float" office:value="0.25881904510252068" table:formula="msoxl:=SIN(3*A51*PI()/180)" table:style-name="ce6">
            <text:p>0,258819045</text:p>
          </table:table-cell>
          <table:table-cell office:value-type="float" office:value="-2.7189233611099501" table:formula="msoxl:=3*SIN(A51*PI()/180)" table:style-name="ce6">
            <text:p>-2,718923361</text:p>
          </table:table-cell>
          <table:table-cell table:number-columns-repeated="16380"/>
        </table:table-row>
        <table:table-row table:style-name="ro1">
          <table:table-cell office:value-type="float" office:value="-110" table:style-name="ce6">
            <text:p>-110</text:p>
          </table:table-cell>
          <table:table-cell office:value-type="float" office:value="-0.93969262078590843" table:formula="msoxl:=SIN(A52*PI()/180)" table:style-name="ce6">
            <text:p>-0,939692621</text:p>
          </table:table-cell>
          <table:table-cell office:value-type="float" office:value="0.50000000000000044" table:formula="msoxl:=SIN(3*A52*PI()/180)" table:style-name="ce6">
            <text:p>0,5</text:p>
          </table:table-cell>
          <table:table-cell office:value-type="float" office:value="-2.8190778623577253" table:formula="msoxl:=3*SIN(A52*PI()/180)" table:style-name="ce6">
            <text:p>-2,819077862</text:p>
          </table:table-cell>
          <table:table-cell table:number-columns-repeated="16380"/>
        </table:table-row>
        <table:table-row table:style-name="ro1">
          <table:table-cell office:value-type="float" office:value="-105" table:style-name="ce6">
            <text:p>-105</text:p>
          </table:table-cell>
          <table:table-cell office:value-type="float" office:value="-0.96592582628906831" table:formula="msoxl:=SIN(A53*PI()/180)" table:style-name="ce6">
            <text:p>-0,965925826</text:p>
          </table:table-cell>
          <table:table-cell office:value-type="float" office:value="0.70710678118654768" table:formula="msoxl:=SIN(3*A53*PI()/180)" table:style-name="ce6">
            <text:p>0,707106781</text:p>
          </table:table-cell>
          <table:table-cell office:value-type="float" office:value="-2.897777478867205" table:formula="msoxl:=3*SIN(A53*PI()/180)" table:style-name="ce6">
            <text:p>-2,897777479</text:p>
          </table:table-cell>
          <table:table-cell table:number-columns-repeated="16380"/>
        </table:table-row>
        <table:table-row table:style-name="ro1">
          <table:table-cell office:value-type="float" office:value="-100" table:style-name="ce6">
            <text:p>-100</text:p>
          </table:table-cell>
          <table:table-cell office:value-type="float" office:value="-0.98480775301220802" table:formula="msoxl:=SIN(A54*PI()/180)" table:style-name="ce6">
            <text:p>-0,984807753</text:p>
          </table:table-cell>
          <table:table-cell office:value-type="float" office:value="0.8660254037844386" table:formula="msoxl:=SIN(3*A54*PI()/180)" table:style-name="ce6">
            <text:p>0,866025404</text:p>
          </table:table-cell>
          <table:table-cell office:value-type="float" office:value="-2.9544232590366239" table:formula="msoxl:=3*SIN(A54*PI()/180)" table:style-name="ce6">
            <text:p>-2,954423259</text:p>
          </table:table-cell>
          <table:table-cell table:number-columns-repeated="16380"/>
        </table:table-row>
        <table:table-row table:style-name="ro1">
          <table:table-cell office:value-type="float" office:value="-95" table:style-name="ce6">
            <text:p>-95</text:p>
          </table:table-cell>
          <table:table-cell office:value-type="float" office:value="-0.99619469809174555" table:formula="msoxl:=SIN(A55*PI()/180)" table:style-name="ce6">
            <text:p>-0,996194698</text:p>
          </table:table-cell>
          <table:table-cell office:value-type="float" office:value="0.9659258262890682" table:formula="msoxl:=SIN(3*A55*PI()/180)" table:style-name="ce6">
            <text:p>0,965925826</text:p>
          </table:table-cell>
          <table:table-cell office:value-type="float" office:value="-2.9885840942752369" table:formula="msoxl:=3*SIN(A55*PI()/180)" table:style-name="ce6">
            <text:p>-2,988584094</text:p>
          </table:table-cell>
          <table:table-cell table:number-columns-repeated="16380"/>
        </table:table-row>
        <table:table-row table:style-name="ro1">
          <table:table-cell office:value-type="float" office:value="-90" table:style-name="ce6">
            <text:p>-90</text:p>
          </table:table-cell>
          <table:table-cell office:value-type="float" office:value="-1" table:formula="msoxl:=SIN(A56*PI()/180)" table:style-name="ce6">
            <text:p>-1</text:p>
          </table:table-cell>
          <table:table-cell office:value-type="float" office:value="1" table:formula="msoxl:=SIN(3*A56*PI()/180)" table:style-name="ce6">
            <text:p>1</text:p>
          </table:table-cell>
          <table:table-cell office:value-type="float" office:value="-3" table:formula="msoxl:=3*SIN(A56*PI()/180)" table:style-name="ce6">
            <text:p>-3</text:p>
          </table:table-cell>
          <table:table-cell table:number-columns-repeated="16380"/>
        </table:table-row>
        <table:table-row table:style-name="ro1">
          <table:table-cell office:value-type="float" office:value="-85" table:style-name="ce6">
            <text:p>-85</text:p>
          </table:table-cell>
          <table:table-cell office:value-type="float" office:value="-0.99619469809174555" table:formula="msoxl:=SIN(A57*PI()/180)" table:style-name="ce6">
            <text:p>-0,996194698</text:p>
          </table:table-cell>
          <table:table-cell office:value-type="float" office:value="0.96592582628906831" table:formula="msoxl:=SIN(3*A57*PI()/180)" table:style-name="ce6">
            <text:p>0,965925826</text:p>
          </table:table-cell>
          <table:table-cell office:value-type="float" office:value="-2.9885840942752369" table:formula="msoxl:=3*SIN(A57*PI()/180)" table:style-name="ce6">
            <text:p>-2,988584094</text:p>
          </table:table-cell>
          <table:table-cell table:number-columns-repeated="16380"/>
        </table:table-row>
        <table:table-row table:style-name="ro1">
          <table:table-cell office:value-type="float" office:value="-80" table:style-name="ce6">
            <text:p>-80</text:p>
          </table:table-cell>
          <table:table-cell office:value-type="float" office:value="-0.98480775301220802" table:formula="msoxl:=SIN(A58*PI()/180)" table:style-name="ce6">
            <text:p>-0,984807753</text:p>
          </table:table-cell>
          <table:table-cell office:value-type="float" office:value="0.86602540378443837" table:formula="msoxl:=SIN(3*A58*PI()/180)" table:style-name="ce6">
            <text:p>0,866025404</text:p>
          </table:table-cell>
          <table:table-cell office:value-type="float" office:value="-2.9544232590366239" table:formula="msoxl:=3*SIN(A58*PI()/180)" table:style-name="ce6">
            <text:p>-2,954423259</text:p>
          </table:table-cell>
          <table:table-cell table:number-columns-repeated="16380"/>
        </table:table-row>
        <table:table-row table:style-name="ro1">
          <table:table-cell office:value-type="float" office:value="-75" table:style-name="ce6">
            <text:p>-75</text:p>
          </table:table-cell>
          <table:table-cell office:value-type="float" office:value="-0.96592582628906831" table:formula="msoxl:=SIN(A59*PI()/180)" table:style-name="ce6">
            <text:p>-0,965925826</text:p>
          </table:table-cell>
          <table:table-cell office:value-type="float" office:value="0.70710678118654746" table:formula="msoxl:=SIN(3*A59*PI()/180)" table:style-name="ce6">
            <text:p>0,707106781</text:p>
          </table:table-cell>
          <table:table-cell office:value-type="float" office:value="-2.897777478867205" table:formula="msoxl:=3*SIN(A59*PI()/180)" table:style-name="ce6">
            <text:p>-2,897777479</text:p>
          </table:table-cell>
          <table:table-cell table:number-columns-repeated="16380"/>
        </table:table-row>
        <table:table-row table:style-name="ro1">
          <table:table-cell office:value-type="float" office:value="-70" table:style-name="ce6">
            <text:p>-70</text:p>
          </table:table-cell>
          <table:table-cell office:value-type="float" office:value="-0.93969262078590832" table:formula="msoxl:=SIN(A60*PI()/180)" table:style-name="ce6">
            <text:p>-0,939692621</text:p>
          </table:table-cell>
          <table:table-cell office:value-type="float" office:value="0.50000000000000011" table:formula="msoxl:=SIN(3*A60*PI()/180)" table:style-name="ce6">
            <text:p>0,5</text:p>
          </table:table-cell>
          <table:table-cell office:value-type="float" office:value="-2.8190778623577248" table:formula="msoxl:=3*SIN(A60*PI()/180)" table:style-name="ce6">
            <text:p>-2,819077862</text:p>
          </table:table-cell>
          <table:table-cell table:number-columns-repeated="16380"/>
        </table:table-row>
        <table:table-row table:style-name="ro1">
          <table:table-cell office:value-type="float" office:value="-65" table:style-name="ce6">
            <text:p>-65</text:p>
          </table:table-cell>
          <table:table-cell office:value-type="float" office:value="-0.90630778703664994" table:formula="msoxl:=SIN(A61*PI()/180)" table:style-name="ce6">
            <text:p>-0,906307787</text:p>
          </table:table-cell>
          <table:table-cell office:value-type="float" office:value="0.25881904510252035" table:formula="msoxl:=SIN(3*A61*PI()/180)" table:style-name="ce6">
            <text:p>0,258819045</text:p>
          </table:table-cell>
          <table:table-cell office:value-type="float" office:value="-2.7189233611099497" table:formula="msoxl:=3*SIN(A61*PI()/180)" table:style-name="ce6">
            <text:p>-2,718923361</text:p>
          </table:table-cell>
          <table:table-cell table:number-columns-repeated="16380"/>
        </table:table-row>
        <table:table-row table:style-name="ro1">
          <table:table-cell office:value-type="float" office:value="-60" table:style-name="ce6">
            <text:p>-60</text:p>
          </table:table-cell>
          <table:table-cell office:value-type="float" office:value="-0.8660254037844386" table:formula="msoxl:=SIN(A62*PI()/180)" table:style-name="ce6">
            <text:p>-0,866025404</text:p>
          </table:table-cell>
          <table:table-cell office:value-type="float" office:value="-1.22514845490862E-16" table:formula="msoxl:=SIN(3*A62*PI()/180)" table:style-name="ce6">
            <text:p>-1,22515E-16</text:p>
          </table:table-cell>
          <table:table-cell office:value-type="float" office:value="-2.598076211353316" table:formula="msoxl:=3*SIN(A62*PI()/180)" table:style-name="ce6">
            <text:p>-2,598076211</text:p>
          </table:table-cell>
          <table:table-cell table:number-columns-repeated="16380"/>
        </table:table-row>
        <table:table-row table:style-name="ro1">
          <table:table-cell office:value-type="float" office:value="-55" table:style-name="ce6">
            <text:p>-55</text:p>
          </table:table-cell>
          <table:table-cell office:value-type="float" office:value="-0.8191520442889918" table:formula="msoxl:=SIN(A63*PI()/180)" table:style-name="ce6">
            <text:p>-0,819152044</text:p>
          </table:table-cell>
          <table:table-cell office:value-type="float" office:value="-0.25881904510252102" table:formula="msoxl:=SIN(3*A63*PI()/180)" table:style-name="ce6">
            <text:p>-0,258819045</text:p>
          </table:table-cell>
          <table:table-cell office:value-type="float" office:value="-2.4574561328669753" table:formula="msoxl:=3*SIN(A63*PI()/180)" table:style-name="ce6">
            <text:p>-2,457456133</text:p>
          </table:table-cell>
          <table:table-cell table:number-columns-repeated="16380"/>
        </table:table-row>
        <table:table-row table:style-name="ro1">
          <table:table-cell office:value-type="float" office:value="-50" table:style-name="ce6">
            <text:p>-50</text:p>
          </table:table-cell>
          <table:table-cell office:value-type="float" office:value="-0.76604444311897801" table:formula="msoxl:=SIN(A64*PI()/180)" table:style-name="ce6">
            <text:p>-0,766044443</text:p>
          </table:table-cell>
          <table:table-cell office:value-type="float" office:value="-0.49999999999999994" table:formula="msoxl:=SIN(3*A64*PI()/180)" table:style-name="ce6">
            <text:p>-0,5</text:p>
          </table:table-cell>
          <table:table-cell office:value-type="float" office:value="-2.2981333293569342" table:formula="msoxl:=3*SIN(A64*PI()/180)" table:style-name="ce6">
            <text:p>-2,298133329</text:p>
          </table:table-cell>
          <table:table-cell table:number-columns-repeated="16380"/>
        </table:table-row>
        <table:table-row table:style-name="ro1">
          <table:table-cell office:value-type="float" office:value="-45" table:style-name="ce6">
            <text:p>-45</text:p>
          </table:table-cell>
          <table:table-cell office:value-type="float" office:value="-0.70710678118654746" table:formula="msoxl:=SIN(A65*PI()/180)" table:style-name="ce6">
            <text:p>-0,707106781</text:p>
          </table:table-cell>
          <table:table-cell office:value-type="float" office:value="-0.70710678118654757" table:formula="msoxl:=SIN(3*A65*PI()/180)" table:style-name="ce6">
            <text:p>-0,707106781</text:p>
          </table:table-cell>
          <table:table-cell office:value-type="float" office:value="-2.1213203435596424" table:formula="msoxl:=3*SIN(A65*PI()/180)" table:style-name="ce6">
            <text:p>-2,121320344</text:p>
          </table:table-cell>
          <table:table-cell table:number-columns-repeated="16380"/>
        </table:table-row>
        <table:table-row table:style-name="ro1">
          <table:table-cell office:value-type="float" office:value="-40" table:style-name="ce6">
            <text:p>-40</text:p>
          </table:table-cell>
          <table:table-cell office:value-type="float" office:value="-0.64278760968653925" table:formula="msoxl:=SIN(A66*PI()/180)" table:style-name="ce6">
            <text:p>-0,64278761</text:p>
          </table:table-cell>
          <table:table-cell office:value-type="float" office:value="-0.86602540378443871" table:formula="msoxl:=SIN(3*A66*PI()/180)" table:style-name="ce6">
            <text:p>-0,866025404</text:p>
          </table:table-cell>
          <table:table-cell office:value-type="float" office:value="-1.9283628290596178" table:formula="msoxl:=3*SIN(A66*PI()/180)" table:style-name="ce6">
            <text:p>-1,928362829</text:p>
          </table:table-cell>
          <table:table-cell table:number-columns-repeated="16380"/>
        </table:table-row>
        <table:table-row table:style-name="ro1">
          <table:table-cell office:value-type="float" office:value="-35" table:style-name="ce6">
            <text:p>-35</text:p>
          </table:table-cell>
          <table:table-cell office:value-type="float" office:value="-0.57357643635104605" table:formula="msoxl:=SIN(A67*PI()/180)" table:style-name="ce6">
            <text:p>-0,573576436</text:p>
          </table:table-cell>
          <table:table-cell office:value-type="float" office:value="-0.96592582628906831" table:formula="msoxl:=SIN(3*A67*PI()/180)" table:style-name="ce6">
            <text:p>-0,965925826</text:p>
          </table:table-cell>
          <table:table-cell office:value-type="float" office:value="-1.7207293090531381" table:formula="msoxl:=3*SIN(A67*PI()/180)" table:style-name="ce6">
            <text:p>-1,720729309</text:p>
          </table:table-cell>
          <table:table-cell table:number-columns-repeated="16380"/>
        </table:table-row>
        <table:table-row table:style-name="ro1">
          <table:table-cell office:value-type="float" office:value="-30" table:style-name="ce6">
            <text:p>-30</text:p>
          </table:table-cell>
          <table:table-cell office:value-type="float" office:value="-0.49999999999999994" table:formula="msoxl:=SIN(A68*PI()/180)" table:style-name="ce6">
            <text:p>-0,5</text:p>
          </table:table-cell>
          <table:table-cell office:value-type="float" office:value="-1" table:formula="msoxl:=SIN(3*A68*PI()/180)" table:style-name="ce6">
            <text:p>-1</text:p>
          </table:table-cell>
          <table:table-cell office:value-type="float" office:value="-1.4999999999999998" table:formula="msoxl:=3*SIN(A68*PI()/180)" table:style-name="ce6">
            <text:p>-1,5</text:p>
          </table:table-cell>
          <table:table-cell table:number-columns-repeated="16380"/>
        </table:table-row>
        <table:table-row table:style-name="ro1">
          <table:table-cell office:value-type="float" office:value="-25" table:style-name="ce6">
            <text:p>-25</text:p>
          </table:table-cell>
          <table:table-cell office:value-type="float" office:value="-0.42261826174069944" table:formula="msoxl:=SIN(A69*PI()/180)" table:style-name="ce6">
            <text:p>-0,422618262</text:p>
          </table:table-cell>
          <table:table-cell office:value-type="float" office:value="-0.96592582628906831" table:formula="msoxl:=SIN(3*A69*PI()/180)" table:style-name="ce6">
            <text:p>-0,965925826</text:p>
          </table:table-cell>
          <table:table-cell office:value-type="float" office:value="-1.2678547852220983" table:formula="msoxl:=3*SIN(A69*PI()/180)" table:style-name="ce6">
            <text:p>-1,267854785</text:p>
          </table:table-cell>
          <table:table-cell table:number-columns-repeated="16380"/>
        </table:table-row>
        <table:table-row table:style-name="ro1">
          <table:table-cell office:value-type="float" office:value="-20" table:style-name="ce6">
            <text:p>-20</text:p>
          </table:table-cell>
          <table:table-cell office:value-type="float" office:value="-0.34202014332566871" table:formula="msoxl:=SIN(A70*PI()/180)" table:style-name="ce6">
            <text:p>-0,342020143</text:p>
          </table:table-cell>
          <table:table-cell office:value-type="float" office:value="-0.8660254037844386" table:formula="msoxl:=SIN(3*A70*PI()/180)" table:style-name="ce6">
            <text:p>-0,866025404</text:p>
          </table:table-cell>
          <table:table-cell office:value-type="float" office:value="-1.0260604299770062" table:formula="msoxl:=3*SIN(A70*PI()/180)" table:style-name="ce6">
            <text:p>-1,02606043</text:p>
          </table:table-cell>
          <table:table-cell table:number-columns-repeated="16380"/>
        </table:table-row>
        <table:table-row table:style-name="ro1">
          <table:table-cell office:value-type="float" office:value="-15" table:style-name="ce6">
            <text:p>-15</text:p>
          </table:table-cell>
          <table:table-cell office:value-type="float" office:value="-0.25881904510252074" table:formula="msoxl:=SIN(A71*PI()/180)" table:style-name="ce6">
            <text:p>-0,258819045</text:p>
          </table:table-cell>
          <table:table-cell office:value-type="float" office:value="-0.70710678118654746" table:formula="msoxl:=SIN(3*A71*PI()/180)" table:style-name="ce6">
            <text:p>-0,707106781</text:p>
          </table:table-cell>
          <table:table-cell office:value-type="float" office:value="-0.77645713530756222" table:formula="msoxl:=3*SIN(A71*PI()/180)" table:style-name="ce6">
            <text:p>-0,776457135</text:p>
          </table:table-cell>
          <table:table-cell table:number-columns-repeated="16380"/>
        </table:table-row>
        <table:table-row table:style-name="ro1">
          <table:table-cell office:value-type="float" office:value="-10" table:style-name="ce6">
            <text:p>-10</text:p>
          </table:table-cell>
          <table:table-cell office:value-type="float" office:value="-0.17364817766693033" table:formula="msoxl:=SIN(A72*PI()/180)" table:style-name="ce6">
            <text:p>-0,173648178</text:p>
          </table:table-cell>
          <table:table-cell office:value-type="float" office:value="-0.49999999999999994" table:formula="msoxl:=SIN(3*A72*PI()/180)" table:style-name="ce6">
            <text:p>-0,5</text:p>
          </table:table-cell>
          <table:table-cell office:value-type="float" office:value="-0.52094453300079102" table:formula="msoxl:=3*SIN(A72*PI()/180)" table:style-name="ce6">
            <text:p>-0,520944533</text:p>
          </table:table-cell>
          <table:table-cell table:number-columns-repeated="16380"/>
        </table:table-row>
        <table:table-row table:style-name="ro1">
          <table:table-cell office:value-type="float" office:value="-5" table:style-name="ce6">
            <text:p>-5</text:p>
          </table:table-cell>
          <table:table-cell office:value-type="float" office:value="-8.7155742747658166E-2" table:formula="msoxl:=SIN(A73*PI()/180)" table:style-name="ce6">
            <text:p>-0,087155743</text:p>
          </table:table-cell>
          <table:table-cell office:value-type="float" office:value="-0.25881904510252074" table:formula="msoxl:=SIN(3*A73*PI()/180)" table:style-name="ce6">
            <text:p>-0,258819045</text:p>
          </table:table-cell>
          <table:table-cell office:value-type="float" office:value="-0.26146722824297453" table:formula="msoxl:=3*SIN(A73*PI()/180)" table:style-name="ce6">
            <text:p>-0,261467228</text:p>
          </table:table-cell>
          <table:table-cell table:number-columns-repeated="16380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formula="msoxl:=SIN(A74*PI()/180)" table:style-name="ce6">
            <text:p>0</text:p>
          </table:table-cell>
          <table:table-cell office:value-type="float" office:value="0" table:formula="msoxl:=SIN(3*A74*PI()/180)" table:style-name="ce6">
            <text:p>0</text:p>
          </table:table-cell>
          <table:table-cell office:value-type="float" office:value="0" table:formula="msoxl:=3*SIN(A74*PI()/180)" table:style-name="ce6">
            <text:p>0</text:p>
          </table:table-cell>
          <table:table-cell table:number-columns-repeated="16380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8.7155742747658166E-2" table:formula="msoxl:=SIN(A75*PI()/180)" table:style-name="ce6">
            <text:p>0,087155743</text:p>
          </table:table-cell>
          <table:table-cell office:value-type="float" office:value="0.25881904510252074" table:formula="msoxl:=SIN(3*A75*PI()/180)" table:style-name="ce6">
            <text:p>0,258819045</text:p>
          </table:table-cell>
          <table:table-cell office:value-type="float" office:value="0.26146722824297453" table:formula="msoxl:=3*SIN(A75*PI()/180)" table:style-name="ce6">
            <text:p>0,261467228</text:p>
          </table:table-cell>
          <table:table-cell table:number-columns-repeated="16380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float" office:value="0.17364817766693033" table:formula="msoxl:=SIN(A76*PI()/180)" table:style-name="ce6">
            <text:p>0,173648178</text:p>
          </table:table-cell>
          <table:table-cell office:value-type="float" office:value="0.49999999999999994" table:formula="msoxl:=SIN(3*A76*PI()/180)" table:style-name="ce6">
            <text:p>0,5</text:p>
          </table:table-cell>
          <table:table-cell office:value-type="float" office:value="0.52094453300079102" table:formula="msoxl:=3*SIN(A76*PI()/180)" table:style-name="ce6">
            <text:p>0,520944533</text:p>
          </table:table-cell>
          <table:table-cell table:number-columns-repeated="16380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float" office:value="0.25881904510252074" table:formula="msoxl:=SIN(A77*PI()/180)" table:style-name="ce6">
            <text:p>0,258819045</text:p>
          </table:table-cell>
          <table:table-cell office:value-type="float" office:value="0.70710678118654746" table:formula="msoxl:=SIN(3*A77*PI()/180)" table:style-name="ce6">
            <text:p>0,707106781</text:p>
          </table:table-cell>
          <table:table-cell office:value-type="float" office:value="0.77645713530756222" table:formula="msoxl:=3*SIN(A77*PI()/180)" table:style-name="ce6">
            <text:p>0,776457135</text:p>
          </table:table-cell>
          <table:table-cell table:number-columns-repeated="16380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float" office:value="0.34202014332566871" table:formula="msoxl:=SIN(A78*PI()/180)" table:style-name="ce6">
            <text:p>0,342020143</text:p>
          </table:table-cell>
          <table:table-cell office:value-type="float" office:value="0.8660254037844386" table:formula="msoxl:=SIN(3*A78*PI()/180)" table:style-name="ce6">
            <text:p>0,866025404</text:p>
          </table:table-cell>
          <table:table-cell office:value-type="float" office:value="1.0260604299770062" table:formula="msoxl:=3*SIN(A78*PI()/180)" table:style-name="ce6">
            <text:p>1,02606043</text:p>
          </table:table-cell>
          <table:table-cell table:number-columns-repeated="16380"/>
        </table:table-row>
        <table:table-row table:style-name="ro1">
          <table:table-cell office:value-type="float" office:value="25" table:style-name="ce6">
            <text:p>25</text:p>
          </table:table-cell>
          <table:table-cell office:value-type="float" office:value="0.42261826174069944" table:formula="msoxl:=SIN(A79*PI()/180)" table:style-name="ce6">
            <text:p>0,422618262</text:p>
          </table:table-cell>
          <table:table-cell office:value-type="float" office:value="0.96592582628906831" table:formula="msoxl:=SIN(3*A79*PI()/180)" table:style-name="ce6">
            <text:p>0,965925826</text:p>
          </table:table-cell>
          <table:table-cell office:value-type="float" office:value="1.2678547852220983" table:formula="msoxl:=3*SIN(A79*PI()/180)" table:style-name="ce6">
            <text:p>1,267854785</text:p>
          </table:table-cell>
          <table:table-cell table:number-columns-repeated="16380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float" office:value="0.49999999999999994" table:formula="msoxl:=SIN(A80*PI()/180)" table:style-name="ce6">
            <text:p>0,5</text:p>
          </table:table-cell>
          <table:table-cell office:value-type="float" office:value="1" table:formula="msoxl:=SIN(3*A80*PI()/180)" table:style-name="ce6">
            <text:p>1</text:p>
          </table:table-cell>
          <table:table-cell office:value-type="float" office:value="1.4999999999999998" table:formula="msoxl:=3*SIN(A80*PI()/180)" table:style-name="ce6">
            <text:p>1,5</text:p>
          </table:table-cell>
          <table:table-cell table:number-columns-repeated="16380"/>
        </table:table-row>
        <table:table-row table:style-name="ro1">
          <table:table-cell office:value-type="float" office:value="35" table:style-name="ce6">
            <text:p>35</text:p>
          </table:table-cell>
          <table:table-cell office:value-type="float" office:value="0.57357643635104605" table:formula="msoxl:=SIN(A81*PI()/180)" table:style-name="ce6">
            <text:p>0,573576436</text:p>
          </table:table-cell>
          <table:table-cell office:value-type="float" office:value="0.96592582628906831" table:formula="msoxl:=SIN(3*A81*PI()/180)" table:style-name="ce6">
            <text:p>0,965925826</text:p>
          </table:table-cell>
          <table:table-cell office:value-type="float" office:value="1.7207293090531381" table:formula="msoxl:=3*SIN(A81*PI()/180)" table:style-name="ce6">
            <text:p>1,720729309</text:p>
          </table:table-cell>
          <table:table-cell table:number-columns-repeated="16380"/>
        </table:table-row>
        <table:table-row table:style-name="ro1">
          <table:table-cell office:value-type="float" office:value="40" table:style-name="ce6">
            <text:p>40</text:p>
          </table:table-cell>
          <table:table-cell office:value-type="float" office:value="0.64278760968653925" table:formula="msoxl:=SIN(A82*PI()/180)" table:style-name="ce6">
            <text:p>0,64278761</text:p>
          </table:table-cell>
          <table:table-cell office:value-type="float" office:value="0.86602540378443871" table:formula="msoxl:=SIN(3*A82*PI()/180)" table:style-name="ce6">
            <text:p>0,866025404</text:p>
          </table:table-cell>
          <table:table-cell office:value-type="float" office:value="1.9283628290596178" table:formula="msoxl:=3*SIN(A82*PI()/180)" table:style-name="ce6">
            <text:p>1,928362829</text:p>
          </table:table-cell>
          <table:table-cell table:number-columns-repeated="16380"/>
        </table:table-row>
        <table:table-row table:style-name="ro1">
          <table:table-cell office:value-type="float" office:value="45" table:style-name="ce6">
            <text:p>45</text:p>
          </table:table-cell>
          <table:table-cell office:value-type="float" office:value="0.70710678118654746" table:formula="msoxl:=SIN(A83*PI()/180)" table:style-name="ce6">
            <text:p>0,707106781</text:p>
          </table:table-cell>
          <table:table-cell office:value-type="float" office:value="0.70710678118654757" table:formula="msoxl:=SIN(3*A83*PI()/180)" table:style-name="ce6">
            <text:p>0,707106781</text:p>
          </table:table-cell>
          <table:table-cell office:value-type="float" office:value="2.1213203435596424" table:formula="msoxl:=3*SIN(A83*PI()/180)" table:style-name="ce6">
            <text:p>2,121320344</text:p>
          </table:table-cell>
          <table:table-cell table:number-columns-repeated="16380"/>
        </table:table-row>
        <table:table-row table:style-name="ro1">
          <table:table-cell office:value-type="float" office:value="50" table:style-name="ce6">
            <text:p>50</text:p>
          </table:table-cell>
          <table:table-cell office:value-type="float" office:value="0.76604444311897801" table:formula="msoxl:=SIN(A84*PI()/180)" table:style-name="ce6">
            <text:p>0,766044443</text:p>
          </table:table-cell>
          <table:table-cell office:value-type="float" office:value="0.49999999999999994" table:formula="msoxl:=SIN(3*A84*PI()/180)" table:style-name="ce6">
            <text:p>0,5</text:p>
          </table:table-cell>
          <table:table-cell office:value-type="float" office:value="2.2981333293569342" table:formula="msoxl:=3*SIN(A84*PI()/180)" table:style-name="ce6">
            <text:p>2,298133329</text:p>
          </table:table-cell>
          <table:table-cell table:number-columns-repeated="16380"/>
        </table:table-row>
        <table:table-row table:style-name="ro1">
          <table:table-cell office:value-type="float" office:value="55" table:style-name="ce6">
            <text:p>55</text:p>
          </table:table-cell>
          <table:table-cell office:value-type="float" office:value="0.8191520442889918" table:formula="msoxl:=SIN(A85*PI()/180)" table:style-name="ce6">
            <text:p>0,819152044</text:p>
          </table:table-cell>
          <table:table-cell office:value-type="float" office:value="0.25881904510252102" table:formula="msoxl:=SIN(3*A85*PI()/180)" table:style-name="ce6">
            <text:p>0,258819045</text:p>
          </table:table-cell>
          <table:table-cell office:value-type="float" office:value="2.4574561328669753" table:formula="msoxl:=3*SIN(A85*PI()/180)" table:style-name="ce6">
            <text:p>2,457456133</text:p>
          </table:table-cell>
          <table:table-cell table:number-columns-repeated="16380"/>
        </table:table-row>
        <table:table-row table:style-name="ro1">
          <table:table-cell office:value-type="float" office:value="60" table:style-name="ce6">
            <text:p>60</text:p>
          </table:table-cell>
          <table:table-cell office:value-type="float" office:value="0.8660254037844386" table:formula="msoxl:=SIN(A86*PI()/180)" table:style-name="ce6">
            <text:p>0,866025404</text:p>
          </table:table-cell>
          <table:table-cell office:value-type="float" office:value="1.22514845490862E-16" table:formula="msoxl:=SIN(3*A86*PI()/180)" table:style-name="ce6">
            <text:p>1,22515E-16</text:p>
          </table:table-cell>
          <table:table-cell office:value-type="float" office:value="2.598076211353316" table:formula="msoxl:=3*SIN(A86*PI()/180)" table:style-name="ce6">
            <text:p>2,598076211</text:p>
          </table:table-cell>
          <table:table-cell table:number-columns-repeated="16380"/>
        </table:table-row>
        <table:table-row table:style-name="ro1">
          <table:table-cell office:value-type="float" office:value="65" table:style-name="ce6">
            <text:p>65</text:p>
          </table:table-cell>
          <table:table-cell office:value-type="float" office:value="0.90630778703664994" table:formula="msoxl:=SIN(A87*PI()/180)" table:style-name="ce6">
            <text:p>0,906307787</text:p>
          </table:table-cell>
          <table:table-cell office:value-type="float" office:value="-0.25881904510252035" table:formula="msoxl:=SIN(3*A87*PI()/180)" table:style-name="ce6">
            <text:p>-0,258819045</text:p>
          </table:table-cell>
          <table:table-cell office:value-type="float" office:value="2.7189233611099497" table:formula="msoxl:=3*SIN(A87*PI()/180)" table:style-name="ce6">
            <text:p>2,718923361</text:p>
          </table:table-cell>
          <table:table-cell table:number-columns-repeated="16380"/>
        </table:table-row>
        <table:table-row table:style-name="ro1">
          <table:table-cell office:value-type="float" office:value="70" table:style-name="ce6">
            <text:p>70</text:p>
          </table:table-cell>
          <table:table-cell office:value-type="float" office:value="0.93969262078590832" table:formula="msoxl:=SIN(A88*PI()/180)" table:style-name="ce6">
            <text:p>0,939692621</text:p>
          </table:table-cell>
          <table:table-cell office:value-type="float" office:value="-0.50000000000000011" table:formula="msoxl:=SIN(3*A88*PI()/180)" table:style-name="ce6">
            <text:p>-0,5</text:p>
          </table:table-cell>
          <table:table-cell office:value-type="float" office:value="2.8190778623577248" table:formula="msoxl:=3*SIN(A88*PI()/180)" table:style-name="ce6">
            <text:p>2,819077862</text:p>
          </table:table-cell>
          <table:table-cell table:number-columns-repeated="16380"/>
        </table:table-row>
        <table:table-row table:style-name="ro1">
          <table:table-cell office:value-type="float" office:value="75" table:style-name="ce6">
            <text:p>75</text:p>
          </table:table-cell>
          <table:table-cell office:value-type="float" office:value="0.96592582628906831" table:formula="msoxl:=SIN(A89*PI()/180)" table:style-name="ce6">
            <text:p>0,965925826</text:p>
          </table:table-cell>
          <table:table-cell office:value-type="float" office:value="-0.70710678118654746" table:formula="msoxl:=SIN(3*A89*PI()/180)" table:style-name="ce6">
            <text:p>-0,707106781</text:p>
          </table:table-cell>
          <table:table-cell office:value-type="float" office:value="2.897777478867205" table:formula="msoxl:=3*SIN(A89*PI()/180)" table:style-name="ce6">
            <text:p>2,897777479</text:p>
          </table:table-cell>
          <table:table-cell table:number-columns-repeated="16380"/>
        </table:table-row>
        <table:table-row table:style-name="ro1">
          <table:table-cell office:value-type="float" office:value="80" table:style-name="ce6">
            <text:p>80</text:p>
          </table:table-cell>
          <table:table-cell office:value-type="float" office:value="0.98480775301220802" table:formula="msoxl:=SIN(A90*PI()/180)" table:style-name="ce6">
            <text:p>0,984807753</text:p>
          </table:table-cell>
          <table:table-cell office:value-type="float" office:value="-0.86602540378443837" table:formula="msoxl:=SIN(3*A90*PI()/180)" table:style-name="ce6">
            <text:p>-0,866025404</text:p>
          </table:table-cell>
          <table:table-cell office:value-type="float" office:value="2.9544232590366239" table:formula="msoxl:=3*SIN(A90*PI()/180)" table:style-name="ce6">
            <text:p>2,954423259</text:p>
          </table:table-cell>
          <table:table-cell table:number-columns-repeated="16380"/>
        </table:table-row>
        <table:table-row table:style-name="ro1">
          <table:table-cell office:value-type="float" office:value="85" table:style-name="ce6">
            <text:p>85</text:p>
          </table:table-cell>
          <table:table-cell office:value-type="float" office:value="0.99619469809174555" table:formula="msoxl:=SIN(A91*PI()/180)" table:style-name="ce6">
            <text:p>0,996194698</text:p>
          </table:table-cell>
          <table:table-cell office:value-type="float" office:value="-0.96592582628906831" table:formula="msoxl:=SIN(3*A91*PI()/180)" table:style-name="ce6">
            <text:p>-0,965925826</text:p>
          </table:table-cell>
          <table:table-cell office:value-type="float" office:value="2.9885840942752369" table:formula="msoxl:=3*SIN(A91*PI()/180)" table:style-name="ce6">
            <text:p>2,988584094</text:p>
          </table:table-cell>
          <table:table-cell table:number-columns-repeated="16380"/>
        </table:table-row>
        <table:table-row table:style-name="ro1">
          <table:table-cell office:value-type="float" office:value="90" table:style-name="ce6">
            <text:p>90</text:p>
          </table:table-cell>
          <table:table-cell office:value-type="float" office:value="1" table:formula="msoxl:=SIN(A92*PI()/180)" table:style-name="ce6">
            <text:p>1</text:p>
          </table:table-cell>
          <table:table-cell office:value-type="float" office:value="-1" table:formula="msoxl:=SIN(3*A92*PI()/180)" table:style-name="ce6">
            <text:p>-1</text:p>
          </table:table-cell>
          <table:table-cell office:value-type="float" office:value="3" table:formula="msoxl:=3*SIN(A92*PI()/180)" table:style-name="ce6">
            <text:p>3</text:p>
          </table:table-cell>
          <table:table-cell table:number-columns-repeated="16380"/>
        </table:table-row>
        <table:table-row table:style-name="ro1">
          <table:table-cell office:value-type="float" office:value="95" table:style-name="ce6">
            <text:p>95</text:p>
          </table:table-cell>
          <table:table-cell office:value-type="float" office:value="0.99619469809174555" table:formula="msoxl:=SIN(A93*PI()/180)" table:style-name="ce6">
            <text:p>0,996194698</text:p>
          </table:table-cell>
          <table:table-cell office:value-type="float" office:value="-0.9659258262890682" table:formula="msoxl:=SIN(3*A93*PI()/180)" table:style-name="ce6">
            <text:p>-0,965925826</text:p>
          </table:table-cell>
          <table:table-cell office:value-type="float" office:value="2.9885840942752369" table:formula="msoxl:=3*SIN(A93*PI()/180)" table:style-name="ce6">
            <text:p>2,988584094</text:p>
          </table:table-cell>
          <table:table-cell table:number-columns-repeated="16380"/>
        </table:table-row>
        <table:table-row table:style-name="ro1">
          <table:table-cell office:value-type="float" office:value="100" table:style-name="ce6">
            <text:p>100</text:p>
          </table:table-cell>
          <table:table-cell office:value-type="float" office:value="0.98480775301220802" table:formula="msoxl:=SIN(A94*PI()/180)" table:style-name="ce6">
            <text:p>0,984807753</text:p>
          </table:table-cell>
          <table:table-cell office:value-type="float" office:value="-0.8660254037844386" table:formula="msoxl:=SIN(3*A94*PI()/180)" table:style-name="ce6">
            <text:p>-0,866025404</text:p>
          </table:table-cell>
          <table:table-cell office:value-type="float" office:value="2.9544232590366239" table:formula="msoxl:=3*SIN(A94*PI()/180)" table:style-name="ce6">
            <text:p>2,954423259</text:p>
          </table:table-cell>
          <table:table-cell table:number-columns-repeated="16380"/>
        </table:table-row>
        <table:table-row table:style-name="ro1">
          <table:table-cell office:value-type="float" office:value="105" table:style-name="ce6">
            <text:p>105</text:p>
          </table:table-cell>
          <table:table-cell office:value-type="float" office:value="0.96592582628906831" table:formula="msoxl:=SIN(A95*PI()/180)" table:style-name="ce6">
            <text:p>0,965925826</text:p>
          </table:table-cell>
          <table:table-cell office:value-type="float" office:value="-0.70710678118654768" table:formula="msoxl:=SIN(3*A95*PI()/180)" table:style-name="ce6">
            <text:p>-0,707106781</text:p>
          </table:table-cell>
          <table:table-cell office:value-type="float" office:value="2.897777478867205" table:formula="msoxl:=3*SIN(A95*PI()/180)" table:style-name="ce6">
            <text:p>2,897777479</text:p>
          </table:table-cell>
          <table:table-cell table:number-columns-repeated="16380"/>
        </table:table-row>
        <table:table-row table:style-name="ro1">
          <table:table-cell office:value-type="float" office:value="110" table:style-name="ce6">
            <text:p>110</text:p>
          </table:table-cell>
          <table:table-cell office:value-type="float" office:value="0.93969262078590843" table:formula="msoxl:=SIN(A96*PI()/180)" table:style-name="ce6">
            <text:p>0,939692621</text:p>
          </table:table-cell>
          <table:table-cell office:value-type="float" office:value="-0.50000000000000044" table:formula="msoxl:=SIN(3*A96*PI()/180)" table:style-name="ce6">
            <text:p>-0,5</text:p>
          </table:table-cell>
          <table:table-cell office:value-type="float" office:value="2.8190778623577253" table:formula="msoxl:=3*SIN(A96*PI()/180)" table:style-name="ce6">
            <text:p>2,819077862</text:p>
          </table:table-cell>
          <table:table-cell table:number-columns-repeated="16380"/>
        </table:table-row>
        <table:table-row table:style-name="ro1">
          <table:table-cell office:value-type="float" office:value="115" table:style-name="ce6">
            <text:p>115</text:p>
          </table:table-cell>
          <table:table-cell office:value-type="float" office:value="0.90630778703665005" table:formula="msoxl:=SIN(A97*PI()/180)" table:style-name="ce6">
            <text:p>0,906307787</text:p>
          </table:table-cell>
          <table:table-cell office:value-type="float" office:value="-0.25881904510252068" table:formula="msoxl:=SIN(3*A97*PI()/180)" table:style-name="ce6">
            <text:p>-0,258819045</text:p>
          </table:table-cell>
          <table:table-cell office:value-type="float" office:value="2.7189233611099501" table:formula="msoxl:=3*SIN(A97*PI()/180)" table:style-name="ce6">
            <text:p>2,718923361</text:p>
          </table:table-cell>
          <table:table-cell table:number-columns-repeated="16380"/>
        </table:table-row>
        <table:table-row table:style-name="ro1">
          <table:table-cell office:value-type="float" office:value="120" table:style-name="ce6">
            <text:p>120</text:p>
          </table:table-cell>
          <table:table-cell office:value-type="float" office:value="0.86602540378443871" table:formula="msoxl:=SIN(A98*PI()/180)" table:style-name="ce6">
            <text:p>0,866025404</text:p>
          </table:table-cell>
          <table:table-cell office:value-type="float" office:value="-2.45029690981724E-16" table:formula="msoxl:=SIN(3*A98*PI()/180)" table:style-name="ce6">
            <text:p>-2,4503E-16</text:p>
          </table:table-cell>
          <table:table-cell office:value-type="float" office:value="2.598076211353316" table:formula="msoxl:=3*SIN(A98*PI()/180)" table:style-name="ce6">
            <text:p>2,598076211</text:p>
          </table:table-cell>
          <table:table-cell table:number-columns-repeated="16380"/>
        </table:table-row>
        <table:table-row table:style-name="ro1">
          <table:table-cell office:value-type="float" office:value="125" table:style-name="ce6">
            <text:p>125</text:p>
          </table:table-cell>
          <table:table-cell office:value-type="float" office:value="0.81915204428899202" table:formula="msoxl:=SIN(A99*PI()/180)" table:style-name="ce6">
            <text:p>0,819152044</text:p>
          </table:table-cell>
          <table:table-cell office:value-type="float" office:value="0.25881904510252024" table:formula="msoxl:=SIN(3*A99*PI()/180)" table:style-name="ce6">
            <text:p>0,258819045</text:p>
          </table:table-cell>
          <table:table-cell office:value-type="float" office:value="2.4574561328669762" table:formula="msoxl:=3*SIN(A99*PI()/180)" table:style-name="ce6">
            <text:p>2,457456133</text:p>
          </table:table-cell>
          <table:table-cell table:number-columns-repeated="16380"/>
        </table:table-row>
        <table:table-row table:style-name="ro1">
          <table:table-cell office:value-type="float" office:value="130" table:style-name="ce6">
            <text:p>130</text:p>
          </table:table-cell>
          <table:table-cell office:value-type="float" office:value="0.76604444311897801" table:formula="msoxl:=SIN(A100*PI()/180)" table:style-name="ce6">
            <text:p>0,766044443</text:p>
          </table:table-cell>
          <table:table-cell office:value-type="float" office:value="0.49999999999999928" table:formula="msoxl:=SIN(3*A100*PI()/180)" table:style-name="ce6">
            <text:p>0,5</text:p>
          </table:table-cell>
          <table:table-cell office:value-type="float" office:value="2.2981333293569342" table:formula="msoxl:=3*SIN(A100*PI()/180)" table:style-name="ce6">
            <text:p>2,298133329</text:p>
          </table:table-cell>
          <table:table-cell table:number-columns-repeated="16380"/>
        </table:table-row>
        <table:table-row table:style-name="ro1">
          <table:table-cell office:value-type="float" office:value="135" table:style-name="ce6">
            <text:p>135</text:p>
          </table:table-cell>
          <table:table-cell office:value-type="float" office:value="0.70710678118654757" table:formula="msoxl:=SIN(A101*PI()/180)" table:style-name="ce6">
            <text:p>0,707106781</text:p>
          </table:table-cell>
          <table:table-cell office:value-type="float" office:value="0.70710678118654668" table:formula="msoxl:=SIN(3*A101*PI()/180)" table:style-name="ce6">
            <text:p>0,707106781</text:p>
          </table:table-cell>
          <table:table-cell office:value-type="float" office:value="2.1213203435596428" table:formula="msoxl:=3*SIN(A101*PI()/180)" table:style-name="ce6">
            <text:p>2,121320344</text:p>
          </table:table-cell>
          <table:table-cell table:number-columns-repeated="16380"/>
        </table:table-row>
        <table:table-row table:style-name="ro1">
          <table:table-cell office:value-type="float" office:value="140" table:style-name="ce6">
            <text:p>140</text:p>
          </table:table-cell>
          <table:table-cell office:value-type="float" office:value="0.64278760968653947" table:formula="msoxl:=SIN(A102*PI()/180)" table:style-name="ce6">
            <text:p>0,64278761</text:p>
          </table:table-cell>
          <table:table-cell office:value-type="float" office:value="0.86602540378443882" table:formula="msoxl:=SIN(3*A102*PI()/180)" table:style-name="ce6">
            <text:p>0,866025404</text:p>
          </table:table-cell>
          <table:table-cell office:value-type="float" office:value="1.9283628290596184" table:formula="msoxl:=3*SIN(A102*PI()/180)" table:style-name="ce6">
            <text:p>1,928362829</text:p>
          </table:table-cell>
          <table:table-cell table:number-columns-repeated="16380"/>
        </table:table-row>
        <table:table-row table:style-name="ro1">
          <table:table-cell office:value-type="float" office:value="145" table:style-name="ce6">
            <text:p>145</text:p>
          </table:table-cell>
          <table:table-cell office:value-type="float" office:value="0.57357643635104638" table:formula="msoxl:=SIN(A103*PI()/180)" table:style-name="ce6">
            <text:p>0,573576436</text:p>
          </table:table-cell>
          <table:table-cell office:value-type="float" office:value="0.96592582628906831" table:formula="msoxl:=SIN(3*A103*PI()/180)" table:style-name="ce6">
            <text:p>0,965925826</text:p>
          </table:table-cell>
          <table:table-cell office:value-type="float" office:value="1.720729309053139" table:formula="msoxl:=3*SIN(A103*PI()/180)" table:style-name="ce6">
            <text:p>1,720729309</text:p>
          </table:table-cell>
          <table:table-cell table:number-columns-repeated="16380"/>
        </table:table-row>
        <table:table-row table:style-name="ro1">
          <table:table-cell office:value-type="float" office:value="150" table:style-name="ce6">
            <text:p>150</text:p>
          </table:table-cell>
          <table:table-cell office:value-type="float" office:value="0.49999999999999994" table:formula="msoxl:=SIN(A104*PI()/180)" table:style-name="ce6">
            <text:p>0,5</text:p>
          </table:table-cell>
          <table:table-cell office:value-type="float" office:value="1" table:formula="msoxl:=SIN(3*A104*PI()/180)" table:style-name="ce6">
            <text:p>1</text:p>
          </table:table-cell>
          <table:table-cell office:value-type="float" office:value="1.4999999999999998" table:formula="msoxl:=3*SIN(A104*PI()/180)" table:style-name="ce6">
            <text:p>1,5</text:p>
          </table:table-cell>
          <table:table-cell table:number-columns-repeated="16380"/>
        </table:table-row>
        <table:table-row table:style-name="ro1">
          <table:table-cell office:value-type="float" office:value="155" table:style-name="ce6">
            <text:p>155</text:p>
          </table:table-cell>
          <table:table-cell office:value-type="float" office:value="0.4226182617406995" table:formula="msoxl:=SIN(A105*PI()/180)" table:style-name="ce6">
            <text:p>0,422618262</text:p>
          </table:table-cell>
          <table:table-cell office:value-type="float" office:value="0.96592582628906842" table:formula="msoxl:=SIN(3*A105*PI()/180)" table:style-name="ce6">
            <text:p>0,965925826</text:p>
          </table:table-cell>
          <table:table-cell office:value-type="float" office:value="1.2678547852220985" table:formula="msoxl:=3*SIN(A105*PI()/180)" table:style-name="ce6">
            <text:p>1,267854785</text:p>
          </table:table-cell>
          <table:table-cell table:number-columns-repeated="16380"/>
        </table:table-row>
        <table:table-row table:style-name="ro1">
          <table:table-cell office:value-type="float" office:value="160" table:style-name="ce6">
            <text:p>160</text:p>
          </table:table-cell>
          <table:table-cell office:value-type="float" office:value="0.34202014332566888" table:formula="msoxl:=SIN(A106*PI()/180)" table:style-name="ce6">
            <text:p>0,342020143</text:p>
          </table:table-cell>
          <table:table-cell office:value-type="float" office:value="0.86602540378443915" table:formula="msoxl:=SIN(3*A106*PI()/180)" table:style-name="ce6">
            <text:p>0,866025404</text:p>
          </table:table-cell>
          <table:table-cell office:value-type="float" office:value="1.0260604299770066" table:formula="msoxl:=3*SIN(A106*PI()/180)" table:style-name="ce6">
            <text:p>1,02606043</text:p>
          </table:table-cell>
          <table:table-cell table:number-columns-repeated="16380"/>
        </table:table-row>
        <table:table-row table:style-name="ro1">
          <table:table-cell office:value-type="float" office:value="165" table:style-name="ce6">
            <text:p>165</text:p>
          </table:table-cell>
          <table:table-cell office:value-type="float" office:value="0.25881904510252102" table:formula="msoxl:=SIN(A107*PI()/180)" table:style-name="ce6">
            <text:p>0,258819045</text:p>
          </table:table-cell>
          <table:table-cell office:value-type="float" office:value="0.70710678118654713" table:formula="msoxl:=SIN(3*A107*PI()/180)" table:style-name="ce6">
            <text:p>0,707106781</text:p>
          </table:table-cell>
          <table:table-cell office:value-type="float" office:value="0.77645713530756311" table:formula="msoxl:=3*SIN(A107*PI()/180)" table:style-name="ce6">
            <text:p>0,776457135</text:p>
          </table:table-cell>
          <table:table-cell table:number-columns-repeated="16380"/>
        </table:table-row>
        <table:table-row table:style-name="ro1">
          <table:table-cell office:value-type="float" office:value="170" table:style-name="ce6">
            <text:p>170</text:p>
          </table:table-cell>
          <table:table-cell office:value-type="float" office:value="0.17364817766693028" table:formula="msoxl:=SIN(A108*PI()/180)" table:style-name="ce6">
            <text:p>0,173648178</text:p>
          </table:table-cell>
          <table:table-cell office:value-type="float" office:value="0.49999999999999978" table:formula="msoxl:=SIN(3*A108*PI()/180)" table:style-name="ce6">
            <text:p>0,5</text:p>
          </table:table-cell>
          <table:table-cell office:value-type="float" office:value="0.5209445330007908" table:formula="msoxl:=3*SIN(A108*PI()/180)" table:style-name="ce6">
            <text:p>0,520944533</text:p>
          </table:table-cell>
          <table:table-cell table:number-columns-repeated="16380"/>
        </table:table-row>
        <table:table-row table:style-name="ro1">
          <table:table-cell office:value-type="float" office:value="175" table:style-name="ce6">
            <text:p>175</text:p>
          </table:table-cell>
          <table:table-cell office:value-type="float" office:value="8.7155742747658638E-2" table:formula="msoxl:=SIN(A109*PI()/180)" table:style-name="ce6">
            <text:p>0,087155743</text:p>
          </table:table-cell>
          <table:table-cell office:value-type="float" office:value="0.25881904510252079" table:formula="msoxl:=SIN(3*A109*PI()/180)" table:style-name="ce6">
            <text:p>0,258819045</text:p>
          </table:table-cell>
          <table:table-cell office:value-type="float" office:value="0.26146722824297591" table:formula="msoxl:=3*SIN(A109*PI()/180)" table:style-name="ce6">
            <text:p>0,261467228</text:p>
          </table:table-cell>
          <table:table-cell table:number-columns-repeated="16380"/>
        </table:table-row>
        <table:table-row table:style-name="ro1">
          <table:table-cell office:value-type="float" office:value="180" table:style-name="ce6">
            <text:p>180</text:p>
          </table:table-cell>
          <table:table-cell office:value-type="float" office:value="1.22514845490862E-16" table:formula="msoxl:=SIN(A110*PI()/180)" table:style-name="ce6">
            <text:p>1,22515E-16</text:p>
          </table:table-cell>
          <table:table-cell office:value-type="float" office:value="3.67544536472586E-16" table:formula="msoxl:=SIN(3*A110*PI()/180)" table:style-name="ce6">
            <text:p>3,67545E-16</text:p>
          </table:table-cell>
          <table:table-cell office:value-type="float" office:value="3.67544536472586E-16" table:formula="msoxl:=3*SIN(A110*PI()/180)" table:style-name="ce6">
            <text:p>3,67545E-16</text:p>
          </table:table-cell>
          <table:table-cell table:number-columns-repeated="16380"/>
        </table:table-row>
        <table:table-row table:style-name="ro1">
          <table:table-cell office:value-type="float" office:value="185" table:style-name="ce6">
            <text:p>185</text:p>
          </table:table-cell>
          <table:table-cell office:value-type="float" office:value="-8.7155742747657944E-2" table:formula="msoxl:=SIN(A111*PI()/180)" table:style-name="ce6">
            <text:p>-0,087155743</text:p>
          </table:table-cell>
          <table:table-cell office:value-type="float" office:value="-0.25881904510252185" table:formula="msoxl:=SIN(3*A111*PI()/180)" table:style-name="ce6">
            <text:p>-0,258819045</text:p>
          </table:table-cell>
          <table:table-cell office:value-type="float" office:value="-0.26146722824297386" table:formula="msoxl:=3*SIN(A111*PI()/180)" table:style-name="ce6">
            <text:p>-0,261467228</text:p>
          </table:table-cell>
          <table:table-cell table:number-columns-repeated="16380"/>
        </table:table-row>
        <table:table-row table:style-name="ro1">
          <table:table-cell office:value-type="float" office:value="190" table:style-name="ce6">
            <text:p>190</text:p>
          </table:table-cell>
          <table:table-cell office:value-type="float" office:value="-0.17364817766693047" table:formula="msoxl:=SIN(A112*PI()/180)" table:style-name="ce6">
            <text:p>-0,173648178</text:p>
          </table:table-cell>
          <table:table-cell office:value-type="float" office:value="-0.50000000000000067" table:formula="msoxl:=SIN(3*A112*PI()/180)" table:style-name="ce6">
            <text:p>-0,5</text:p>
          </table:table-cell>
          <table:table-cell office:value-type="float" office:value="-0.52094453300079135" table:formula="msoxl:=3*SIN(A112*PI()/180)" table:style-name="ce6">
            <text:p>-0,520944533</text:p>
          </table:table-cell>
          <table:table-cell table:number-columns-repeated="16380"/>
        </table:table-row>
        <table:table-row table:style-name="ro1">
          <table:table-cell office:value-type="float" office:value="195" table:style-name="ce6">
            <text:p>195</text:p>
          </table:table-cell>
          <table:table-cell office:value-type="float" office:value="-0.25881904510252035" table:formula="msoxl:=SIN(A113*PI()/180)" table:style-name="ce6">
            <text:p>-0,258819045</text:p>
          </table:table-cell>
          <table:table-cell office:value-type="float" office:value="-0.70710678118654791" table:formula="msoxl:=SIN(3*A113*PI()/180)" table:style-name="ce6">
            <text:p>-0,707106781</text:p>
          </table:table-cell>
          <table:table-cell office:value-type="float" office:value="-0.77645713530756111" table:formula="msoxl:=3*SIN(A113*PI()/180)" table:style-name="ce6">
            <text:p>-0,776457135</text:p>
          </table:table-cell>
          <table:table-cell table:number-columns-repeated="16380"/>
        </table:table-row>
        <table:table-row table:style-name="ro1">
          <table:table-cell office:value-type="float" office:value="200" table:style-name="ce6">
            <text:p>200</text:p>
          </table:table-cell>
          <table:table-cell office:value-type="float" office:value="-0.34202014332566866" table:formula="msoxl:=SIN(A114*PI()/180)" table:style-name="ce6">
            <text:p>-0,342020143</text:p>
          </table:table-cell>
          <table:table-cell office:value-type="float" office:value="-0.86602540378443871" table:formula="msoxl:=SIN(3*A114*PI()/180)" table:style-name="ce6">
            <text:p>-0,866025404</text:p>
          </table:table-cell>
          <table:table-cell office:value-type="float" office:value="-1.026060429977006" table:formula="msoxl:=3*SIN(A114*PI()/180)" table:style-name="ce6">
            <text:p>-1,02606043</text:p>
          </table:table-cell>
          <table:table-cell table:number-columns-repeated="16380"/>
        </table:table-row>
        <table:table-row table:style-name="ro1">
          <table:table-cell office:value-type="float" office:value="205" table:style-name="ce6">
            <text:p>205</text:p>
          </table:table-cell>
          <table:table-cell office:value-type="float" office:value="-0.42261826174069927" table:formula="msoxl:=SIN(A115*PI()/180)" table:style-name="ce6">
            <text:p>-0,422618262</text:p>
          </table:table-cell>
          <table:table-cell office:value-type="float" office:value="-0.9659258262890682" table:formula="msoxl:=SIN(3*A115*PI()/180)" table:style-name="ce6">
            <text:p>-0,965925826</text:p>
          </table:table-cell>
          <table:table-cell office:value-type="float" office:value="-1.2678547852220978" table:formula="msoxl:=3*SIN(A115*PI()/180)" table:style-name="ce6">
            <text:p>-1,267854785</text:p>
          </table:table-cell>
          <table:table-cell table:number-columns-repeated="16380"/>
        </table:table-row>
        <table:table-row table:style-name="ro1">
          <table:table-cell office:value-type="float" office:value="210" table:style-name="ce6">
            <text:p>210</text:p>
          </table:table-cell>
          <table:table-cell office:value-type="float" office:value="-0.50000000000000011" table:formula="msoxl:=SIN(A116*PI()/180)" table:style-name="ce6">
            <text:p>-0,5</text:p>
          </table:table-cell>
          <table:table-cell office:value-type="float" office:value="-1" table:formula="msoxl:=SIN(3*A116*PI()/180)" table:style-name="ce6">
            <text:p>-1</text:p>
          </table:table-cell>
          <table:table-cell office:value-type="float" office:value="-1.5000000000000004" table:formula="msoxl:=3*SIN(A116*PI()/180)" table:style-name="ce6">
            <text:p>-1,5</text:p>
          </table:table-cell>
          <table:table-cell table:number-columns-repeated="16380"/>
        </table:table-row>
        <table:table-row table:style-name="ro1">
          <table:table-cell office:value-type="float" office:value="215" table:style-name="ce6">
            <text:p>215</text:p>
          </table:table-cell>
          <table:table-cell office:value-type="float" office:value="-0.57357643635104583" table:formula="msoxl:=SIN(A117*PI()/180)" table:style-name="ce6">
            <text:p>-0,573576436</text:p>
          </table:table-cell>
          <table:table-cell office:value-type="float" office:value="-0.96592582628906842" table:formula="msoxl:=SIN(3*A117*PI()/180)" table:style-name="ce6">
            <text:p>-0,965925826</text:p>
          </table:table-cell>
          <table:table-cell office:value-type="float" office:value="-1.7207293090531375" table:formula="msoxl:=3*SIN(A117*PI()/180)" table:style-name="ce6">
            <text:p>-1,720729309</text:p>
          </table:table-cell>
          <table:table-cell table:number-columns-repeated="16380"/>
        </table:table-row>
        <table:table-row table:style-name="ro1">
          <table:table-cell office:value-type="float" office:value="220" table:style-name="ce6">
            <text:p>220</text:p>
          </table:table-cell>
          <table:table-cell office:value-type="float" office:value="-0.64278760968653925" table:formula="msoxl:=SIN(A118*PI()/180)" table:style-name="ce6">
            <text:p>-0,64278761</text:p>
          </table:table-cell>
          <table:table-cell office:value-type="float" office:value="-0.86602540378443915" table:formula="msoxl:=SIN(3*A118*PI()/180)" table:style-name="ce6">
            <text:p>-0,866025404</text:p>
          </table:table-cell>
          <table:table-cell office:value-type="float" office:value="-1.9283628290596178" table:formula="msoxl:=3*SIN(A118*PI()/180)" table:style-name="ce6">
            <text:p>-1,928362829</text:p>
          </table:table-cell>
          <table:table-cell table:number-columns-repeated="16380"/>
        </table:table-row>
        <table:table-row table:style-name="ro1">
          <table:table-cell office:value-type="float" office:value="225" table:style-name="ce6">
            <text:p>225</text:p>
          </table:table-cell>
          <table:table-cell office:value-type="float" office:value="-0.70710678118654746" table:formula="msoxl:=SIN(A119*PI()/180)" table:style-name="ce6">
            <text:p>-0,707106781</text:p>
          </table:table-cell>
          <table:table-cell office:value-type="float" office:value="-0.70710678118654724" table:formula="msoxl:=SIN(3*A119*PI()/180)" table:style-name="ce6">
            <text:p>-0,707106781</text:p>
          </table:table-cell>
          <table:table-cell office:value-type="float" office:value="-2.1213203435596424" table:formula="msoxl:=3*SIN(A119*PI()/180)" table:style-name="ce6">
            <text:p>-2,121320344</text:p>
          </table:table-cell>
          <table:table-cell table:number-columns-repeated="16380"/>
        </table:table-row>
        <table:table-row table:style-name="ro1">
          <table:table-cell office:value-type="float" office:value="230" table:style-name="ce6">
            <text:p>230</text:p>
          </table:table-cell>
          <table:table-cell office:value-type="float" office:value="-0.7660444431189779" table:formula="msoxl:=SIN(A120*PI()/180)" table:style-name="ce6">
            <text:p>-0,766044443</text:p>
          </table:table-cell>
          <table:table-cell office:value-type="float" office:value="-0.49999999999999989" table:formula="msoxl:=SIN(3*A120*PI()/180)" table:style-name="ce6">
            <text:p>-0,5</text:p>
          </table:table-cell>
          <table:table-cell office:value-type="float" office:value="-2.2981333293569337" table:formula="msoxl:=3*SIN(A120*PI()/180)" table:style-name="ce6">
            <text:p>-2,298133329</text:p>
          </table:table-cell>
          <table:table-cell table:number-columns-repeated="16380"/>
        </table:table-row>
        <table:table-row table:style-name="ro1">
          <table:table-cell office:value-type="float" office:value="235" table:style-name="ce6">
            <text:p>235</text:p>
          </table:table-cell>
          <table:table-cell office:value-type="float" office:value="-0.81915204428899158" table:formula="msoxl:=SIN(A121*PI()/180)" table:style-name="ce6">
            <text:p>-0,819152044</text:p>
          </table:table-cell>
          <table:table-cell office:value-type="float" office:value="-0.25881904510252096" table:formula="msoxl:=SIN(3*A121*PI()/180)" table:style-name="ce6">
            <text:p>-0,258819045</text:p>
          </table:table-cell>
          <table:table-cell office:value-type="float" office:value="-2.4574561328669748" table:formula="msoxl:=3*SIN(A121*PI()/180)" table:style-name="ce6">
            <text:p>-2,457456133</text:p>
          </table:table-cell>
          <table:table-cell table:number-columns-repeated="16380"/>
        </table:table-row>
        <table:table-row table:style-name="ro1">
          <table:table-cell office:value-type="float" office:value="240" table:style-name="ce6">
            <text:p>240</text:p>
          </table:table-cell>
          <table:table-cell office:value-type="float" office:value="-0.86602540378443837" table:formula="msoxl:=SIN(A122*PI()/180)" table:style-name="ce6">
            <text:p>-0,866025404</text:p>
          </table:table-cell>
          <table:table-cell office:value-type="float" office:value="-4.90059381963448E-16" table:formula="msoxl:=SIN(3*A122*PI()/180)" table:style-name="ce6">
            <text:p>-4,90059E-16</text:p>
          </table:table-cell>
          <table:table-cell office:value-type="float" office:value="-2.5980762113533151" table:formula="msoxl:=3*SIN(A122*PI()/180)" table:style-name="ce6">
            <text:p>-2,598076211</text:p>
          </table:table-cell>
          <table:table-cell table:number-columns-repeated="16380"/>
        </table:table-row>
        <table:table-row table:style-name="ro1">
          <table:table-cell office:value-type="float" office:value="245" table:style-name="ce6">
            <text:p>245</text:p>
          </table:table-cell>
          <table:table-cell office:value-type="float" office:value="-0.90630778703664971" table:formula="msoxl:=SIN(A123*PI()/180)" table:style-name="ce6">
            <text:p>-0,906307787</text:p>
          </table:table-cell>
          <table:table-cell office:value-type="float" office:value="0.25881904510252002" table:formula="msoxl:=SIN(3*A123*PI()/180)" table:style-name="ce6">
            <text:p>0,258819045</text:p>
          </table:table-cell>
          <table:table-cell office:value-type="float" office:value="-2.7189233611099493" table:formula="msoxl:=3*SIN(A123*PI()/180)" table:style-name="ce6">
            <text:p>-2,718923361</text:p>
          </table:table-cell>
          <table:table-cell table:number-columns-repeated="16380"/>
        </table:table-row>
        <table:table-row table:style-name="ro1">
          <table:table-cell office:value-type="float" office:value="250" table:style-name="ce6">
            <text:p>250</text:p>
          </table:table-cell>
          <table:table-cell office:value-type="float" office:value="-0.93969262078590821" table:formula="msoxl:=SIN(A124*PI()/180)" table:style-name="ce6">
            <text:p>-0,939692621</text:p>
          </table:table-cell>
          <table:table-cell office:value-type="float" office:value="0.49999999999999906" table:formula="msoxl:=SIN(3*A124*PI()/180)" table:style-name="ce6">
            <text:p>0,5</text:p>
          </table:table-cell>
          <table:table-cell office:value-type="float" office:value="-2.8190778623577248" table:formula="msoxl:=3*SIN(A124*PI()/180)" table:style-name="ce6">
            <text:p>-2,819077862</text:p>
          </table:table-cell>
          <table:table-cell table:number-columns-repeated="16380"/>
        </table:table-row>
        <table:table-row table:style-name="ro1">
          <table:table-cell office:value-type="float" office:value="255" table:style-name="ce6">
            <text:p>255</text:p>
          </table:table-cell>
          <table:table-cell office:value-type="float" office:value="-0.96592582628906831" table:formula="msoxl:=SIN(A125*PI()/180)" table:style-name="ce6">
            <text:p>-0,965925826</text:p>
          </table:table-cell>
          <table:table-cell office:value-type="float" office:value="0.70710678118654657" table:formula="msoxl:=SIN(3*A125*PI()/180)" table:style-name="ce6">
            <text:p>0,707106781</text:p>
          </table:table-cell>
          <table:table-cell office:value-type="float" office:value="-2.897777478867205" table:formula="msoxl:=3*SIN(A125*PI()/180)" table:style-name="ce6">
            <text:p>-2,897777479</text:p>
          </table:table-cell>
          <table:table-cell table:number-columns-repeated="16380"/>
        </table:table-row>
        <table:table-row table:style-name="ro1">
          <table:table-cell office:value-type="float" office:value="260" table:style-name="ce6">
            <text:p>260</text:p>
          </table:table-cell>
          <table:table-cell office:value-type="float" office:value="-0.98480775301220802" table:formula="msoxl:=SIN(A126*PI()/180)" table:style-name="ce6">
            <text:p>-0,984807753</text:p>
          </table:table-cell>
          <table:table-cell office:value-type="float" office:value="0.86602540378443782" table:formula="msoxl:=SIN(3*A126*PI()/180)" table:style-name="ce6">
            <text:p>0,866025404</text:p>
          </table:table-cell>
          <table:table-cell office:value-type="float" office:value="-2.9544232590366239" table:formula="msoxl:=3*SIN(A126*PI()/180)" table:style-name="ce6">
            <text:p>-2,954423259</text:p>
          </table:table-cell>
          <table:table-cell table:number-columns-repeated="16380"/>
        </table:table-row>
        <table:table-row table:style-name="ro1">
          <table:table-cell office:value-type="float" office:value="265" table:style-name="ce6">
            <text:p>265</text:p>
          </table:table-cell>
          <table:table-cell office:value-type="float" office:value="-0.99619469809174555" table:formula="msoxl:=SIN(A127*PI()/180)" table:style-name="ce6">
            <text:p>-0,996194698</text:p>
          </table:table-cell>
          <table:table-cell office:value-type="float" office:value="0.96592582628906776" table:formula="msoxl:=SIN(3*A127*PI()/180)" table:style-name="ce6">
            <text:p>0,965925826</text:p>
          </table:table-cell>
          <table:table-cell office:value-type="float" office:value="-2.9885840942752369" table:formula="msoxl:=3*SIN(A127*PI()/180)" table:style-name="ce6">
            <text:p>-2,988584094</text:p>
          </table:table-cell>
          <table:table-cell table:number-columns-repeated="16380"/>
        </table:table-row>
        <table:table-row table:style-name="ro1">
          <table:table-cell office:value-type="float" office:value="270" table:style-name="ce6">
            <text:p>270</text:p>
          </table:table-cell>
          <table:table-cell office:value-type="float" office:value="-1" table:formula="msoxl:=SIN(A128*PI()/180)" table:style-name="ce6">
            <text:p>-1</text:p>
          </table:table-cell>
          <table:table-cell office:value-type="float" office:value="1" table:formula="msoxl:=SIN(3*A128*PI()/180)" table:style-name="ce6">
            <text:p>1</text:p>
          </table:table-cell>
          <table:table-cell office:value-type="float" office:value="-3" table:formula="msoxl:=3*SIN(A128*PI()/180)" table:style-name="ce6">
            <text:p>-3</text:p>
          </table:table-cell>
          <table:table-cell table:number-columns-repeated="16380"/>
        </table:table-row>
        <table:table-row table:style-name="ro1">
          <table:table-cell office:value-type="float" office:value="275" table:style-name="ce6">
            <text:p>275</text:p>
          </table:table-cell>
          <table:table-cell office:value-type="float" office:value="-0.99619469809174555" table:formula="msoxl:=SIN(A129*PI()/180)" table:style-name="ce6">
            <text:p>-0,996194698</text:p>
          </table:table-cell>
          <table:table-cell office:value-type="float" office:value="0.96592582628906809" table:formula="msoxl:=SIN(3*A129*PI()/180)" table:style-name="ce6">
            <text:p>0,965925826</text:p>
          </table:table-cell>
          <table:table-cell office:value-type="float" office:value="-2.9885840942752369" table:formula="msoxl:=3*SIN(A129*PI()/180)" table:style-name="ce6">
            <text:p>-2,988584094</text:p>
          </table:table-cell>
          <table:table-cell table:number-columns-repeated="16380"/>
        </table:table-row>
        <table:table-row table:style-name="ro1">
          <table:table-cell office:value-type="float" office:value="280" table:style-name="ce6">
            <text:p>280</text:p>
          </table:table-cell>
          <table:table-cell office:value-type="float" office:value="-0.98480775301220813" table:formula="msoxl:=SIN(A130*PI()/180)" table:style-name="ce6">
            <text:p>-0,984807753</text:p>
          </table:table-cell>
          <table:table-cell office:value-type="float" office:value="0.86602540378443837" table:formula="msoxl:=SIN(3*A130*PI()/180)" table:style-name="ce6">
            <text:p>0,866025404</text:p>
          </table:table-cell>
          <table:table-cell office:value-type="float" office:value="-2.9544232590366244" table:formula="msoxl:=3*SIN(A130*PI()/180)" table:style-name="ce6">
            <text:p>-2,954423259</text:p>
          </table:table-cell>
          <table:table-cell table:number-columns-repeated="16380"/>
        </table:table-row>
        <table:table-row table:style-name="ro1">
          <table:table-cell office:value-type="float" office:value="285" table:style-name="ce6">
            <text:p>285</text:p>
          </table:table-cell>
          <table:table-cell office:value-type="float" office:value="-0.9659258262890682" table:formula="msoxl:=SIN(A131*PI()/180)" table:style-name="ce6">
            <text:p>-0,965925826</text:p>
          </table:table-cell>
          <table:table-cell office:value-type="float" office:value="0.70710678118654735" table:formula="msoxl:=SIN(3*A131*PI()/180)" table:style-name="ce6">
            <text:p>0,707106781</text:p>
          </table:table-cell>
          <table:table-cell office:value-type="float" office:value="-2.8977774788672046" table:formula="msoxl:=3*SIN(A131*PI()/180)" table:style-name="ce6">
            <text:p>-2,897777479</text:p>
          </table:table-cell>
          <table:table-cell table:number-columns-repeated="16380"/>
        </table:table-row>
        <table:table-row table:style-name="ro1">
          <table:table-cell office:value-type="float" office:value="290" table:style-name="ce6">
            <text:p>290</text:p>
          </table:table-cell>
          <table:table-cell office:value-type="float" office:value="-0.93969262078590854" table:formula="msoxl:=SIN(A132*PI()/180)" table:style-name="ce6">
            <text:p>-0,939692621</text:p>
          </table:table-cell>
          <table:table-cell office:value-type="float" office:value="0.5" table:formula="msoxl:=SIN(3*A132*PI()/180)" table:style-name="ce6">
            <text:p>0,5</text:p>
          </table:table-cell>
          <table:table-cell office:value-type="float" office:value="-2.8190778623577257" table:formula="msoxl:=3*SIN(A132*PI()/180)" table:style-name="ce6">
            <text:p>-2,819077862</text:p>
          </table:table-cell>
          <table:table-cell table:number-columns-repeated="16380"/>
        </table:table-row>
        <table:table-row table:style-name="ro1">
          <table:table-cell office:value-type="float" office:value="295" table:style-name="ce6">
            <text:p>295</text:p>
          </table:table-cell>
          <table:table-cell office:value-type="float" office:value="-0.90630778703664994" table:formula="msoxl:=SIN(A133*PI()/180)" table:style-name="ce6">
            <text:p>-0,906307787</text:p>
          </table:table-cell>
          <table:table-cell office:value-type="float" office:value="0.25881904510252107" table:formula="msoxl:=SIN(3*A133*PI()/180)" table:style-name="ce6">
            <text:p>0,258819045</text:p>
          </table:table-cell>
          <table:table-cell office:value-type="float" office:value="-2.7189233611099497" table:formula="msoxl:=3*SIN(A133*PI()/180)" table:style-name="ce6">
            <text:p>-2,718923361</text:p>
          </table:table-cell>
          <table:table-cell table:number-columns-repeated="16380"/>
        </table:table-row>
        <table:table-row table:style-name="ro1">
          <table:table-cell office:value-type="float" office:value="300" table:style-name="ce6">
            <text:p>300</text:p>
          </table:table-cell>
          <table:table-cell office:value-type="float" office:value="-0.8660254037844386" table:formula="msoxl:=SIN(A134*PI()/180)" table:style-name="ce6">
            <text:p>-0,866025404</text:p>
          </table:table-cell>
          <table:table-cell office:value-type="float" office:value="6.1257422745431001E-16" table:formula="msoxl:=SIN(3*A134*PI()/180)" table:style-name="ce6">
            <text:p>6,12574E-16</text:p>
          </table:table-cell>
          <table:table-cell office:value-type="float" office:value="-2.598076211353316" table:formula="msoxl:=3*SIN(A134*PI()/180)" table:style-name="ce6">
            <text:p>-2,598076211</text:p>
          </table:table-cell>
          <table:table-cell table:number-columns-repeated="16380"/>
        </table:table-row>
        <table:table-row table:style-name="ro1">
          <table:table-cell office:value-type="float" office:value="305" table:style-name="ce6">
            <text:p>305</text:p>
          </table:table-cell>
          <table:table-cell office:value-type="float" office:value="-0.8191520442889918" table:formula="msoxl:=SIN(A135*PI()/180)" table:style-name="ce6">
            <text:p>-0,819152044</text:p>
          </table:table-cell>
          <table:table-cell office:value-type="float" office:value="-0.25881904510251985" table:formula="msoxl:=SIN(3*A135*PI()/180)" table:style-name="ce6">
            <text:p>-0,258819045</text:p>
          </table:table-cell>
          <table:table-cell office:value-type="float" office:value="-2.4574561328669753" table:formula="msoxl:=3*SIN(A135*PI()/180)" table:style-name="ce6">
            <text:p>-2,457456133</text:p>
          </table:table-cell>
          <table:table-cell table:number-columns-repeated="16380"/>
        </table:table-row>
        <table:table-row table:style-name="ro1">
          <table:table-cell office:value-type="float" office:value="310" table:style-name="ce6">
            <text:p>310</text:p>
          </table:table-cell>
          <table:table-cell office:value-type="float" office:value="-0.76604444311897812" table:formula="msoxl:=SIN(A136*PI()/180)" table:style-name="ce6">
            <text:p>-0,766044443</text:p>
          </table:table-cell>
          <table:table-cell office:value-type="float" office:value="-0.49999999999999895" table:formula="msoxl:=SIN(3*A136*PI()/180)" table:style-name="ce6">
            <text:p>-0,5</text:p>
          </table:table-cell>
          <table:table-cell office:value-type="float" office:value="-2.2981333293569346" table:formula="msoxl:=3*SIN(A136*PI()/180)" table:style-name="ce6">
            <text:p>-2,298133329</text:p>
          </table:table-cell>
          <table:table-cell table:number-columns-repeated="16380"/>
        </table:table-row>
        <table:table-row table:style-name="ro1">
          <table:table-cell office:value-type="float" office:value="315" table:style-name="ce6">
            <text:p>315</text:p>
          </table:table-cell>
          <table:table-cell office:value-type="float" office:value="-0.70710678118654768" table:formula="msoxl:=SIN(A137*PI()/180)" table:style-name="ce6">
            <text:p>-0,707106781</text:p>
          </table:table-cell>
          <table:table-cell office:value-type="float" office:value="-0.70710678118654513" table:formula="msoxl:=SIN(3*A137*PI()/180)" table:style-name="ce6">
            <text:p>-0,707106781</text:p>
          </table:table-cell>
          <table:table-cell office:value-type="float" office:value="-2.1213203435596428" table:formula="msoxl:=3*SIN(A137*PI()/180)" table:style-name="ce6">
            <text:p>-2,121320344</text:p>
          </table:table-cell>
          <table:table-cell table:number-columns-repeated="16380"/>
        </table:table-row>
        <table:table-row table:style-name="ro1">
          <table:table-cell office:value-type="float" office:value="320" table:style-name="ce6">
            <text:p>320</text:p>
          </table:table-cell>
          <table:table-cell office:value-type="float" office:value="-0.64278760968653958" table:formula="msoxl:=SIN(A138*PI()/180)" table:style-name="ce6">
            <text:p>-0,64278761</text:p>
          </table:table-cell>
          <table:table-cell office:value-type="float" office:value="-0.86602540378443771" table:formula="msoxl:=SIN(3*A138*PI()/180)" table:style-name="ce6">
            <text:p>-0,866025404</text:p>
          </table:table-cell>
          <table:table-cell office:value-type="float" office:value="-1.9283628290596186" table:formula="msoxl:=3*SIN(A138*PI()/180)" table:style-name="ce6">
            <text:p>-1,928362829</text:p>
          </table:table-cell>
          <table:table-cell table:number-columns-repeated="16380"/>
        </table:table-row>
        <table:table-row table:style-name="ro1">
          <table:table-cell office:value-type="float" office:value="325" table:style-name="ce6">
            <text:p>325</text:p>
          </table:table-cell>
          <table:table-cell office:value-type="float" office:value="-0.57357643635104649" table:formula="msoxl:=SIN(A139*PI()/180)" table:style-name="ce6">
            <text:p>-0,573576436</text:p>
          </table:table-cell>
          <table:table-cell office:value-type="float" office:value="-0.9659258262890682" table:formula="msoxl:=SIN(3*A139*PI()/180)" table:style-name="ce6">
            <text:p>-0,965925826</text:p>
          </table:table-cell>
          <table:table-cell office:value-type="float" office:value="-1.7207293090531395" table:formula="msoxl:=3*SIN(A139*PI()/180)" table:style-name="ce6">
            <text:p>-1,720729309</text:p>
          </table:table-cell>
          <table:table-cell table:number-columns-repeated="16380"/>
        </table:table-row>
        <table:table-row table:style-name="ro1">
          <table:table-cell office:value-type="float" office:value="330" table:style-name="ce6">
            <text:p>330</text:p>
          </table:table-cell>
          <table:table-cell office:value-type="float" office:value="-0.50000000000000044" table:formula="msoxl:=SIN(A140*PI()/180)" table:style-name="ce6">
            <text:p>-0,5</text:p>
          </table:table-cell>
          <table:table-cell office:value-type="float" office:value="-1" table:formula="msoxl:=SIN(3*A140*PI()/180)" table:style-name="ce6">
            <text:p>-1</text:p>
          </table:table-cell>
          <table:table-cell office:value-type="float" office:value="-1.5000000000000013" table:formula="msoxl:=3*SIN(A140*PI()/180)" table:style-name="ce6">
            <text:p>-1,5</text:p>
          </table:table-cell>
          <table:table-cell table:number-columns-repeated="16380"/>
        </table:table-row>
        <table:table-row table:style-name="ro1">
          <table:table-cell office:value-type="float" office:value="335" table:style-name="ce6">
            <text:p>335</text:p>
          </table:table-cell>
          <table:table-cell office:value-type="float" office:value="-0.4226182617407" table:formula="msoxl:=SIN(A141*PI()/180)" table:style-name="ce6">
            <text:p>-0,422618262</text:p>
          </table:table-cell>
          <table:table-cell office:value-type="float" office:value="-0.96592582628906853" table:formula="msoxl:=SIN(3*A141*PI()/180)" table:style-name="ce6">
            <text:p>-0,965925826</text:p>
          </table:table-cell>
          <table:table-cell office:value-type="float" office:value="-1.2678547852221" table:formula="msoxl:=3*SIN(A141*PI()/180)" table:style-name="ce6">
            <text:p>-1,267854785</text:p>
          </table:table-cell>
          <table:table-cell table:number-columns-repeated="16380"/>
        </table:table-row>
        <table:table-row table:style-name="ro1">
          <table:table-cell office:value-type="float" office:value="340" table:style-name="ce6">
            <text:p>340</text:p>
          </table:table-cell>
          <table:table-cell office:value-type="float" office:value="-0.3420201433256686" table:formula="msoxl:=SIN(A142*PI()/180)" table:style-name="ce6">
            <text:p>-0,342020143</text:p>
          </table:table-cell>
          <table:table-cell office:value-type="float" office:value="-0.86602540378443837" table:formula="msoxl:=SIN(3*A142*PI()/180)" table:style-name="ce6">
            <text:p>-0,866025404</text:p>
          </table:table-cell>
          <table:table-cell office:value-type="float" office:value="-1.0260604299770058" table:formula="msoxl:=3*SIN(A142*PI()/180)" table:style-name="ce6">
            <text:p>-1,02606043</text:p>
          </table:table-cell>
          <table:table-cell table:number-columns-repeated="16380"/>
        </table:table-row>
        <table:table-row table:style-name="ro1">
          <table:table-cell office:value-type="float" office:value="345" table:style-name="ce6">
            <text:p>345</text:p>
          </table:table-cell>
          <table:table-cell office:value-type="float" office:value="-0.25881904510252068" table:formula="msoxl:=SIN(A143*PI()/180)" table:style-name="ce6">
            <text:p>-0,258819045</text:p>
          </table:table-cell>
          <table:table-cell office:value-type="float" office:value="-0.70710678118654868" table:formula="msoxl:=SIN(3*A143*PI()/180)" table:style-name="ce6">
            <text:p>-0,707106781</text:p>
          </table:table-cell>
          <table:table-cell office:value-type="float" office:value="-0.776457135307562" table:formula="msoxl:=3*SIN(A143*PI()/180)" table:style-name="ce6">
            <text:p>-0,776457135</text:p>
          </table:table-cell>
          <table:table-cell table:number-columns-repeated="16380"/>
        </table:table-row>
        <table:table-row table:style-name="ro1">
          <table:table-cell office:value-type="float" office:value="350" table:style-name="ce6">
            <text:p>350</text:p>
          </table:table-cell>
          <table:table-cell office:value-type="float" office:value="-0.17364817766693127" table:formula="msoxl:=SIN(A144*PI()/180)" table:style-name="ce6">
            <text:p>-0,173648178</text:p>
          </table:table-cell>
          <table:table-cell office:value-type="float" office:value="-0.50000000000000011" table:formula="msoxl:=SIN(3*A144*PI()/180)" table:style-name="ce6">
            <text:p>-0,5</text:p>
          </table:table-cell>
          <table:table-cell office:value-type="float" office:value="-0.5209445330007938" table:formula="msoxl:=3*SIN(A144*PI()/180)" table:style-name="ce6">
            <text:p>-0,520944533</text:p>
          </table:table-cell>
          <table:table-cell table:number-columns-repeated="16380"/>
        </table:table-row>
        <table:table-row table:style-name="ro1">
          <table:table-cell office:value-type="float" office:value="355" table:style-name="ce6">
            <text:p>355</text:p>
          </table:table-cell>
          <table:table-cell office:value-type="float" office:value="-8.7155742747658319E-2" table:formula="msoxl:=SIN(A145*PI()/180)" table:style-name="ce6">
            <text:p>-0,087155743</text:p>
          </table:table-cell>
          <table:table-cell office:value-type="float" office:value="-0.2588190451025229" table:formula="msoxl:=SIN(3*A145*PI()/180)" table:style-name="ce6">
            <text:p>-0,258819045</text:p>
          </table:table-cell>
          <table:table-cell office:value-type="float" office:value="-0.26146722824297497" table:formula="msoxl:=3*SIN(A145*PI()/180)" table:style-name="ce6">
            <text:p>-0,261467228</text:p>
          </table:table-cell>
          <table:table-cell table:number-columns-repeated="16380"/>
        </table:table-row>
        <table:table-row table:style-name="ro1">
          <table:table-cell office:value-type="float" office:value="360" table:style-name="ce6">
            <text:p>360</text:p>
          </table:table-cell>
          <table:table-cell office:value-type="float" office:value="-2.45029690981724E-16" table:formula="msoxl:=SIN(A146*PI()/180)" table:style-name="ce6">
            <text:p>-2,4503E-16</text:p>
          </table:table-cell>
          <table:table-cell office:value-type="float" office:value="-7.3508907294517201E-16" table:formula="msoxl:=SIN(3*A146*PI()/180)" table:style-name="ce6">
            <text:p>-7,35089E-16</text:p>
          </table:table-cell>
          <table:table-cell office:value-type="float" office:value="-7.3508907294517201E-16" table:formula="msoxl:=3*SIN(A146*PI()/180)" table:style-name="ce6">
            <text:p>-7,35089E-16</text:p>
          </table:table-cell>
          <table:table-cell table:number-columns-repeated="16380"/>
        </table:table-row>
        <table:table-row table:number-rows-repeated="1048430" table:style-name="ro1">
          <table:table-cell table:number-columns-repeated="16384"/>
        </table:table-row>
      </table:table>
      <table:table table:name="5__Pomiary" table:style-name="ta1">
        <table:table-column table:style-name="co3" table:number-columns-repeated="1024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7">
            <text:p>a</text:p>
          </table:table-cell>
          <table:table-cell office:value-type="string" table:style-name="ce7">
            <text:p>b</text:p>
          </table:table-cell>
          <table:table-cell/>
          <table:table-cell table:style-name="ce3">
            <draw:frame draw:z-index="1" draw:id="id4" draw:style-name="a4" draw:name="Wykres 1" svg:x="0in" svg:y="0.20417in" svg:width="9.60833in" svg:height="3.95417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1.9240759610362601" table:style-name="ce6">
            <text:p>1,924075961</text:p>
          </table:table-cell>
          <table:table-cell table:number-columns-repeated="16382"/>
        </table:table-row>
        <table:table-row table:style-name="ro1">
          <table:table-cell office:value-type="float" office:value="0.1" table:style-name="ce6">
            <text:p>0,1</text:p>
          </table:table-cell>
          <table:table-cell office:value-type="float" office:value="1.9522192596924599" table:style-name="ce6">
            <text:p>1,95221926</text:p>
          </table:table-cell>
          <table:table-cell table:number-columns-repeated="16382"/>
        </table:table-row>
        <table:table-row table:style-name="ro1">
          <table:table-cell office:value-type="float" office:value="0.2" table:style-name="ce6">
            <text:p>0,2</text:p>
          </table:table-cell>
          <table:table-cell office:value-type="float" office:value="2.2834780078690899" table:style-name="ce6">
            <text:p>2,283478008</text:p>
          </table:table-cell>
          <table:table-cell table:number-columns-repeated="16382"/>
        </table:table-row>
        <table:table-row table:style-name="ro1">
          <table:table-cell office:value-type="float" office:value="0.3" table:style-name="ce6">
            <text:p>0,3</text:p>
          </table:table-cell>
          <table:table-cell office:value-type="float" office:value="2.6304048319015898" table:style-name="ce6">
            <text:p>2,630404832</text:p>
          </table:table-cell>
          <table:table-cell table:number-columns-repeated="16382"/>
        </table:table-row>
        <table:table-row table:style-name="ro1">
          <table:table-cell office:value-type="float" office:value="0.4" table:style-name="ce6">
            <text:p>0,4</text:p>
          </table:table-cell>
          <table:table-cell office:value-type="float" office:value="3.4478760962040198" table:style-name="ce6">
            <text:p>3,447876096</text:p>
          </table:table-cell>
          <table:table-cell table:number-columns-repeated="16382"/>
        </table:table-row>
        <table:table-row table:style-name="ro1">
          <table:table-cell office:value-type="float" office:value="0.5" table:style-name="ce6">
            <text:p>0,5</text:p>
          </table:table-cell>
          <table:table-cell office:value-type="float" office:value="3.7025766683263601" table:style-name="ce6">
            <text:p>3,702576668</text:p>
          </table:table-cell>
          <table:table-cell table:number-columns-repeated="16382"/>
        </table:table-row>
        <table:table-row table:style-name="ro1">
          <table:table-cell office:value-type="float" office:value="0.6" table:style-name="ce6">
            <text:p>0,6</text:p>
          </table:table-cell>
          <table:table-cell office:value-type="float" office:value="4.0733510322728499" table:style-name="ce6">
            <text:p>4,073351032</text:p>
          </table:table-cell>
          <table:table-cell table:number-columns-repeated="16382"/>
        </table:table-row>
        <table:table-row table:style-name="ro1">
          <table:table-cell office:value-type="float" office:value="0.7" table:style-name="ce6">
            <text:p>0,7</text:p>
          </table:table-cell>
          <table:table-cell office:value-type="float" office:value="3.7564588807235002" table:style-name="ce6">
            <text:p>3,756458881</text:p>
          </table:table-cell>
          <table:table-cell table:number-columns-repeated="16382"/>
        </table:table-row>
        <table:table-row table:style-name="ro1">
          <table:table-cell office:value-type="float" office:value="0.8" table:style-name="ce6">
            <text:p>0,8</text:p>
          </table:table-cell>
          <table:table-cell office:value-type="float" office:value="4.3057683558416704" table:style-name="ce6">
            <text:p>4,305768356</text:p>
          </table:table-cell>
          <table:table-cell table:number-columns-repeated="16382"/>
        </table:table-row>
        <table:table-row table:style-name="ro1">
          <table:table-cell office:value-type="float" office:value="0.9" table:style-name="ce6">
            <text:p>0,9</text:p>
          </table:table-cell>
          <table:table-cell office:value-type="float" office:value="3.50570908290721" table:style-name="ce6">
            <text:p>3,505709083</text:p>
          </table:table-cell>
          <table:table-cell table:number-columns-repeated="16382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float" office:value="3.7479712837649899" table:style-name="ce6">
            <text:p>3,747971284</text:p>
          </table:table-cell>
          <table:table-cell table:number-columns-repeated="16382"/>
        </table:table-row>
        <table:table-row table:style-name="ro1">
          <table:table-cell office:value-type="float" office:value="1.1000000000000001" table:style-name="ce6">
            <text:p>1,1</text:p>
          </table:table-cell>
          <table:table-cell office:value-type="float" office:value="4.2000672094304603" table:style-name="ce6">
            <text:p>4,200067209</text:p>
          </table:table-cell>
          <table:table-cell table:number-columns-repeated="16382"/>
        </table:table-row>
        <table:table-row table:style-name="ro1">
          <table:table-cell office:value-type="float" office:value="1.2" table:style-name="ce6">
            <text:p>1,2</text:p>
          </table:table-cell>
          <table:table-cell office:value-type="float" office:value="4.2196982347030199" table:style-name="ce6">
            <text:p>4,219698235</text:p>
          </table:table-cell>
          <table:table-cell table:number-columns-repeated="16382"/>
        </table:table-row>
        <table:table-row table:style-name="ro1">
          <table:table-cell office:value-type="float" office:value="1.3" table:style-name="ce6">
            <text:p>1,3</text:p>
          </table:table-cell>
          <table:table-cell office:value-type="float" office:value="3.9908943798610199" table:style-name="ce6">
            <text:p>3,99089438</text:p>
          </table:table-cell>
          <table:table-cell table:number-columns-repeated="16382"/>
        </table:table-row>
        <table:table-row table:style-name="ro1">
          <table:table-cell office:value-type="float" office:value="1.4" table:style-name="ce6">
            <text:p>1,4</text:p>
          </table:table-cell>
          <table:table-cell office:value-type="float" office:value="3.8694447276792001" table:style-name="ce6">
            <text:p>3,869444728</text:p>
          </table:table-cell>
          <table:table-cell table:number-columns-repeated="16382"/>
        </table:table-row>
        <table:table-row table:style-name="ro1">
          <table:table-cell office:value-type="float" office:value="1.5" table:style-name="ce6">
            <text:p>1,5</text:p>
          </table:table-cell>
          <table:table-cell office:value-type="float" office:value="3.9085453833200199" table:style-name="ce6">
            <text:p>3,908545383</text:p>
          </table:table-cell>
          <table:table-cell table:number-columns-repeated="16382"/>
        </table:table-row>
        <table:table-row table:style-name="ro1">
          <table:table-cell office:value-type="float" office:value="1.6" table:style-name="ce6">
            <text:p>1,6</text:p>
          </table:table-cell>
          <table:table-cell office:value-type="float" office:value="3.1464905160655801" table:style-name="ce6">
            <text:p>3,146490516</text:p>
          </table:table-cell>
          <table:table-cell table:number-columns-repeated="16382"/>
        </table:table-row>
        <table:table-row table:style-name="ro1">
          <table:table-cell office:value-type="float" office:value="1.7" table:style-name="ce6">
            <text:p>1,7</text:p>
          </table:table-cell>
          <table:table-cell office:value-type="float" office:value="2.9782118944615199" table:style-name="ce6">
            <text:p>2,978211894</text:p>
          </table:table-cell>
          <table:table-cell table:number-columns-repeated="16382"/>
        </table:table-row>
        <table:table-row table:style-name="ro1">
          <table:table-cell office:value-type="float" office:value="1.8" table:style-name="ce6">
            <text:p>1,8</text:p>
          </table:table-cell>
          <table:table-cell office:value-type="float" office:value="2.9579543953171501" table:style-name="ce6">
            <text:p>2,957954395</text:p>
          </table:table-cell>
          <table:table-cell table:number-columns-repeated="16382"/>
        </table:table-row>
        <table:table-row table:style-name="ro1">
          <table:table-cell office:value-type="float" office:value="1.9" table:style-name="ce6">
            <text:p>1,9</text:p>
          </table:table-cell>
          <table:table-cell office:value-type="float" office:value="2.2915609524896099" table:style-name="ce6">
            <text:p>2,291560952</text:p>
          </table:table-cell>
          <table:table-cell table:number-columns-repeated="16382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float" office:value="1.71967745788394" table:style-name="ce6">
            <text:p>1,719677458</text:p>
          </table:table-cell>
          <table:table-cell table:number-columns-repeated="16382"/>
        </table:table-row>
        <table:table-row table:style-name="ro1">
          <table:table-cell office:value-type="float" office:value="2.1" table:style-name="ce6">
            <text:p>2,1</text:p>
          </table:table-cell>
          <table:table-cell office:value-type="float" office:value="1.34314123168743" table:style-name="ce6">
            <text:p>1,343141232</text:p>
          </table:table-cell>
          <table:table-cell table:number-columns-repeated="16382"/>
        </table:table-row>
        <table:table-row table:style-name="ro1">
          <table:table-cell office:value-type="float" office:value="2.2000000000000002" table:style-name="ce6">
            <text:p>2,2</text:p>
          </table:table-cell>
          <table:table-cell office:value-type="float" office:value="0.72351078061167595" table:style-name="ce6">
            <text:p>0,723510781</text:p>
          </table:table-cell>
          <table:table-cell table:number-columns-repeated="16382"/>
        </table:table-row>
        <table:table-row table:style-name="ro1">
          <table:table-cell office:value-type="float" office:value="2.2999999999999998" table:style-name="ce6">
            <text:p>2,3</text:p>
          </table:table-cell>
          <table:table-cell office:value-type="float" office:value="0.84825911256907205" table:style-name="ce6">
            <text:p>0,848259113</text:p>
          </table:table-cell>
          <table:table-cell table:number-columns-repeated="16382"/>
        </table:table-row>
        <table:table-row table:style-name="ro1">
          <table:table-cell office:value-type="float" office:value="2.4" table:style-name="ce6">
            <text:p>2,4</text:p>
          </table:table-cell>
          <table:table-cell office:value-type="float" office:value="-5.2414892459906798E-2" table:style-name="ce6">
            <text:p>-0,052414892</text:p>
          </table:table-cell>
          <table:table-cell table:number-columns-repeated="16382"/>
        </table:table-row>
        <table:table-row table:style-name="ro1">
          <table:table-cell office:value-type="float" office:value="2.5" table:style-name="ce6">
            <text:p>2,5</text:p>
          </table:table-cell>
          <table:table-cell office:value-type="float" office:value="-0.70996242852010105" table:style-name="ce6">
            <text:p>-0,709962429</text:p>
          </table:table-cell>
          <table:table-cell table:number-columns-repeated="16382"/>
        </table:table-row>
        <table:table-row table:style-name="ro1">
          <table:table-cell office:value-type="float" office:value="2.6" table:style-name="ce6">
            <text:p>2,6</text:p>
          </table:table-cell>
          <table:table-cell office:value-type="float" office:value="-0.94488316941967398" table:style-name="ce6">
            <text:p>-0,944883169</text:p>
          </table:table-cell>
          <table:table-cell table:number-columns-repeated="16382"/>
        </table:table-row>
        <table:table-row table:style-name="ro1">
          <table:table-cell office:value-type="float" office:value="2.7" table:style-name="ce6">
            <text:p>2,7</text:p>
          </table:table-cell>
          <table:table-cell office:value-type="float" office:value="-1.96973486215718" table:style-name="ce6">
            <text:p>-1,969734862</text:p>
          </table:table-cell>
          <table:table-cell table:number-columns-repeated="16382"/>
        </table:table-row>
        <table:table-row table:style-name="ro1">
          <table:table-cell office:value-type="float" office:value="2.8" table:style-name="ce6">
            <text:p>2,8</text:p>
          </table:table-cell>
          <table:table-cell office:value-type="float" office:value="-2.2720463923062701" table:style-name="ce6">
            <text:p>-2,272046392</text:p>
          </table:table-cell>
          <table:table-cell table:number-columns-repeated="16382"/>
        </table:table-row>
        <table:table-row table:style-name="ro1">
          <table:table-cell office:value-type="float" office:value="2.9" table:style-name="ce6">
            <text:p>2,9</text:p>
          </table:table-cell>
          <table:table-cell office:value-type="float" office:value="-3.53501884565387" table:style-name="ce6">
            <text:p>-3,535018846</text:p>
          </table:table-cell>
          <table:table-cell table:number-columns-repeated="16382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-4.0321520799100403" table:style-name="ce6">
            <text:p>-4,03215208</text:p>
          </table:table-cell>
          <table:table-cell table:number-columns-repeated="16382"/>
        </table:table-row>
        <table:table-row table:number-rows-repeated="1048544" table:style-name="ro1">
          <table:table-cell table:number-columns-repeated="16384"/>
        </table:table-row>
      </table:table>
      <table:table table:name="6__Nazwiska" table:style-name="ta1">
        <table:table-column table:style-name="co6" table:default-cell-style-name="ce3"/>
        <table:table-column table:style-name="co3" table:number-columns-repeated="2" table:default-cell-style-name="ce3"/>
        <table:table-column table:style-name="co6" table:default-cell-style-name="ce3"/>
        <table:table-column table:style-name="co9" table:default-cell-style-name="ce3"/>
        <table:table-column table:style-name="co3" table:number-columns-repeated="1019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7">
            <text:p>Nazwisko</text:p>
          </table:table-cell>
          <table:table-cell office:value-type="string" table:style-name="ce7">
            <text:p>Częstość</text:p>
          </table:table-cell>
          <table:table-cell/>
          <table:table-cell table:style-name="ce3">
            <draw:frame draw:z-index="1" draw:id="id5" draw:style-name="a5" draw:name="Wykres 1" svg:x="0.00833in" svg:y="0.025in" svg:width="9.8in" svg:height="4.15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6">
            <text:p>Janik</text:p>
          </table:table-cell>
          <table:table-cell office:value-type="float" office:value="24773" table:style-name="ce6">
            <text:p>24773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Musiał</text:p>
          </table:table-cell>
          <table:table-cell office:value-type="float" office:value="23130" table:style-name="ce6">
            <text:p>2313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Wawrzyniak</text:p>
          </table:table-cell>
          <table:table-cell office:value-type="float" office:value="21569" table:style-name="ce6">
            <text:p>2156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Nowak</text:p>
          </table:table-cell>
          <table:table-cell office:value-type="float" office:value="205536" table:style-name="ce6">
            <text:p>205536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Wiśniewski</text:p>
          </table:table-cell>
          <table:table-cell office:value-type="float" office:value="52422" table:style-name="ce6">
            <text:p>5242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rat</text:p>
          </table:table-cell>
          <table:table-cell office:value-type="float" office:value="35" table:style-name="ce6">
            <text:p>3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rad</text:p>
          </table:table-cell>
          <table:table-cell office:value-type="float" office:value="7" table:style-name="ce6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Kołodziejczyk</text:p>
          </table:table-cell>
          <table:table-cell office:value-type="float" office:value="23115" table:style-name="ce6">
            <text:p>23115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table table:name="7__Klasyfikacja" table:style-name="ta1"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1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2">
            <text:p>Klasa</text:p>
          </table:table-cell>
          <table:table-cell office:value-type="string" table:style-name="ce2">
            <text:p>Średnia ocen</text:p>
          </table:table-cell>
          <table:table-cell office:value-type="string" table:style-name="ce2">
            <text:p>Frekwencja</text:p>
          </table:table-cell>
          <table:table-cell table:style-name="ce3">
            <draw:frame draw:z-index="1" draw:id="id6" draw:style-name="a6" draw:name="Wykres 2" svg:x="0.20833in" svg:y="0.20417in" svg:width="9.40833in" svg:height="4.0458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6">
            <text:p>1A</text:p>
          </table:table-cell>
          <table:table-cell office:value-type="float" office:value="4.1399999999999997" table:style-name="ce6">
            <text:p>4,14</text:p>
          </table:table-cell>
          <table:table-cell office:value-type="percentage" office:value="0.68975523307399" table:style-name="ce8">
            <text:p>69%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1B</text:p>
          </table:table-cell>
          <table:table-cell office:value-type="float" office:value="4.87" table:style-name="ce6">
            <text:p>4,87</text:p>
          </table:table-cell>
          <table:table-cell office:value-type="percentage" office:value="0.759808575199032" table:style-name="ce8">
            <text:p>76%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1C</text:p>
          </table:table-cell>
          <table:table-cell office:value-type="float" office:value="5.28" table:style-name="ce6">
            <text:p>5,28</text:p>
          </table:table-cell>
          <table:table-cell office:value-type="percentage" office:value="0.79102304837193005" table:style-name="ce8">
            <text:p>79%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1D</text:p>
          </table:table-cell>
          <table:table-cell office:value-type="float" office:value="4.1900000000000004" table:style-name="ce6">
            <text:p>4,19</text:p>
          </table:table-cell>
          <table:table-cell office:value-type="percentage" office:value="0.86491225618419598" table:style-name="ce8">
            <text:p>86%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1E</text:p>
          </table:table-cell>
          <table:table-cell office:value-type="float" office:value="3.77" table:style-name="ce6">
            <text:p>3,77</text:p>
          </table:table-cell>
          <table:table-cell office:value-type="percentage" office:value="0.85097964699300299" table:style-name="ce8">
            <text:p>85%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A</text:p>
          </table:table-cell>
          <table:table-cell office:value-type="float" office:value="3.1" table:style-name="ce6">
            <text:p>3,1</text:p>
          </table:table-cell>
          <table:table-cell office:value-type="percentage" office:value="0.91065583334086697" table:style-name="ce8">
            <text:p>91%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B</text:p>
          </table:table-cell>
          <table:table-cell office:value-type="float" office:value="3.59" table:style-name="ce6">
            <text:p>3,59</text:p>
          </table:table-cell>
          <table:table-cell office:value-type="percentage" office:value="0.73135953033465895" table:style-name="ce8">
            <text:p>73%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C</text:p>
          </table:table-cell>
          <table:table-cell office:value-type="float" office:value="2.76" table:style-name="ce6">
            <text:p>2,76</text:p>
          </table:table-cell>
          <table:table-cell office:value-type="percentage" office:value="0.80025951794783501" table:style-name="ce8">
            <text:p>80%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D</text:p>
          </table:table-cell>
          <table:table-cell office:value-type="float" office:value="4.16" table:style-name="ce6">
            <text:p>4,16</text:p>
          </table:table-cell>
          <table:table-cell office:value-type="percentage" office:value="0.98211684571787305" table:style-name="ce8">
            <text:p>98%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E</text:p>
          </table:table-cell>
          <table:table-cell office:value-type="float" office:value="3.54" table:style-name="ce6">
            <text:p>3,54</text:p>
          </table:table-cell>
          <table:table-cell office:value-type="percentage" office:value="0.60088948562460298" table:style-name="ce8">
            <text:p>60%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  <table:table table:name="Sheet8" table:style-name="ta2">
        <table:table-column table:style-name="co13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36" number:language="pl" number:country="PL">
      <number:number number:min-integer-digits="1"/>
    </number:number-style>
    <number:date-style style:name="N37" number:language="pl" number:country="PL">
      <number:year number:style="long"/>
      <number:text>-</number:text>
      <number:month number:style="long"/>
      <number:text>-</number:text>
      <number:day number:style="long"/>
    </number:date-style>
    <number:number-style style:name="N38" number:language="pl" number:country="PL">
      <number:number number:decimal-places="2" number:min-integer-digits="1" number:grouping="true"/>
    </number:number-style>
    <number:percentage-style style:name="N39" number:language="pl" number:country="PL">
      <number:number number:decimal-places="0" number:min-integer-digits="1"/>
      <number:text>%</number:text>
    </number:percentage-style>
    <number:currency-style style:name="N40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40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40P0"/>
    </number:currency-style>
    <style:style style:name="Excel_32_Built-in_32_Percent" style:display-name="Excel Built-in Percent" style:family="table-cell" style:data-style-name="N39">
      <style:table-cell-properties style:vertical-align="automatic" fo:background-color="transparent"/>
    </style:style>
    <style:style style:name="Heading" style:family="table-cell" style:data-style-name="N36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ichał</meta:initial-creator>
    <dc:creator>Kowalski Ryszard</dc:creator>
    <meta:creation-date>2013-01-05T14:33:57Z</meta:creation-date>
    <dc:date>2017-12-15T18:44:43Z</dc:date>
    <meta:editing-cycles>22</meta:editing-cycles>
    <meta:editing-duration>PT732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">
      <number:number number:decimal-places="0" number:min-integer-digits="1" number:grouping="true"/>
    </number:number-style>
    <number:date-style style:name="N40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685" draw:opacity="100%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false" chart:visible="true" chart:logarithmic="false" chart:maximum="50000" chart:minimum="45000" chart:origin="0" chart:interval-major="1000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0d0d0d" svg:stroke-opacity="100%" draw:stroke-linejoin="round"/>
    </style:style>
    <style:style style:family="chart" style:name="Axs1" style:data-style-name="N4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GMi1">
      <style:graphic-properties draw:fill="none" draw:stroke="solid" svg:stroke-width="0.01042in" svg:stroke-color="#9ab5e4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c2e0ae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685" draw:opacity="100%" draw:stroke="solid" svg:stroke-width="0.01042in" svg:stroke-color="#b3b3b3" svg:stroke-opacity="100%" draw:stroke-linejoin="round"/>
    </style:style>
  </office:automatic-styles>
  <office:body>
    <office:chart>
      <chart:chart chart:class="chart:line" svg:height="321.731968503937pt" svg:width="532.0345669291338pt" chart:style-name="Crt0">
        <chart:title svg:x="182.6545669291339pt" svg:y="8.81496062992126pt" chart:style-name="CT00">
          <text:p text:style-name="a0" text:class-names="" text:cond-style-name="">Indeks WIG</text:p>
        </chart:title>
        <chart:legend chart:legend-position="end" chart:legend-align="center" chart:style-name="Lgnd"/>
        <chart:plot-area svg:x="39.28606299212598pt" svg:y="64.59566929133858pt" svg:width="392.265905511811pt" svg:height="222.8966929133858pt" chart:style-name="Plt0">
          <chart:axis chart:dimension="y" chart:name="primary-y" chart:style-name="Axs0">
            <chart:title svg:x="14.25748031496063pt" svg:y="187.7502362204724pt" chart:style-name="AT00">
              <text:p text:style-name="a1" text:class-names="" text:cond-style-name="">Ceny</text:p>
            </chart:title>
            <chart:grid chart:class="major" chart:style-name="GMa0"/>
          </chart:axis>
          <chart:axis chart:dimension="x" chart:name="primary-x" chart:style-name="Axs1">
            <chart:title svg:x="224.038346456693pt" svg:y="293.9265354330709pt" chart:style-name="AT01">
              <text:p text:style-name="a2" text:class-names="" text:cond-style-name="">Data</text:p>
            </chart:title>
            <chart:categories table:cell-range-address="1__Giełda.$A$2:.$A$22"/>
            <chart:grid chart:class="minor" chart:style-name="GMi1"/>
          </chart:axis>
          <chart:series chart:label-cell-address="1__Giełda.$B$1" chart:values-cell-range-address="1__Giełda.$B$2:.$B$22" chart:class="chart:line" chart:attached-axis="primary-y" chart:style-name="G0S0">
            <chart:data-point chart:repeated="2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9bbb59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8064a2" draw:opacity="100%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 style:data-style-name="N0">
      <style:chart-properties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tru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94.2pt" svg:width="526.8002362204724pt" chart:style-name="Crt0">
        <chart:title chart:style-name="CT00">
          <text:p text:style-name="a0" text:class-names="" text:cond-style-name="">Wybory samorządowe</text:p>
        </chart:title>
        <chart:legend chart:legend-position="end" chart:legend-align="center" chart:style-name="Lgnd"/>
        <chart:plot-area chart:style-name="Plt0">
          <chart:axis chart:dimension="x">
            <chart:categories table:cell-range-address="2__Wybory.$A$2:.$A$5"/>
          </chart:axis>
          <chart:axis chart:dimension="y"/>
          <chart:series chart:label-cell-address="2__Wybory.$B$1" chart:values-cell-range-address="2__Wybory.$B$2:.$B$5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41" number:language="pl" number:country="PL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1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1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89.2002362204724pt" svg:width="651.0002362204724pt" chart:style-name="Crt0">
        <chart:title chart:style-name="CT00">
          <text:p text:style-name="a0" text:class-names="" text:cond-style-name="">y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3__Matematyczne_I.$B$1" chart:values-cell-range-address="3__Matematyczne_I.$B$2:.$B$102" chart:class="chart:scatter" chart:attached-axis="primary-y" chart:style-name="G0S0">
            <chart:domain table:cell-range-address="3__Matematyczne_I.$A$2:.$A$102"/>
            <chart:data-point chart:repeated="10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41" number:language="pl" number:country="PL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1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1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25in" svg:stroke-color="#be4b48" svg:stroke-opacity="100%" draw:stroke-linejoin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25in" svg:stroke-color="#98b954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84.6994488188976pt" svg:width="616.200472440944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4__Matematyczne_II.$B$1" chart:values-cell-range-address="4__Matematyczne_II.$B$2:.$B$146" chart:class="chart:scatter" chart:attached-axis="primary-y" chart:style-name="G0S0">
            <chart:domain table:cell-range-address="4__Matematyczne_II.$A$2:.$A$146"/>
            <chart:data-point chart:repeated="145"/>
          </chart:series>
          <chart:series chart:label-cell-address="4__Matematyczne_II.$C$1" chart:values-cell-range-address="4__Matematyczne_II.$C$2:.$C$146" chart:class="chart:scatter" chart:attached-axis="primary-y" chart:style-name="G0S1">
            <chart:domain table:cell-range-address="4__Matematyczne_II.$A$2:.$A$146"/>
            <chart:data-point chart:repeated="145"/>
          </chart:series>
          <chart:series chart:label-cell-address="4__Matematyczne_II.$D$1" chart:values-cell-range-address="4__Matematyczne_II.$D$2:.$D$146" chart:class="chart:scatter" chart:attached-axis="primary-y" chart:style-name="G0S2">
            <chart:domain table:cell-range-address="4__Matematyczne_II.$A$2:.$A$146"/>
            <chart:data-point chart:repeated="14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41" number:language="pl" number:country="PL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amed-symbol" chart:symbol-name="square" chart:symbol-width="0.04167in" chart:symbol-height="0.04167in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1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1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4167in" chart:symbol-height="0.04167in" chart:connect-bars="false" chart:solid-type="cuboid"/>
      <style:graphic-properties draw:fill="none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84.7002362204724pt" svg:width="691.7996850393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5__Pomiary.$B$1" chart:values-cell-range-address="5__Pomiary.$B$2:.$B$32" chart:class="chart:scatter" chart:attached-axis="primary-y" chart:style-name="G0S0">
            <chart:domain table:cell-range-address="5__Pomiary.$A$2:.$A$32"/>
            <chart:data-point chart:repeated="31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1" number:language="pl" number:country="PL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P0">
      <style:graphic-properties draw:fill="solid" draw:fill-color="#376092" draw:opacity="100%" draw:stroke="none"/>
    </style:style>
    <style:style style:family="chart" style:name="G0S0P1">
      <style:graphic-properties draw:fill="solid" draw:fill-color="#e46c0a" draw:opacity="100%" draw:stroke="none"/>
    </style:style>
    <style:style style:family="chart" style:name="G0S0P2">
      <style:graphic-properties draw:fill="solid" draw:fill-color="#ffff00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1">
      <style:chart-properties chart:gap-width="150" chart:overlap="0" chart:link-data-style-to-source="true" chart:visible="true" chart:logarithmic="tru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G0S0P3">
      <style:graphic-properties draw:fill="solid" draw:fill-color="#36ea50" draw:opacity="100%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996633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ff0000" draw:opacity="100%" draw:stroke="none"/>
    </style:style>
    <style:style style:family="chart" style:name="G0S0P5">
      <style:graphic-properties draw:fill="solid" draw:fill-color="#61a8ff" draw:opacity="100%" draw:stroke="none"/>
    </style:style>
    <style:style style:family="chart" style:name="G0S0P6">
      <style:graphic-properties draw:fill="solid" draw:fill-color="#000000" draw:opacity="100%" draw:stroke="none"/>
    </style:style>
    <style:style style:family="chart" style:name="G0S0P7">
      <style:graphic-properties draw:fill="solid" draw:fill-color="#92d05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bar" svg:height="298.7999212598425pt" svg:width="705.6pt" chart:style-name="Crt0">
        <chart:title chart:style-name="CT00">
          <text:p text:style-name="a0" text:class-names="" text:cond-style-name="">Częstość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6__Nazwiska.$A$2:.$A$9"/>
          </chart:axis>
          <chart:series chart:label-cell-address="6__Nazwiska.$B$1" chart:values-cell-range-address="6__Nazwiska.$B$2:.$B$9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1" number:language="pl" number:country="PL">
      <number:number number:min-integer-digits="1"/>
    </number:number-style>
    <number:percentage-style style:name="N42" number:language="pl" number:country="PL">
      <number:number number:decimal-places="0" number:min-integer-digits="1"/>
      <number:text>%</number:text>
    </number:percentag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25in" svg:stroke-color="#ff0000" svg:stroke-opacity="100%" draw:stroke-linejoin="round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1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376092" draw:opacity="100%" draw:stroke="none"/>
    </style:style>
    <style:style style:family="chart" style:name="Axs2" style:data-style-name="N42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91.2996850393701pt" svg:width="677.39968503937pt" chart:style-name="Crt0">
        <chart:legend svg:x="328.0771653543307pt" svg:y="18.76874015748032pt" chart:style-name="Lgnd"/>
        <chart:plot-area svg:x="23.37905511811024pt" svg:y="8.870393700787401pt" svg:width="624.8058267716535pt" svg:height="268.695826771653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7__Klasyfikacja.$A$2:.$A$11"/>
          </chart:axis>
          <chart:axis chart:dimension="y" chart:name="secondary-y" chart:style-name="Axs2"/>
          <chart:axis chart:dimension="x" chart:name="secondary-X" chart:style-name="Axs3">
            <chart:categories table:cell-range-address="7__Klasyfikacja.$A$2:.$A$11"/>
          </chart:axis>
          <chart:series chart:label-cell-address="7__Klasyfikacja.$B$1" chart:values-cell-range-address="7__Klasyfikacja.$B$2:.$B$11" chart:class="chart:bar" chart:attached-axis="primary-y" chart:style-name="G0S0">
            <chart:data-point chart:repeated="10"/>
          </chart:series>
          <chart:series chart:label-cell-address="7__Klasyfikacja.$C$1" chart:values-cell-range-address="7__Klasyfikacja.$C$2:.$C$11" chart:class="chart:line" chart:attached-axis="secondary-y" chart:style-name="G1S0">
            <chart:data-point chart:repeated="10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